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/>總　　計</text:p>
          </table:table-cell>
          <table:table-cell table:style-name="ce13" table:formula="of:=[.B5]+[.B30]" office:value-type="float" office:value="7545954" calcext:value-type="float">
            <text:p>7,545,954</text:p>
          </table:table-cell>
          <table:table-cell table:style-name="ce17" table:formula="of:=[.C5]+[.C30]" office:value-type="float" office:value="22983286" calcext:value-type="float">
            <text:p>22,983,286</text:p>
          </table:table-cell>
          <table:table-cell table:style-name="ce17" table:formula="of:=[.D5]+[.D30]" office:value-type="float" office:value="11613900" calcext:value-type="float">
            <text:p>11,613,900</text:p>
          </table:table-cell>
          <table:table-cell table:style-name="ce17" table:formula="of:=[.E5]+[.E30]" office:value-type="float" office:value="11369386" calcext:value-type="float">
            <text:p>11,369,3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/>臺灣地區</text:p>
          </table:table-cell>
          <table:table-cell table:style-name="ce13" table:formula="of:=[.B6]+[.B28]+[.B29]" office:value-type="float" office:value="7514501" calcext:value-type="float">
            <text:p>7,514,501</text:p>
          </table:table-cell>
          <table:table-cell table:style-name="ce17" table:formula="of:=[.C6]+[.C28]+[.C29]" office:value-type="float" office:value="22890532" calcext:value-type="float">
            <text:p>22,890,532</text:p>
          </table:table-cell>
          <table:table-cell table:style-name="ce17" table:formula="of:=[.D6]+[.D28]+[.D29]" office:value-type="float" office:value="11564007" calcext:value-type="float">
            <text:p>11,564,007</text:p>
          </table:table-cell>
          <table:table-cell table:style-name="ce17" table:formula="of:=[.E6]+[.E28]+[.E29]" office:value-type="float" office:value="11326525" calcext:value-type="float">
            <text:p>11,326,5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/>臺 <text:s/>灣 <text:s/>省</text:p>
          </table:table-cell>
          <table:table-cell table:style-name="ce13" table:formula="of:=SUM([.B7:.B27])" office:value-type="float" office:value="6001384" calcext:value-type="float">
            <text:p>6,001,384</text:p>
          </table:table-cell>
          <table:table-cell table:style-name="ce17" table:formula="of:=SUM([.C7:.C27])" office:value-type="float" office:value="18737223" calcext:value-type="float">
            <text:p>18,737,223</text:p>
          </table:table-cell>
          <table:table-cell table:style-name="ce17" table:formula="of:=SUM([.D7:.D27])" office:value-type="float" office:value="9529835" calcext:value-type="float">
            <text:p>9,529,835</text:p>
          </table:table-cell>
          <table:table-cell table:style-name="ce17" table:formula="of:=SUM([.E7:.E27])" office:value-type="float" office:value="9207388" calcext:value-type="float">
            <text:p>9,207,38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15725" calcext:value-type="float">
            <text:p>1,315,725</text:p>
          </table:table-cell>
          <table:table-cell table:style-name="ce17" table:formula="of:=[$臺北縣.C4]" office:value-type="float" office:value="3806380" calcext:value-type="float">
            <text:p>3,806,380</text:p>
          </table:table-cell>
          <table:table-cell table:style-name="ce17" table:formula="of:=[$臺北縣.D4]" office:value-type="float" office:value="1902124" calcext:value-type="float">
            <text:p>1,902,124</text:p>
          </table:table-cell>
          <table:table-cell table:style-name="ce17" table:formula="of:=[$臺北縣.E4]" office:value-type="float" office:value="1904256" calcext:value-type="float">
            <text:p>1,904,2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7697" calcext:value-type="float">
            <text:p>147,697</text:p>
          </table:table-cell>
          <table:table-cell table:style-name="ce17" table:formula="of:=[$宜蘭縣.C4]" office:value-type="float" office:value="460992" calcext:value-type="float">
            <text:p>460,992</text:p>
          </table:table-cell>
          <table:table-cell table:style-name="ce17" table:formula="of:=[$宜蘭縣.D4]" office:value-type="float" office:value="236000" calcext:value-type="float">
            <text:p>236,000</text:p>
          </table:table-cell>
          <table:table-cell table:style-name="ce17" table:formula="of:=[$宜蘭縣.E4]" office:value-type="float" office:value="224992" calcext:value-type="float">
            <text:p>224,99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23855" calcext:value-type="float">
            <text:p>623,855</text:p>
          </table:table-cell>
          <table:table-cell table:style-name="ce17" table:formula="of:=[$桃園縣.C4]" office:value-type="float" office:value="1941878" calcext:value-type="float">
            <text:p>1,941,878</text:p>
          </table:table-cell>
          <table:table-cell table:style-name="ce17" table:formula="of:=[$桃園縣.D4]" office:value-type="float" office:value="984386" calcext:value-type="float">
            <text:p>984,386</text:p>
          </table:table-cell>
          <table:table-cell table:style-name="ce17" table:formula="of:=[$桃園縣.E4]" office:value-type="float" office:value="957492" calcext:value-type="float">
            <text:p>957,49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48850" calcext:value-type="float">
            <text:p>148,850</text:p>
          </table:table-cell>
          <table:table-cell table:style-name="ce17" table:formula="of:=[$新竹縣.C4]" office:value-type="float" office:value="497975" calcext:value-type="float">
            <text:p>497,975</text:p>
          </table:table-cell>
          <table:table-cell table:style-name="ce17" table:formula="of:=[$新竹縣.D4]" office:value-type="float" office:value="257553" calcext:value-type="float">
            <text:p>257,553</text:p>
          </table:table-cell>
          <table:table-cell table:style-name="ce17" table:formula="of:=[$新竹縣.E4]" office:value-type="float" office:value="240422" calcext:value-type="float">
            <text:p>240,42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4049" calcext:value-type="float">
            <text:p>164,049</text:p>
          </table:table-cell>
          <table:table-cell table:style-name="ce17" table:formula="of:=[$苗栗縣.C4]" office:value-type="float" office:value="559920" calcext:value-type="float">
            <text:p>559,920</text:p>
          </table:table-cell>
          <table:table-cell table:style-name="ce17" table:formula="of:=[$苗栗縣.D4]" office:value-type="float" office:value="292234" calcext:value-type="float">
            <text:p>292,234</text:p>
          </table:table-cell>
          <table:table-cell table:style-name="ce17" table:formula="of:=[$苗栗縣.E4]" office:value-type="float" office:value="267686" calcext:value-type="float">
            <text:p>267,6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4966" calcext:value-type="float">
            <text:p>444,966</text:p>
          </table:table-cell>
          <table:table-cell table:style-name="ce17" table:formula="of:=[$臺中縣.C4]" office:value-type="float" office:value="1552711" calcext:value-type="float">
            <text:p>1,552,711</text:p>
          </table:table-cell>
          <table:table-cell table:style-name="ce17" table:formula="of:=[$臺中縣.D4]" office:value-type="float" office:value="789918" calcext:value-type="float">
            <text:p>789,918</text:p>
          </table:table-cell>
          <table:table-cell table:style-name="ce17" table:formula="of:=[$臺中縣.E4]" office:value-type="float" office:value="762793" calcext:value-type="float">
            <text:p>762,7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49427" calcext:value-type="float">
            <text:p>349,427</text:p>
          </table:table-cell>
          <table:table-cell table:style-name="ce17" table:formula="of:=[$彰化縣.C4]" office:value-type="float" office:value="1313669" calcext:value-type="float">
            <text:p>1,313,669</text:p>
          </table:table-cell>
          <table:table-cell table:style-name="ce17" table:formula="of:=[$彰化縣.D4]" office:value-type="float" office:value="677122" calcext:value-type="float">
            <text:p>677,122</text:p>
          </table:table-cell>
          <table:table-cell table:style-name="ce17" table:formula="of:=[$彰化縣.E4]" office:value-type="float" office:value="636547" calcext:value-type="float">
            <text:p>636,5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4886" calcext:value-type="float">
            <text:p>164,886</text:p>
          </table:table-cell>
          <table:table-cell table:style-name="ce17" table:formula="of:=[$南投縣.C4]" office:value-type="float" office:value="533170" calcext:value-type="float">
            <text:p>533,170</text:p>
          </table:table-cell>
          <table:table-cell table:style-name="ce17" table:formula="of:=[$南投縣.D4]" office:value-type="float" office:value="275914" calcext:value-type="float">
            <text:p>275,914</text:p>
          </table:table-cell>
          <table:table-cell table:style-name="ce17" table:formula="of:=[$南投縣.E4]" office:value-type="float" office:value="257256" calcext:value-type="float">
            <text:p>257,2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0143" calcext:value-type="float">
            <text:p>220,143</text:p>
          </table:table-cell>
          <table:table-cell table:style-name="ce17" table:formula="of:=[$雲林縣.C4]" office:value-type="float" office:value="725491" calcext:value-type="float">
            <text:p>725,491</text:p>
          </table:table-cell>
          <table:table-cell table:style-name="ce17" table:formula="of:=[$雲林縣.D4]" office:value-type="float" office:value="380752" calcext:value-type="float">
            <text:p>380,752</text:p>
          </table:table-cell>
          <table:table-cell table:style-name="ce17" table:formula="of:=[$雲林縣.E4]" office:value-type="float" office:value="344739" calcext:value-type="float">
            <text:p>344,73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69624" calcext:value-type="float">
            <text:p>169,624</text:p>
          </table:table-cell>
          <table:table-cell table:style-name="ce17" table:formula="of:=[$嘉義縣.C4]" office:value-type="float" office:value="549828" calcext:value-type="float">
            <text:p>549,828</text:p>
          </table:table-cell>
          <table:table-cell table:style-name="ce17" table:formula="of:=[$嘉義縣.D4]" office:value-type="float" office:value="288253" calcext:value-type="float">
            <text:p>288,253</text:p>
          </table:table-cell>
          <table:table-cell table:style-name="ce17" table:formula="of:=[$嘉義縣.E4]" office:value-type="float" office:value="261575" calcext:value-type="float">
            <text:p>261,57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4576" calcext:value-type="float">
            <text:p>354,576</text:p>
          </table:table-cell>
          <table:table-cell table:style-name="ce17" table:formula="of:=[$臺南縣.C4]" office:value-type="float" office:value="1104906" calcext:value-type="float">
            <text:p>1,104,906</text:p>
          </table:table-cell>
          <table:table-cell table:style-name="ce17" table:formula="of:=[$臺南縣.D4]" office:value-type="float" office:value="566726" calcext:value-type="float">
            <text:p>566,726</text:p>
          </table:table-cell>
          <table:table-cell table:style-name="ce17" table:formula="of:=[$臺南縣.E4]" office:value-type="float" office:value="538180" calcext:value-type="float">
            <text:p>538,1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6111" calcext:value-type="float">
            <text:p>416,111</text:p>
          </table:table-cell>
          <table:table-cell table:style-name="ce17" table:formula="of:=[$高雄縣.C4]" office:value-type="float" office:value="1243463" calcext:value-type="float">
            <text:p>1,243,463</text:p>
          </table:table-cell>
          <table:table-cell table:style-name="ce17" table:formula="of:=[$高雄縣.D4]" office:value-type="float" office:value="640089" calcext:value-type="float">
            <text:p>640,089</text:p>
          </table:table-cell>
          <table:table-cell table:style-name="ce17" table:formula="of:=[$高雄縣.E4]" office:value-type="float" office:value="603374" calcext:value-type="float">
            <text:p>603,3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7643" calcext:value-type="float">
            <text:p>267,643</text:p>
          </table:table-cell>
          <table:table-cell table:style-name="ce17" table:formula="of:=[$屏東縣.C4]" office:value-type="float" office:value="887914" calcext:value-type="float">
            <text:p>887,914</text:p>
          </table:table-cell>
          <table:table-cell table:style-name="ce17" table:formula="of:=[$屏東縣.D4]" office:value-type="float" office:value="458805" calcext:value-type="float">
            <text:p>458,805</text:p>
          </table:table-cell>
          <table:table-cell table:style-name="ce17" table:formula="of:=[$屏東縣.E4]" office:value-type="float" office:value="429109" calcext:value-type="float">
            <text:p>429,10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005" calcext:value-type="float">
            <text:p>78,005</text:p>
          </table:table-cell>
          <table:table-cell table:style-name="ce18" table:formula="of:=[$臺東縣.C4]" office:value-type="float" office:value="233176" calcext:value-type="float">
            <text:p>233,176</text:p>
          </table:table-cell>
          <table:table-cell table:style-name="ce17" table:formula="of:=[$臺東縣.D4]" office:value-type="float" office:value="122846" calcext:value-type="float">
            <text:p>122,846</text:p>
          </table:table-cell>
          <table:table-cell table:style-name="ce17" table:formula="of:=[$臺東縣.E4]" office:value-type="float" office:value="110330" calcext:value-type="float">
            <text:p>110,33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7280" calcext:value-type="float">
            <text:p>117,280</text:p>
          </table:table-cell>
          <table:table-cell table:style-name="ce17" table:formula="of:=[$花蓮縣.C4]" office:value-type="float" office:value="342898" calcext:value-type="float">
            <text:p>342,898</text:p>
          </table:table-cell>
          <table:table-cell table:style-name="ce17" table:formula="of:=[$花蓮縣.D4]" office:value-type="float" office:value="177999" calcext:value-type="float">
            <text:p>177,999</text:p>
          </table:table-cell>
          <table:table-cell table:style-name="ce17" table:formula="of:=[$花蓮縣.E4]" office:value-type="float" office:value="164899" calcext:value-type="float">
            <text:p>164,8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0658" calcext:value-type="float">
            <text:p>30,658</text:p>
          </table:table-cell>
          <table:table-cell table:style-name="ce17" table:formula="of:=[$澎湖縣.C4]" office:value-type="float" office:value="92415" calcext:value-type="float">
            <text:p>92,415</text:p>
          </table:table-cell>
          <table:table-cell table:style-name="ce17" table:formula="of:=[$澎湖縣.D4]" office:value-type="float" office:value="47704" calcext:value-type="float">
            <text:p>47,704</text:p>
          </table:table-cell>
          <table:table-cell table:style-name="ce17" table:formula="of:=[$澎湖縣.E4]" office:value-type="float" office:value="44711" calcext:value-type="float">
            <text:p>44,71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2826" calcext:value-type="float">
            <text:p>142,826</text:p>
          </table:table-cell>
          <table:table-cell table:style-name="ce17" table:formula="of:=[$基隆市.C4]" office:value-type="float" office:value="389730" calcext:value-type="float">
            <text:p>389,730</text:p>
          </table:table-cell>
          <table:table-cell table:style-name="ce17" table:formula="of:=[$基隆市.D4]" office:value-type="float" office:value="197346" calcext:value-type="float">
            <text:p>197,346</text:p>
          </table:table-cell>
          <table:table-cell table:style-name="ce17" table:formula="of:=[$基隆市.E4]" office:value-type="float" office:value="192384" calcext:value-type="float">
            <text:p>192,3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1149" calcext:value-type="float">
            <text:p>131,149</text:p>
          </table:table-cell>
          <table:table-cell table:style-name="ce17" table:formula="of:=[$新竹市.C4]" office:value-type="float" office:value="401108" calcext:value-type="float">
            <text:p>401,108</text:p>
          </table:table-cell>
          <table:table-cell table:style-name="ce17" table:formula="of:=[$新竹市.D4]" office:value-type="float" office:value="200527" calcext:value-type="float">
            <text:p>200,527</text:p>
          </table:table-cell>
          <table:table-cell table:style-name="ce17" table:formula="of:=[$新竹市.E4]" office:value-type="float" office:value="200581" calcext:value-type="float">
            <text:p>200,58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3820" calcext:value-type="float">
            <text:p>363,820</text:p>
          </table:table-cell>
          <table:table-cell table:style-name="ce17" table:formula="of:=[$臺中市.C4]" office:value-type="float" office:value="1059821" calcext:value-type="float">
            <text:p>1,059,821</text:p>
          </table:table-cell>
          <table:table-cell table:style-name="ce17" table:formula="of:=[$臺中市.D4]" office:value-type="float" office:value="517463" calcext:value-type="float">
            <text:p>517,463</text:p>
          </table:table-cell>
          <table:table-cell table:style-name="ce17" table:formula="of:=[$臺中市.E4]" office:value-type="float" office:value="542358" calcext:value-type="float">
            <text:p>542,35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1631" calcext:value-type="float">
            <text:p>91,631</text:p>
          </table:table-cell>
          <table:table-cell table:style-name="ce17" table:formula="of:=[$嘉義市.C4]" office:value-type="float" office:value="273486" calcext:value-type="float">
            <text:p>273,486</text:p>
          </table:table-cell>
          <table:table-cell table:style-name="ce17" table:formula="of:=[$嘉義市.D4]" office:value-type="float" office:value="135245" calcext:value-type="float">
            <text:p>135,245</text:p>
          </table:table-cell>
          <table:table-cell table:style-name="ce17" table:formula="of:=[$嘉義市.E4]" office:value-type="float" office:value="138241" calcext:value-type="float">
            <text:p>138,2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58463" calcext:value-type="float">
            <text:p>258,463</text:p>
          </table:table-cell>
          <table:table-cell table:style-name="ce17" table:formula="of:=[$臺南市.C4]" office:value-type="float" office:value="766292" calcext:value-type="float">
            <text:p>766,292</text:p>
          </table:table-cell>
          <table:table-cell table:style-name="ce17" table:formula="of:=[$臺南市.D4]" office:value-type="float" office:value="380829" calcext:value-type="float">
            <text:p>380,829</text:p>
          </table:table-cell>
          <table:table-cell table:style-name="ce17" table:formula="of:=[$臺南市.E4]" office:value-type="float" office:value="385463" calcext:value-type="float">
            <text:p>385,46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s/>臺 北 市</text:p>
          </table:table-cell>
          <table:table-cell table:style-name="ce13" table:formula="of:=[$臺北市.B4]" office:value-type="float" office:value="949432" calcext:value-type="float">
            <text:p>949,432</text:p>
          </table:table-cell>
          <table:table-cell table:style-name="ce17" table:formula="of:=[$臺北市.C4]" office:value-type="float" office:value="2630966" calcext:value-type="float">
            <text:p>2,630,966</text:p>
          </table:table-cell>
          <table:table-cell table:style-name="ce17" table:formula="of:=[$臺北市.D4]" office:value-type="float" office:value="1277234" calcext:value-type="float">
            <text:p>1,277,234</text:p>
          </table:table-cell>
          <table:table-cell table:style-name="ce17" table:formula="of:=[$臺北市.E4]" office:value-type="float" office:value="1353732" calcext:value-type="float">
            <text:p>1,353,73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s/>高 雄 市</text:p>
          </table:table-cell>
          <table:table-cell table:style-name="ce13" table:formula="of:=[$高雄市.B4]" office:value-type="float" office:value="563685" calcext:value-type="float">
            <text:p>563,685</text:p>
          </table:table-cell>
          <table:table-cell table:style-name="ce17" table:formula="of:=[$高雄市.C4]" office:value-type="float" office:value="1522343" calcext:value-type="float">
            <text:p>1,522,343</text:p>
          </table:table-cell>
          <table:table-cell table:style-name="ce17" table:formula="of:=[$高雄市.D4]" office:value-type="float" office:value="756938" calcext:value-type="float">
            <text:p>756,938</text:p>
          </table:table-cell>
          <table:table-cell table:style-name="ce17" table:formula="of:=[$高雄市.E4]" office:value-type="float" office:value="765405" calcext:value-type="float">
            <text:p>765,40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s/>福 建 省</text:p>
          </table:table-cell>
          <table:table-cell table:style-name="ce13" table:formula="of:=[.B31]+[.B32]" office:value-type="float" office:value="31453" calcext:value-type="float">
            <text:p>31,453</text:p>
          </table:table-cell>
          <table:table-cell table:style-name="ce17" table:formula="of:=[.C31]+[.C32]" office:value-type="float" office:value="92754" calcext:value-type="float">
            <text:p>92,754</text:p>
          </table:table-cell>
          <table:table-cell table:style-name="ce17" table:formula="of:=[.D31]+[.D32]" office:value-type="float" office:value="49893" calcext:value-type="float">
            <text:p>49,893</text:p>
          </table:table-cell>
          <table:table-cell table:style-name="ce17" table:formula="of:=[.E31]+[.E32]" office:value-type="float" office:value="42861" calcext:value-type="float">
            <text:p>42,86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520" calcext:value-type="float">
            <text:p>29,520</text:p>
          </table:table-cell>
          <table:table-cell table:style-name="ce17" table:formula="of:=[$金門縣.C4]" office:value-type="float" office:value="82768" calcext:value-type="float">
            <text:p>82,768</text:p>
          </table:table-cell>
          <table:table-cell table:style-name="ce17" table:formula="of:=[$金門縣.D4]" office:value-type="float" office:value="44058" calcext:value-type="float">
            <text:p>44,058</text:p>
          </table:table-cell>
          <table:table-cell table:style-name="ce17" table:formula="of:=[$金門縣.E4]" office:value-type="float" office:value="38710" calcext:value-type="float">
            <text:p>38,71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33" calcext:value-type="float">
            <text:p>1,933</text:p>
          </table:table-cell>
          <table:table-cell table:style-name="ce19" table:formula="of:=[$連江縣.C4]" office:value-type="float" office:value="9986" calcext:value-type="float">
            <text:p>9,986</text:p>
          </table:table-cell>
          <table:table-cell table:style-name="ce19" table:formula="of:=[$連江縣.D4]" office:value-type="float" office:value="5835" calcext:value-type="float">
            <text:p>5,835</text:p>
          </table:table-cell>
          <table:table-cell table:style-name="ce19" table:formula="of:=[$連江縣.E4]" office:value-type="float" office:value="4151" calcext:value-type="float">
            <text:p>4,151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5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15725" calcext:value-type="float">
            <text:p>1,315,725</text:p>
          </table:table-cell>
          <table:table-cell table:style-name="ce37" table:formula="of:=SUM([.C5:.C33])" office:value-type="float" office:value="3806380" calcext:value-type="float">
            <text:p>3,806,380</text:p>
          </table:table-cell>
          <table:table-cell table:style-name="ce38" table:formula="of:=SUM([.D5:.D33])" office:value-type="float" office:value="1902124" calcext:value-type="float">
            <text:p>1,902,124</text:p>
          </table:table-cell>
          <table:table-cell table:style-name="ce44" table:formula="of:=SUM([.E5:.E33])" office:value-type="float" office:value="1904256" calcext:value-type="float">
            <text:p>1,904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3990" calcext:value-type="float">
            <text:p>183,990</text:p>
          </table:table-cell>
          <table:table-cell table:style-name="ce37" table:formula="of:=SUM([.D5:.E5])" office:value-type="float" office:value="548949" calcext:value-type="float">
            <text:p>548,949</text:p>
          </table:table-cell>
          <table:table-cell table:style-name="ce38" office:value-type="float" office:value="273512" calcext:value-type="float">
            <text:p>273,512</text:p>
          </table:table-cell>
          <table:table-cell table:style-name="ce45" office:value-type="float" office:value="275437" calcext:value-type="float">
            <text:p>275,4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1159" calcext:value-type="float">
            <text:p>131,159</text:p>
          </table:table-cell>
          <table:table-cell table:style-name="ce37" table:formula="of:=SUM([.D6:.E6])" office:value-type="float" office:value="383570" calcext:value-type="float">
            <text:p>383,570</text:p>
          </table:table-cell>
          <table:table-cell table:style-name="ce38" office:value-type="float" office:value="192304" calcext:value-type="float">
            <text:p>192,304</text:p>
          </table:table-cell>
          <table:table-cell table:style-name="ce45" office:value-type="float" office:value="191266" calcext:value-type="float">
            <text:p>191,2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7923" calcext:value-type="float">
            <text:p>87,923</text:p>
          </table:table-cell>
          <table:table-cell table:style-name="ce37" table:formula="of:=SUM([.D7:.E7])" office:value-type="float" office:value="236904" calcext:value-type="float">
            <text:p>236,904</text:p>
          </table:table-cell>
          <table:table-cell table:style-name="ce38" office:value-type="float" office:value="114255" calcext:value-type="float">
            <text:p>114,255</text:p>
          </table:table-cell>
          <table:table-cell table:style-name="ce45" office:value-type="float" office:value="122649" calcext:value-type="float">
            <text:p>122,6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6668" calcext:value-type="float">
            <text:p>146,668</text:p>
          </table:table-cell>
          <table:table-cell table:style-name="ce37" table:formula="of:=SUM([.D8:.E8])" office:value-type="float" office:value="409525" calcext:value-type="float">
            <text:p>409,525</text:p>
          </table:table-cell>
          <table:table-cell table:style-name="ce38" office:value-type="float" office:value="203629" calcext:value-type="float">
            <text:p>203,629</text:p>
          </table:table-cell>
          <table:table-cell table:style-name="ce45" office:value-type="float" office:value="205896" calcext:value-type="float">
            <text:p>205,8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29811" calcext:value-type="float">
            <text:p>129,811</text:p>
          </table:table-cell>
          <table:table-cell table:style-name="ce37" table:formula="of:=SUM([.D9:.E9])" office:value-type="float" office:value="396751" calcext:value-type="float">
            <text:p>396,751</text:p>
          </table:table-cell>
          <table:table-cell table:style-name="ce38" office:value-type="float" office:value="197026" calcext:value-type="float">
            <text:p>197,026</text:p>
          </table:table-cell>
          <table:table-cell table:style-name="ce45" office:value-type="float" office:value="199725" calcext:value-type="float">
            <text:p>199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0723" calcext:value-type="float">
            <text:p>110,723</text:p>
          </table:table-cell>
          <table:table-cell table:style-name="ce37" table:formula="of:=SUM([.D10:.E10])" office:value-type="float" office:value="290782" calcext:value-type="float">
            <text:p>290,782</text:p>
          </table:table-cell>
          <table:table-cell table:style-name="ce38" office:value-type="float" office:value="143534" calcext:value-type="float">
            <text:p>143,534</text:p>
          </table:table-cell>
          <table:table-cell table:style-name="ce45" office:value-type="float" office:value="147248" calcext:value-type="float">
            <text:p>147,2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8520" calcext:value-type="float">
            <text:p>78,520</text:p>
          </table:table-cell>
          <table:table-cell table:style-name="ce37" table:formula="of:=SUM([.D11:.E11])" office:value-type="float" office:value="237648" calcext:value-type="float">
            <text:p>237,648</text:p>
          </table:table-cell>
          <table:table-cell table:style-name="ce38" office:value-type="float" office:value="119322" calcext:value-type="float">
            <text:p>119,322</text:p>
          </table:table-cell>
          <table:table-cell table:style-name="ce45" office:value-type="float" office:value="118326" calcext:value-type="float">
            <text:p>118,3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1603" calcext:value-type="float">
            <text:p>61,603</text:p>
          </table:table-cell>
          <table:table-cell table:style-name="ce37" table:formula="of:=SUM([.D12:.E12])" office:value-type="float" office:value="192738" calcext:value-type="float">
            <text:p>192,738</text:p>
          </table:table-cell>
          <table:table-cell table:style-name="ce38" office:value-type="float" office:value="95873" calcext:value-type="float">
            <text:p>95,873</text:p>
          </table:table-cell>
          <table:table-cell table:style-name="ce45" office:value-type="float" office:value="96865" calcext:value-type="float">
            <text:p>96,8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127" calcext:value-type="float">
            <text:p>74,127</text:p>
          </table:table-cell>
          <table:table-cell table:style-name="ce37" table:formula="of:=SUM([.D13:.E13])" office:value-type="float" office:value="181278" calcext:value-type="float">
            <text:p>181,278</text:p>
          </table:table-cell>
          <table:table-cell table:style-name="ce41" office:value-type="float" office:value="90628" calcext:value-type="float">
            <text:p>90,628</text:p>
          </table:table-cell>
          <table:table-cell table:style-name="ce45" office:value-type="float" office:value="90650" calcext:value-type="float">
            <text:p>90,6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2845" calcext:value-type="float">
            <text:p>52,845</text:p>
          </table:table-cell>
          <table:table-cell table:style-name="ce37" table:formula="of:=SUM([.D14:.E14])" office:value-type="float" office:value="165777" calcext:value-type="float">
            <text:p>165,777</text:p>
          </table:table-cell>
          <table:table-cell table:style-name="ce38" office:value-type="float" office:value="84005" calcext:value-type="float">
            <text:p>84,005</text:p>
          </table:table-cell>
          <table:table-cell table:style-name="ce45" office:value-type="float" office:value="81772" calcext:value-type="float">
            <text:p>81,7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5837" calcext:value-type="float">
            <text:p>25,837</text:p>
          </table:table-cell>
          <table:table-cell table:style-name="ce37" table:formula="of:=SUM([.D15:.E15])" office:value-type="float" office:value="85945" calcext:value-type="float">
            <text:p>85,945</text:p>
          </table:table-cell>
          <table:table-cell table:style-name="ce38" office:value-type="float" office:value="43800" calcext:value-type="float">
            <text:p>43,800</text:p>
          </table:table-cell>
          <table:table-cell table:style-name="ce37" office:value-type="float" office:value="42145" calcext:value-type="float">
            <text:p>42,1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1104" calcext:value-type="float">
            <text:p>31,104</text:p>
          </table:table-cell>
          <table:table-cell table:style-name="ce37" table:formula="of:=SUM([.D16:.E16])" office:value-type="float" office:value="95927" calcext:value-type="float">
            <text:p>95,927</text:p>
          </table:table-cell>
          <table:table-cell table:style-name="ce38" office:value-type="float" office:value="49449" calcext:value-type="float">
            <text:p>49,449</text:p>
          </table:table-cell>
          <table:table-cell table:style-name="ce45" office:value-type="float" office:value="46478" calcext:value-type="float">
            <text:p>46,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0089" calcext:value-type="float">
            <text:p>50,089</text:p>
          </table:table-cell>
          <table:table-cell table:style-name="ce37" table:formula="of:=SUM([.D17:.E17])" office:value-type="float" office:value="133022" calcext:value-type="float">
            <text:p>133,022</text:p>
          </table:table-cell>
          <table:table-cell table:style-name="ce38" office:value-type="float" office:value="65383" calcext:value-type="float">
            <text:p>65,383</text:p>
          </table:table-cell>
          <table:table-cell table:style-name="ce45" office:value-type="float" office:value="67639" calcext:value-type="float">
            <text:p>67,6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492" calcext:value-type="float">
            <text:p>15,492</text:p>
          </table:table-cell>
          <table:table-cell table:style-name="ce37" table:formula="of:=SUM([.D18:.E18])" office:value-type="float" office:value="43376" calcext:value-type="float">
            <text:p>43,376</text:p>
          </table:table-cell>
          <table:table-cell table:style-name="ce38" office:value-type="float" office:value="22239" calcext:value-type="float">
            <text:p>22,239</text:p>
          </table:table-cell>
          <table:table-cell table:style-name="ce45" office:value-type="float" office:value="21137" calcext:value-type="float">
            <text:p>21,1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651" calcext:value-type="float">
            <text:p>25,651</text:p>
          </table:table-cell>
          <table:table-cell table:style-name="ce37" table:formula="of:=SUM([.D19:.E19])" office:value-type="float" office:value="77467" calcext:value-type="float">
            <text:p>77,467</text:p>
          </table:table-cell>
          <table:table-cell table:style-name="ce38" office:value-type="float" office:value="39459" calcext:value-type="float">
            <text:p>39,459</text:p>
          </table:table-cell>
          <table:table-cell table:style-name="ce45" office:value-type="float" office:value="38008" calcext:value-type="float">
            <text:p>38,0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4699" calcext:value-type="float">
            <text:p>24,699</text:p>
          </table:table-cell>
          <table:table-cell table:style-name="ce38" table:formula="of:=SUM([.D20:.E20])" office:value-type="float" office:value="74765" calcext:value-type="float">
            <text:p>74,765</text:p>
          </table:table-cell>
          <table:table-cell table:style-name="ce42" office:value-type="float" office:value="37845" calcext:value-type="float">
            <text:p>37,845</text:p>
          </table:table-cell>
          <table:table-cell table:style-name="ce45" office:value-type="float" office:value="36920" calcext:value-type="float">
            <text:p>36,9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3170" calcext:value-type="float">
            <text:p>23,170</text:p>
          </table:table-cell>
          <table:table-cell table:style-name="ce37" table:formula="of:=SUM([.D21:.E21])" office:value-type="float" office:value="68877" calcext:value-type="float">
            <text:p>68,877</text:p>
          </table:table-cell>
          <table:table-cell table:style-name="ce38" office:value-type="float" office:value="34361" calcext:value-type="float">
            <text:p>34,361</text:p>
          </table:table-cell>
          <table:table-cell table:style-name="ce45" office:value-type="float" office:value="34516" calcext:value-type="float">
            <text:p>34,5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264" calcext:value-type="float">
            <text:p>8,264</text:p>
          </table:table-cell>
          <table:table-cell table:style-name="ce37" table:formula="of:=SUM([.D22:.E22])" office:value-type="float" office:value="22550" calcext:value-type="float">
            <text:p>22,550</text:p>
          </table:table-cell>
          <table:table-cell table:style-name="ce38" office:value-type="float" office:value="11468" calcext:value-type="float">
            <text:p>11,468</text:p>
          </table:table-cell>
          <table:table-cell table:style-name="ce45" office:value-type="float" office:value="11082" calcext:value-type="float">
            <text:p>11,0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46" calcext:value-type="float">
            <text:p>3,146</text:p>
          </table:table-cell>
          <table:table-cell table:style-name="ce37" table:formula="of:=SUM([.D23:.E23])" office:value-type="float" office:value="7850" calcext:value-type="float">
            <text:p>7,850</text:p>
          </table:table-cell>
          <table:table-cell table:style-name="ce38" office:value-type="float" office:value="4364" calcext:value-type="float">
            <text:p>4,364</text:p>
          </table:table-cell>
          <table:table-cell table:style-name="ce45" office:value-type="float" office:value="3486" calcext:value-type="float">
            <text:p>3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68" calcext:value-type="float">
            <text:p>2,368</text:p>
          </table:table-cell>
          <table:table-cell table:style-name="ce37" table:formula="of:=SUM([.D24:.E24])" office:value-type="float" office:value="6563" calcext:value-type="float">
            <text:p>6,563</text:p>
          </table:table-cell>
          <table:table-cell table:style-name="ce38" office:value-type="float" office:value="3686" calcext:value-type="float">
            <text:p>3,686</text:p>
          </table:table-cell>
          <table:table-cell table:style-name="ce45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558" calcext:value-type="float">
            <text:p>8,558</text:p>
          </table:table-cell>
          <table:table-cell table:style-name="ce37" table:formula="of:=SUM([.D25:.E25])" office:value-type="float" office:value="23582" calcext:value-type="float">
            <text:p>23,582</text:p>
          </table:table-cell>
          <table:table-cell table:style-name="ce38" office:value-type="float" office:value="12269" calcext:value-type="float">
            <text:p>12,269</text:p>
          </table:table-cell>
          <table:table-cell table:style-name="ce45" office:value-type="float" office:value="11313" calcext:value-type="float">
            <text:p>11,3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680" calcext:value-type="float">
            <text:p>3,680</text:p>
          </table:table-cell>
          <table:table-cell table:style-name="ce37" table:formula="of:=SUM([.D26:.E26])" office:value-type="float" office:value="11855" calcext:value-type="float">
            <text:p>11,855</text:p>
          </table:table-cell>
          <table:table-cell table:style-name="ce38" office:value-type="float" office:value="6292" calcext:value-type="float">
            <text:p>6,292</text:p>
          </table:table-cell>
          <table:table-cell table:style-name="ce45" office:value-type="float" office:value="5563" calcext:value-type="float">
            <text:p>5,5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139" calcext:value-type="float">
            <text:p>11,139</text:p>
          </table:table-cell>
          <table:table-cell table:style-name="ce37" table:formula="of:=SUM([.D27:.E27])" office:value-type="float" office:value="32776" calcext:value-type="float">
            <text:p>32,776</text:p>
          </table:table-cell>
          <table:table-cell table:style-name="ce38" office:value-type="float" office:value="16811" calcext:value-type="float">
            <text:p>16,811</text:p>
          </table:table-cell>
          <table:table-cell table:style-name="ce45" office:value-type="float" office:value="15965" calcext:value-type="float">
            <text:p>15,9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7" table:formula="of:=SUM([.D28:.E28])" office:value-type="float" office:value="5587" calcext:value-type="float">
            <text:p>5,587</text:p>
          </table:table-cell>
          <table:table-cell table:style-name="ce38" office:value-type="float" office:value="3128" calcext:value-type="float">
            <text:p>3,128</text:p>
          </table:table-cell>
          <table:table-cell table:style-name="ce45" office:value-type="float" office:value="2459" calcext:value-type="float">
            <text:p>2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796" calcext:value-type="float">
            <text:p>3,796</text:p>
          </table:table-cell>
          <table:table-cell table:style-name="ce37" table:formula="of:=SUM([.D29:.E29])" office:value-type="float" office:value="9929" calcext:value-type="float">
            <text:p>9,929</text:p>
          </table:table-cell>
          <table:table-cell table:style-name="ce38" office:value-type="float" office:value="5370" calcext:value-type="float">
            <text:p>5,370</text:p>
          </table:table-cell>
          <table:table-cell table:style-name="ce45" office:value-type="float" office:value="4559" calcext:value-type="float">
            <text:p>4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15" calcext:value-type="float">
            <text:p>4,315</text:p>
          </table:table-cell>
          <table:table-cell table:style-name="ce37" table:formula="of:=SUM([.D30:.E30])" office:value-type="float" office:value="13993" calcext:value-type="float">
            <text:p>13,993</text:p>
          </table:table-cell>
          <table:table-cell table:style-name="ce38" office:value-type="float" office:value="7281" calcext:value-type="float">
            <text:p>7,281</text:p>
          </table:table-cell>
          <table:table-cell table:style-name="ce45" office:value-type="float" office:value="6712" calcext:value-type="float">
            <text:p>6,7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42" calcext:value-type="float">
            <text:p>6,442</text:p>
          </table:table-cell>
          <table:table-cell table:style-name="ce37" table:formula="of:=SUM([.D31:.E31])" office:value-type="float" office:value="22235" calcext:value-type="float">
            <text:p>22,235</text:p>
          </table:table-cell>
          <table:table-cell table:style-name="ce38" office:value-type="float" office:value="11333" calcext:value-type="float">
            <text:p>11,333</text:p>
          </table:table-cell>
          <table:table-cell table:style-name="ce45" office:value-type="float" office:value="10902" calcext:value-type="float">
            <text:p>10,9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613" calcext:value-type="float">
            <text:p>6,613</text:p>
          </table:table-cell>
          <table:table-cell table:style-name="ce37" table:formula="of:=SUM([.D32:.E32])" office:value-type="float" office:value="20741" calcext:value-type="float">
            <text:p>20,741</text:p>
          </table:table-cell>
          <table:table-cell table:style-name="ce38" office:value-type="float" office:value="10712" calcext:value-type="float">
            <text:p>10,712</text:p>
          </table:table-cell>
          <table:table-cell table:style-name="ce37" office:value-type="float" office:value="10029" calcext:value-type="float">
            <text:p>10,02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9" table:formula="of:=SUM([.D33:.E33])" office:value-type="float" office:value="5418" calcext:value-type="float">
            <text:p>5,418</text:p>
          </table:table-cell>
          <table:table-cell table:style-name="ce43" office:value-type="float" office:value="2786" calcext:value-type="float">
            <text:p>2786</text:p>
          </table:table-cell>
          <table:table-cell table:style-name="ce46" office:value-type="float" office:value="2632" calcext:value-type="float">
            <text:p>2632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7697" calcext:value-type="float">
            <text:p>147,697</text:p>
          </table:table-cell>
          <table:table-cell table:style-name="ce51" table:formula="of:=SUM([.C5:.C16])" office:value-type="float" office:value="460992" calcext:value-type="float">
            <text:p>460,992</text:p>
          </table:table-cell>
          <table:table-cell table:style-name="ce38" table:formula="of:=SUM([.D5:.D16])" office:value-type="float" office:value="236000" calcext:value-type="float">
            <text:p>236,000</text:p>
          </table:table-cell>
          <table:table-cell table:style-name="ce45" table:formula="of:=SUM([.E5:.E16])" office:value-type="float" office:value="224992" calcext:value-type="float">
            <text:p>224,9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067" calcext:value-type="float">
            <text:p>32,067</text:p>
          </table:table-cell>
          <table:table-cell table:style-name="ce38" table:formula="of:=SUM([.D5:.E5])" office:value-type="float" office:value="96097" calcext:value-type="float">
            <text:p>96,097</text:p>
          </table:table-cell>
          <table:table-cell table:style-name="ce38" office:value-type="float" office:value="47557" calcext:value-type="float">
            <text:p>47,557</text:p>
          </table:table-cell>
          <table:table-cell table:style-name="ce45" office:value-type="float" office:value="48540" calcext:value-type="float">
            <text:p>48,5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211" calcext:value-type="float">
            <text:p>24,211</text:p>
          </table:table-cell>
          <table:table-cell table:style-name="ce38" table:formula="of:=SUM([.D6:.E6])" office:value-type="float" office:value="74118" calcext:value-type="float">
            <text:p>74,118</text:p>
          </table:table-cell>
          <table:table-cell table:style-name="ce38" office:value-type="float" office:value="35680" calcext:value-type="float">
            <text:p>35,680</text:p>
          </table:table-cell>
          <table:table-cell table:style-name="ce45" office:value-type="float" office:value="38438" calcext:value-type="float">
            <text:p>38,4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179" calcext:value-type="float">
            <text:p>13,179</text:p>
          </table:table-cell>
          <table:table-cell table:style-name="ce38" table:formula="of:=SUM([.D7:.E7])" office:value-type="float" office:value="43553" calcext:value-type="float">
            <text:p>43,553</text:p>
          </table:table-cell>
          <table:table-cell table:style-name="ce38" office:value-type="float" office:value="22496" calcext:value-type="float">
            <text:p>22,496</text:p>
          </table:table-cell>
          <table:table-cell table:style-name="ce45" office:value-type="float" office:value="21057" calcext:value-type="float">
            <text:p>21,0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291" calcext:value-type="float">
            <text:p>9,291</text:p>
          </table:table-cell>
          <table:table-cell table:style-name="ce38" table:formula="of:=SUM([.D8:.E8])" office:value-type="float" office:value="31517" calcext:value-type="float">
            <text:p>31,517</text:p>
          </table:table-cell>
          <table:table-cell table:style-name="ce38" office:value-type="float" office:value="16374" calcext:value-type="float">
            <text:p>16,374</text:p>
          </table:table-cell>
          <table:table-cell table:style-name="ce45" office:value-type="float" office:value="15143" calcext:value-type="float">
            <text:p>15,1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745" calcext:value-type="float">
            <text:p>11,745</text:p>
          </table:table-cell>
          <table:table-cell table:style-name="ce38" table:formula="of:=SUM([.D9:.E9])" office:value-type="float" office:value="35891" calcext:value-type="float">
            <text:p>35,891</text:p>
          </table:table-cell>
          <table:table-cell table:style-name="ce38" office:value-type="float" office:value="18857" calcext:value-type="float">
            <text:p>18,857</text:p>
          </table:table-cell>
          <table:table-cell table:style-name="ce45" office:value-type="float" office:value="17034" calcext:value-type="float">
            <text:p>17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8" table:formula="of:=SUM([.D10:.E10])" office:value-type="float" office:value="25146" calcext:value-type="float">
            <text:p>25,146</text:p>
          </table:table-cell>
          <table:table-cell table:style-name="ce38" office:value-type="float" office:value="13306" calcext:value-type="float">
            <text:p>13,306</text:p>
          </table:table-cell>
          <table:table-cell table:style-name="ce45" office:value-type="float" office:value="11840" calcext:value-type="float">
            <text:p>11,8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292" calcext:value-type="float">
            <text:p>10,292</text:p>
          </table:table-cell>
          <table:table-cell table:style-name="ce38" table:formula="of:=SUM([.D11:.E11])" office:value-type="float" office:value="32323" calcext:value-type="float">
            <text:p>32,323</text:p>
          </table:table-cell>
          <table:table-cell table:style-name="ce38" office:value-type="float" office:value="17378" calcext:value-type="float">
            <text:p>17,378</text:p>
          </table:table-cell>
          <table:table-cell table:style-name="ce45" office:value-type="float" office:value="14945" calcext:value-type="float">
            <text:p>14,9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367" calcext:value-type="float">
            <text:p>16,367</text:p>
          </table:table-cell>
          <table:table-cell table:style-name="ce38" table:formula="of:=SUM([.D12:.E12])" office:value-type="float" office:value="51436" calcext:value-type="float">
            <text:p>51,436</text:p>
          </table:table-cell>
          <table:table-cell table:style-name="ce38" office:value-type="float" office:value="26626" calcext:value-type="float">
            <text:p>26,626</text:p>
          </table:table-cell>
          <table:table-cell table:style-name="ce45" office:value-type="float" office:value="24810" calcext:value-type="float">
            <text:p>24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230" calcext:value-type="float">
            <text:p>12,230</text:p>
          </table:table-cell>
          <table:table-cell table:style-name="ce38" table:formula="of:=SUM([.D13:.E13])" office:value-type="float" office:value="38048" calcext:value-type="float">
            <text:p>38,048</text:p>
          </table:table-cell>
          <table:table-cell table:style-name="ce38" office:value-type="float" office:value="19877" calcext:value-type="float">
            <text:p>19,877</text:p>
          </table:table-cell>
          <table:table-cell table:style-name="ce45" office:value-type="float" office:value="18171" calcext:value-type="float">
            <text:p>18,1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8" table:formula="of:=SUM([.D14:.E14])" office:value-type="float" office:value="21221" calcext:value-type="float">
            <text:p>21,221</text:p>
          </table:table-cell>
          <table:table-cell table:style-name="ce38" office:value-type="float" office:value="11517" calcext:value-type="float">
            <text:p>11,517</text:p>
          </table:table-cell>
          <table:table-cell table:style-name="ce45" office:value-type="float" office:value="9704" calcext:value-type="float">
            <text:p>9,7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8" table:formula="of:=SUM([.D15:.E15])" office:value-type="float" office:value="5815" calcext:value-type="float">
            <text:p>5,815</text:p>
          </table:table-cell>
          <table:table-cell table:style-name="ce38" office:value-type="float" office:value="3219" calcext:value-type="float">
            <text:p>3,219</text:p>
          </table:table-cell>
          <table:table-cell table:style-name="ce45" office:value-type="float" office:value="2596" calcext:value-type="float">
            <text:p>2,59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15" calcext:value-type="float">
            <text:p>1,715</text:p>
          </table:table-cell>
          <table:table-cell table:style-name="ce39" table:formula="of:=SUM([.D16:.E16])" office:value-type="float" office:value="5827" calcext:value-type="float">
            <text:p>5,827</text:p>
          </table:table-cell>
          <table:table-cell table:style-name="ce39" office:value-type="float" office:value="3113" calcext:value-type="float">
            <text:p>3,113</text:p>
          </table:table-cell>
          <table:table-cell table:style-name="ce52" office:value-type="float" office:value="2714" calcext:value-type="float">
            <text:p>2,71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23855" calcext:value-type="float">
            <text:p>623,855</text:p>
          </table:table-cell>
          <table:table-cell table:style-name="ce44" table:formula="of:=SUM([.C5:.C17])" office:value-type="float" office:value="1941878" calcext:value-type="float">
            <text:p>1,941,878</text:p>
          </table:table-cell>
          <table:table-cell table:style-name="ce38" table:formula="of:=SUM([.D5:.D17])" office:value-type="float" office:value="984386" calcext:value-type="float">
            <text:p>984,386</text:p>
          </table:table-cell>
          <table:table-cell table:style-name="ce45" table:formula="of:=SUM([.E5:.E17])" office:value-type="float" office:value="957492" calcext:value-type="float">
            <text:p>957,4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4063" calcext:value-type="float">
            <text:p>134,063</text:p>
          </table:table-cell>
          <table:table-cell table:style-name="ce38" table:formula="of:=SUM([.D5:.E5])" office:value-type="float" office:value="393740" calcext:value-type="float">
            <text:p>393,740</text:p>
          </table:table-cell>
          <table:table-cell table:style-name="ce38" office:value-type="float" office:value="193596" calcext:value-type="float">
            <text:p>193,596</text:p>
          </table:table-cell>
          <table:table-cell table:style-name="ce45" office:value-type="float" office:value="200144" calcext:value-type="float">
            <text:p>200,1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7612" calcext:value-type="float">
            <text:p>117,612</text:p>
          </table:table-cell>
          <table:table-cell table:style-name="ce38" table:formula="of:=SUM([.D6:.E6])" office:value-type="float" office:value="359735" calcext:value-type="float">
            <text:p>359,735</text:p>
          </table:table-cell>
          <table:table-cell table:style-name="ce38" office:value-type="float" office:value="180714" calcext:value-type="float">
            <text:p>180,714</text:p>
          </table:table-cell>
          <table:table-cell table:style-name="ce45" office:value-type="float" office:value="179021" calcext:value-type="float">
            <text:p>179,0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2029" calcext:value-type="float">
            <text:p>62,029</text:p>
          </table:table-cell>
          <table:table-cell table:style-name="ce38" table:formula="of:=SUM([.D7:.E7])" office:value-type="float" office:value="203683" calcext:value-type="float">
            <text:p>203,683</text:p>
          </table:table-cell>
          <table:table-cell table:style-name="ce38" office:value-type="float" office:value="103047" calcext:value-type="float">
            <text:p>103,047</text:p>
          </table:table-cell>
          <table:table-cell table:style-name="ce45" office:value-type="float" office:value="100636" calcext:value-type="float">
            <text:p>100,6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3540" calcext:value-type="float">
            <text:p>53,540</text:p>
          </table:table-cell>
          <table:table-cell table:style-name="ce38" table:formula="of:=SUM([.D8:.E8])" office:value-type="float" office:value="172251" calcext:value-type="float">
            <text:p>172,251</text:p>
          </table:table-cell>
          <table:table-cell table:style-name="ce38" office:value-type="float" office:value="88335" calcext:value-type="float">
            <text:p>88,335</text:p>
          </table:table-cell>
          <table:table-cell table:style-name="ce45" office:value-type="float" office:value="83916" calcext:value-type="float">
            <text:p>83,9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650" calcext:value-type="float">
            <text:p>27,650</text:p>
          </table:table-cell>
          <table:table-cell table:style-name="ce38" table:formula="of:=SUM([.D9:.E9])" office:value-type="float" office:value="90609" calcext:value-type="float">
            <text:p>90,609</text:p>
          </table:table-cell>
          <table:table-cell table:style-name="ce38" office:value-type="float" office:value="46841" calcext:value-type="float">
            <text:p>46,841</text:p>
          </table:table-cell>
          <table:table-cell table:style-name="ce45" office:value-type="float" office:value="43768" calcext:value-type="float">
            <text:p>43,7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4376" calcext:value-type="float">
            <text:p>44,376</text:p>
          </table:table-cell>
          <table:table-cell table:style-name="ce38" table:formula="of:=SUM([.D10:.E10])" office:value-type="float" office:value="143497" calcext:value-type="float">
            <text:p>143,497</text:p>
          </table:table-cell>
          <table:table-cell table:style-name="ce38" office:value-type="float" office:value="73498" calcext:value-type="float">
            <text:p>73,498</text:p>
          </table:table-cell>
          <table:table-cell table:style-name="ce45" office:value-type="float" office:value="69999" calcext:value-type="float">
            <text:p>69,9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3514" calcext:value-type="float">
            <text:p>43,514</text:p>
          </table:table-cell>
          <table:table-cell table:style-name="ce38" table:formula="of:=SUM([.D11:.E11])" office:value-type="float" office:value="133196" calcext:value-type="float">
            <text:p>133,196</text:p>
          </table:table-cell>
          <table:table-cell table:style-name="ce38" office:value-type="float" office:value="67234" calcext:value-type="float">
            <text:p>67,234</text:p>
          </table:table-cell>
          <table:table-cell table:style-name="ce45" office:value-type="float" office:value="65962" calcext:value-type="float">
            <text:p>65,9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3810" calcext:value-type="float">
            <text:p>23,810</text:p>
          </table:table-cell>
          <table:table-cell table:style-name="ce38" table:formula="of:=SUM([.D12:.E12])" office:value-type="float" office:value="79724" calcext:value-type="float">
            <text:p>79,724</text:p>
          </table:table-cell>
          <table:table-cell table:style-name="ce38" office:value-type="float" office:value="41588" calcext:value-type="float">
            <text:p>41,588</text:p>
          </table:table-cell>
          <table:table-cell table:style-name="ce45" office:value-type="float" office:value="38136" calcext:value-type="float">
            <text:p>38,1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347" calcext:value-type="float">
            <text:p>46,347</text:p>
          </table:table-cell>
          <table:table-cell table:style-name="ce38" table:formula="of:=SUM([.D13:.E13])" office:value-type="float" office:value="132182" calcext:value-type="float">
            <text:p>132,182</text:p>
          </table:table-cell>
          <table:table-cell table:style-name="ce38" office:value-type="float" office:value="67541" calcext:value-type="float">
            <text:p>67,541</text:p>
          </table:table-cell>
          <table:table-cell table:style-name="ce45" office:value-type="float" office:value="64641" calcext:value-type="float">
            <text:p>64,6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4808" calcext:value-type="float">
            <text:p>34,808</text:p>
          </table:table-cell>
          <table:table-cell table:style-name="ce38" table:formula="of:=SUM([.D14:.E14])" office:value-type="float" office:value="113082" calcext:value-type="float">
            <text:p>113,082</text:p>
          </table:table-cell>
          <table:table-cell table:style-name="ce38" office:value-type="float" office:value="57758" calcext:value-type="float">
            <text:p>57,758</text:p>
          </table:table-cell>
          <table:table-cell table:style-name="ce45" office:value-type="float" office:value="55324" calcext:value-type="float">
            <text:p>55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426" calcext:value-type="float">
            <text:p>14,426</text:p>
          </table:table-cell>
          <table:table-cell table:style-name="ce38" table:formula="of:=SUM([.D15:.E15])" office:value-type="float" office:value="49832" calcext:value-type="float">
            <text:p>49,832</text:p>
          </table:table-cell>
          <table:table-cell table:style-name="ce38" office:value-type="float" office:value="26595" calcext:value-type="float">
            <text:p>26,595</text:p>
          </table:table-cell>
          <table:table-cell table:style-name="ce45" office:value-type="float" office:value="23237" calcext:value-type="float">
            <text:p>23,2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094" calcext:value-type="float">
            <text:p>18,094</text:p>
          </table:table-cell>
          <table:table-cell table:style-name="ce38" table:formula="of:=SUM([.D16:.E16])" office:value-type="float" office:value="59870" calcext:value-type="float">
            <text:p>59,870</text:p>
          </table:table-cell>
          <table:table-cell table:style-name="ce38" office:value-type="float" office:value="31733" calcext:value-type="float">
            <text:p>31,733</text:p>
          </table:table-cell>
          <table:table-cell table:style-name="ce45" office:value-type="float" office:value="28137" calcext:value-type="float">
            <text:p>28,13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86" calcext:value-type="float">
            <text:p>3,586</text:p>
          </table:table-cell>
          <table:table-cell table:style-name="ce39" table:formula="of:=SUM([.D17:.E17])" office:value-type="float" office:value="10477" calcext:value-type="float">
            <text:p>10,477</text:p>
          </table:table-cell>
          <table:table-cell table:style-name="ce39" office:value-type="float" office:value="5906" calcext:value-type="float">
            <text:p>5,906</text:p>
          </table:table-cell>
          <table:table-cell table:style-name="ce52" office:value-type="float" office:value="4571" calcext:value-type="float">
            <text:p>4,57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48850" calcext:value-type="float">
            <text:p>148,850</text:p>
          </table:table-cell>
          <table:table-cell table:style-name="ce66" table:formula="of:=SUM([.C5:.C17])" office:value-type="float" office:value="497975" calcext:value-type="float">
            <text:p>497,975</text:p>
          </table:table-cell>
          <table:table-cell table:style-name="ce67" table:formula="of:=SUM([.D5:.D17])" office:value-type="float" office:value="257553" calcext:value-type="float">
            <text:p>257,553</text:p>
          </table:table-cell>
          <table:table-cell table:style-name="ce72" table:formula="of:=SUM([.E5:.E17])" office:value-type="float" office:value="240422" calcext:value-type="float">
            <text:p>240,42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0392" calcext:value-type="float">
            <text:p>40,392</text:p>
          </table:table-cell>
          <table:table-cell table:style-name="ce38" table:formula="of:=SUM([.D5:.E5])" office:value-type="float" office:value="127902" calcext:value-type="float">
            <text:p>127,902</text:p>
          </table:table-cell>
          <table:table-cell table:style-name="ce38" office:value-type="float" office:value="64478" calcext:value-type="float">
            <text:p>64,478</text:p>
          </table:table-cell>
          <table:table-cell table:style-name="ce45" office:value-type="float" office:value="63424" calcext:value-type="float">
            <text:p>63,42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890" calcext:value-type="float">
            <text:p>8,890</text:p>
          </table:table-cell>
          <table:table-cell table:style-name="ce67" table:formula="of:=SUM([.D6:.E6])" office:value-type="float" office:value="32594" calcext:value-type="float">
            <text:p>32,594</text:p>
          </table:table-cell>
          <table:table-cell table:style-name="ce67" office:value-type="float" office:value="17414" calcext:value-type="float">
            <text:p>17,414</text:p>
          </table:table-cell>
          <table:table-cell table:style-name="ce72" office:value-type="float" office:value="15180" calcext:value-type="float">
            <text:p>15,18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9921" calcext:value-type="float">
            <text:p>9,921</text:p>
          </table:table-cell>
          <table:table-cell table:style-name="ce67" table:formula="of:=SUM([.D7:.E7])" office:value-type="float" office:value="36085" calcext:value-type="float">
            <text:p>36,085</text:p>
          </table:table-cell>
          <table:table-cell table:style-name="ce67" office:value-type="float" office:value="19150" calcext:value-type="float">
            <text:p>19,150</text:p>
          </table:table-cell>
          <table:table-cell table:style-name="ce72" office:value-type="float" office:value="16935" calcext:value-type="float">
            <text:p>16,93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8931" calcext:value-type="float">
            <text:p>28,931</text:p>
          </table:table-cell>
          <table:table-cell table:style-name="ce67" table:formula="of:=SUM([.D8:.E8])" office:value-type="float" office:value="96652" calcext:value-type="float">
            <text:p>96,652</text:p>
          </table:table-cell>
          <table:table-cell table:style-name="ce67" office:value-type="float" office:value="48856" calcext:value-type="float">
            <text:p>48,856</text:p>
          </table:table-cell>
          <table:table-cell table:style-name="ce72" office:value-type="float" office:value="47796" calcext:value-type="float">
            <text:p>47,79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162" calcext:value-type="float">
            <text:p>22,162</text:p>
          </table:table-cell>
          <table:table-cell table:style-name="ce67" table:formula="of:=SUM([.D9:.E9])" office:value-type="float" office:value="74507" calcext:value-type="float">
            <text:p>74,507</text:p>
          </table:table-cell>
          <table:table-cell table:style-name="ce67" office:value-type="float" office:value="38226" calcext:value-type="float">
            <text:p>38,226</text:p>
          </table:table-cell>
          <table:table-cell table:style-name="ce72" office:value-type="float" office:value="36281" calcext:value-type="float">
            <text:p>36,28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197" calcext:value-type="float">
            <text:p>4,197</text:p>
          </table:table-cell>
          <table:table-cell table:style-name="ce67" table:formula="of:=SUM([.D10:.E10])" office:value-type="float" office:value="14629" calcext:value-type="float">
            <text:p>14,629</text:p>
          </table:table-cell>
          <table:table-cell table:style-name="ce67" office:value-type="float" office:value="7983" calcext:value-type="float">
            <text:p>7,983</text:p>
          </table:table-cell>
          <table:table-cell table:style-name="ce72" office:value-type="float" office:value="6646" calcext:value-type="float">
            <text:p>6,64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691" calcext:value-type="float">
            <text:p>14,691</text:p>
          </table:table-cell>
          <table:table-cell table:style-name="ce67" table:formula="of:=SUM([.D11:.E11])" office:value-type="float" office:value="51988" calcext:value-type="float">
            <text:p>51,988</text:p>
          </table:table-cell>
          <table:table-cell table:style-name="ce67" office:value-type="float" office:value="26989" calcext:value-type="float">
            <text:p>26,989</text:p>
          </table:table-cell>
          <table:table-cell table:style-name="ce72" office:value-type="float" office:value="24999" calcext:value-type="float">
            <text:p>24,99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5978" calcext:value-type="float">
            <text:p>5,978</text:p>
          </table:table-cell>
          <table:table-cell table:style-name="ce67" table:formula="of:=SUM([.D12:.E12])" office:value-type="float" office:value="20807" calcext:value-type="float">
            <text:p>20,807</text:p>
          </table:table-cell>
          <table:table-cell table:style-name="ce67" office:value-type="float" office:value="10977" calcext:value-type="float">
            <text:p>10,977</text:p>
          </table:table-cell>
          <table:table-cell table:style-name="ce72" office:value-type="float" office:value="9830" calcext:value-type="float">
            <text:p>9,83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69" calcext:value-type="float">
            <text:p>4,469</text:p>
          </table:table-cell>
          <table:table-cell table:style-name="ce67" table:formula="of:=SUM([.D13:.E13])" office:value-type="float" office:value="13746" calcext:value-type="float">
            <text:p>13,746</text:p>
          </table:table-cell>
          <table:table-cell table:style-name="ce67" office:value-type="float" office:value="7438" calcext:value-type="float">
            <text:p>7,438</text:p>
          </table:table-cell>
          <table:table-cell table:style-name="ce72" office:value-type="float" office:value="6308" calcext:value-type="float">
            <text:p>6,30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2976" calcext:value-type="float">
            <text:p>2,976</text:p>
          </table:table-cell>
          <table:table-cell table:style-name="ce67" table:formula="of:=SUM([.D14:.E14])" office:value-type="float" office:value="10301" calcext:value-type="float">
            <text:p>10,301</text:p>
          </table:table-cell>
          <table:table-cell table:style-name="ce67" office:value-type="float" office:value="5588" calcext:value-type="float">
            <text:p>5,588</text:p>
          </table:table-cell>
          <table:table-cell table:style-name="ce72" office:value-type="float" office:value="4713" calcext:value-type="float">
            <text:p>4,71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1998" calcext:value-type="float">
            <text:p>1,998</text:p>
          </table:table-cell>
          <table:table-cell table:style-name="ce67" table:formula="of:=SUM([.D15:.E15])" office:value-type="float" office:value="6156" calcext:value-type="float">
            <text:p>6,156</text:p>
          </table:table-cell>
          <table:table-cell table:style-name="ce67" office:value-type="float" office:value="3424" calcext:value-type="float">
            <text:p>3,424</text:p>
          </table:table-cell>
          <table:table-cell table:style-name="ce72" office:value-type="float" office:value="2732" calcext:value-type="float">
            <text:p>2,73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85" calcext:value-type="float">
            <text:p>2,585</text:p>
          </table:table-cell>
          <table:table-cell table:style-name="ce67" table:formula="of:=SUM([.D16:.E16])" office:value-type="float" office:value="8189" calcext:value-type="float">
            <text:p>8,189</text:p>
          </table:table-cell>
          <table:table-cell table:style-name="ce67" office:value-type="float" office:value="4513" calcext:value-type="float">
            <text:p>4,513</text:p>
          </table:table-cell>
          <table:table-cell table:style-name="ce72" office:value-type="float" office:value="3676" calcext:value-type="float">
            <text:p>3,676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0" calcext:value-type="float">
            <text:p>1,660</text:p>
          </table:table-cell>
          <table:table-cell table:style-name="ce68" table:formula="of:=SUM([.D17:.E17])" office:value-type="float" office:value="4419" calcext:value-type="float">
            <text:p>4,419</text:p>
          </table:table-cell>
          <table:table-cell table:style-name="ce68" office:value-type="float" office:value="2517" calcext:value-type="float">
            <text:p>2,517</text:p>
          </table:table-cell>
          <table:table-cell table:style-name="ce73" office:value-type="float" office:value="1902" calcext:value-type="float">
            <text:p>1,90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4049" calcext:value-type="float">
            <text:p>164,049</text:p>
          </table:table-cell>
          <table:table-cell table:style-name="ce44" table:formula="of:=SUM([.C5:.C22])" office:value-type="float" office:value="559920" calcext:value-type="float">
            <text:p>559,920</text:p>
          </table:table-cell>
          <table:table-cell table:style-name="ce38" table:formula="of:=SUM([.D5:.D22])" office:value-type="float" office:value="292234" calcext:value-type="float">
            <text:p>292,234</text:p>
          </table:table-cell>
          <table:table-cell table:style-name="ce45" table:formula="of:=SUM([.E5:.E22])" office:value-type="float" office:value="267686" calcext:value-type="float">
            <text:p>267,6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019" calcext:value-type="float">
            <text:p>28,019</text:p>
          </table:table-cell>
          <table:table-cell table:style-name="ce38" table:formula="of:=SUM([.D5:.E5])" office:value-type="float" office:value="91185" calcext:value-type="float">
            <text:p>91,185</text:p>
          </table:table-cell>
          <table:table-cell table:style-name="ce38" office:value-type="float" office:value="46202" calcext:value-type="float">
            <text:p>46,202</text:p>
          </table:table-cell>
          <table:table-cell table:style-name="ce45" office:value-type="float" office:value="44983" calcext:value-type="float">
            <text:p>44,9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299" calcext:value-type="float">
            <text:p>13,299</text:p>
          </table:table-cell>
          <table:table-cell table:style-name="ce38" table:formula="of:=SUM([.D6:.E6])" office:value-type="float" office:value="48970" calcext:value-type="float">
            <text:p>48,970</text:p>
          </table:table-cell>
          <table:table-cell table:style-name="ce38" office:value-type="float" office:value="25666" calcext:value-type="float">
            <text:p>25,666</text:p>
          </table:table-cell>
          <table:table-cell table:style-name="ce45" office:value-type="float" office:value="23304" calcext:value-type="float">
            <text:p>23,3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0930" calcext:value-type="float">
            <text:p>10,930</text:p>
          </table:table-cell>
          <table:table-cell table:style-name="ce38" table:formula="of:=SUM([.D7:.E7])" office:value-type="float" office:value="39058" calcext:value-type="float">
            <text:p>39,058</text:p>
          </table:table-cell>
          <table:table-cell table:style-name="ce38" office:value-type="float" office:value="20867" calcext:value-type="float">
            <text:p>20,867</text:p>
          </table:table-cell>
          <table:table-cell table:style-name="ce45" office:value-type="float" office:value="18191" calcext:value-type="float">
            <text:p>18,1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1954" calcext:value-type="float">
            <text:p>21,954</text:p>
          </table:table-cell>
          <table:table-cell table:style-name="ce38" table:formula="of:=SUM([.D8:.E8])" office:value-type="float" office:value="75497" calcext:value-type="float">
            <text:p>75,497</text:p>
          </table:table-cell>
          <table:table-cell table:style-name="ce38" office:value-type="float" office:value="38520" calcext:value-type="float">
            <text:p>38,520</text:p>
          </table:table-cell>
          <table:table-cell table:style-name="ce45" office:value-type="float" office:value="36977" calcext:value-type="float">
            <text:p>36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475" calcext:value-type="float">
            <text:p>27,475</text:p>
          </table:table-cell>
          <table:table-cell table:style-name="ce38" table:formula="of:=SUM([.D9:.E9])" office:value-type="float" office:value="94911" calcext:value-type="float">
            <text:p>94,911</text:p>
          </table:table-cell>
          <table:table-cell table:style-name="ce38" office:value-type="float" office:value="48596" calcext:value-type="float">
            <text:p>48,596</text:p>
          </table:table-cell>
          <table:table-cell table:style-name="ce45" office:value-type="float" office:value="46315" calcext:value-type="float">
            <text:p>46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390" calcext:value-type="float">
            <text:p>11,390</text:p>
          </table:table-cell>
          <table:table-cell table:style-name="ce38" table:formula="of:=SUM([.D10:.E10])" office:value-type="float" office:value="40371" calcext:value-type="float">
            <text:p>40,371</text:p>
          </table:table-cell>
          <table:table-cell table:style-name="ce38" office:value-type="float" office:value="21417" calcext:value-type="float">
            <text:p>21,417</text:p>
          </table:table-cell>
          <table:table-cell table:style-name="ce45" office:value-type="float" office:value="18954" calcext:value-type="float">
            <text:p>18,9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67" calcext:value-type="float">
            <text:p>5,767</text:p>
          </table:table-cell>
          <table:table-cell table:style-name="ce38" table:formula="of:=SUM([.D11:.E11])" office:value-type="float" office:value="18453" calcext:value-type="float">
            <text:p>18,453</text:p>
          </table:table-cell>
          <table:table-cell table:style-name="ce38" office:value-type="float" office:value="9779" calcext:value-type="float">
            <text:p>9,779</text:p>
          </table:table-cell>
          <table:table-cell table:style-name="ce45" office:value-type="float" office:value="8674" calcext:value-type="float">
            <text:p>8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27" calcext:value-type="float">
            <text:p>5,127</text:p>
          </table:table-cell>
          <table:table-cell table:style-name="ce38" table:formula="of:=SUM([.D12:.E12])" office:value-type="float" office:value="16085" calcext:value-type="float">
            <text:p>16,085</text:p>
          </table:table-cell>
          <table:table-cell table:style-name="ce38" office:value-type="float" office:value="8669" calcext:value-type="float">
            <text:p>8,669</text:p>
          </table:table-cell>
          <table:table-cell table:style-name="ce45" office:value-type="float" office:value="7416" calcext:value-type="float">
            <text:p>7,4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680" calcext:value-type="float">
            <text:p>9,680</text:p>
          </table:table-cell>
          <table:table-cell table:style-name="ce38" table:formula="of:=SUM([.D13:.E13])" office:value-type="float" office:value="34689" calcext:value-type="float">
            <text:p>34,689</text:p>
          </table:table-cell>
          <table:table-cell table:style-name="ce38" office:value-type="float" office:value="18218" calcext:value-type="float">
            <text:p>18,218</text:p>
          </table:table-cell>
          <table:table-cell table:style-name="ce45" office:value-type="float" office:value="16471" calcext:value-type="float">
            <text:p>16,4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8" table:formula="of:=SUM([.D14:.E14])" office:value-type="float" office:value="19828" calcext:value-type="float">
            <text:p>19,828</text:p>
          </table:table-cell>
          <table:table-cell table:style-name="ce38" office:value-type="float" office:value="10566" calcext:value-type="float">
            <text:p>10,566</text:p>
          </table:table-cell>
          <table:table-cell table:style-name="ce45" office:value-type="float" office:value="9262" calcext:value-type="float">
            <text:p>9,2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8" table:formula="of:=SUM([.D15:.E15])" office:value-type="float" office:value="11332" calcext:value-type="float">
            <text:p>11,332</text:p>
          </table:table-cell>
          <table:table-cell table:style-name="ce38" office:value-type="float" office:value="6299" calcext:value-type="float">
            <text:p>6,299</text:p>
          </table:table-cell>
          <table:table-cell table:style-name="ce45" office:value-type="float" office:value="5033" calcext:value-type="float">
            <text:p>5,0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8" table:formula="of:=SUM([.D16:.E16])" office:value-type="float" office:value="11839" calcext:value-type="float">
            <text:p>11,839</text:p>
          </table:table-cell>
          <table:table-cell table:style-name="ce38" office:value-type="float" office:value="6261" calcext:value-type="float">
            <text:p>6,261</text:p>
          </table:table-cell>
          <table:table-cell table:style-name="ce45" office:value-type="float" office:value="5578" calcext:value-type="float">
            <text:p>5,5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8" table:formula="of:=SUM([.D17:.E17])" office:value-type="float" office:value="17666" calcext:value-type="float">
            <text:p>17,666</text:p>
          </table:table-cell>
          <table:table-cell table:style-name="ce38" office:value-type="float" office:value="9368" calcext:value-type="float">
            <text:p>9,368</text:p>
          </table:table-cell>
          <table:table-cell table:style-name="ce45" office:value-type="float" office:value="8298" calcext:value-type="float">
            <text:p>8,2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8" table:formula="of:=SUM([.D18:.E18])" office:value-type="float" office:value="7954" calcext:value-type="float">
            <text:p>7,954</text:p>
          </table:table-cell>
          <table:table-cell table:style-name="ce38" office:value-type="float" office:value="4423" calcext:value-type="float">
            <text:p>4,423</text:p>
          </table:table-cell>
          <table:table-cell table:style-name="ce45" office:value-type="float" office:value="3531" calcext:value-type="float">
            <text:p>3,5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8" table:formula="of:=SUM([.D19:.E19])" office:value-type="float" office:value="13780" calcext:value-type="float">
            <text:p>13,780</text:p>
          </table:table-cell>
          <table:table-cell table:style-name="ce38" office:value-type="float" office:value="7290" calcext:value-type="float">
            <text:p>7,290</text:p>
          </table:table-cell>
          <table:table-cell table:style-name="ce45" office:value-type="float" office:value="6490" calcext:value-type="float">
            <text:p>6,4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8" table:formula="of:=SUM([.D20:.E20])" office:value-type="float" office:value="7466" calcext:value-type="float">
            <text:p>7,466</text:p>
          </table:table-cell>
          <table:table-cell table:style-name="ce42" office:value-type="float" office:value="4065" calcext:value-type="float">
            <text:p>4,065</text:p>
          </table:table-cell>
          <table:table-cell table:style-name="ce45" office:value-type="float" office:value="3401" calcext:value-type="float">
            <text:p>3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8" table:formula="of:=SUM([.D21:.E21])" office:value-type="float" office:value="5131" calcext:value-type="float">
            <text:p>5,131</text:p>
          </table:table-cell>
          <table:table-cell table:style-name="ce38" office:value-type="float" office:value="2885" calcext:value-type="float">
            <text:p>2,885</text:p>
          </table:table-cell>
          <table:table-cell table:style-name="ce45" office:value-type="float" office:value="2246" calcext:value-type="float">
            <text:p>2,24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39" calcext:value-type="float">
            <text:p>1,839</text:p>
          </table:table-cell>
          <table:table-cell table:style-name="ce39" table:formula="of:=SUM([.D22:.E22])" office:value-type="float" office:value="5705" calcext:value-type="float">
            <text:p>5,705</text:p>
          </table:table-cell>
          <table:table-cell table:style-name="ce39" office:value-type="float" office:value="3143" calcext:value-type="float">
            <text:p>3,143</text:p>
          </table:table-cell>
          <table:table-cell table:style-name="ce52" office:value-type="float" office:value="2562" calcext:value-type="float">
            <text:p>2,56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4966" calcext:value-type="float">
            <text:p>444,966</text:p>
          </table:table-cell>
          <table:table-cell table:style-name="ce44" table:formula="of:=SUM([.C5:.C25])" office:value-type="float" office:value="1552711" calcext:value-type="float">
            <text:p>1,552,711</text:p>
          </table:table-cell>
          <table:table-cell table:style-name="ce38" table:formula="of:=SUM([.D5:.D25])" office:value-type="float" office:value="789918" calcext:value-type="float">
            <text:p>789,918</text:p>
          </table:table-cell>
          <table:table-cell table:style-name="ce45" table:formula="of:=SUM([.E5:.E25])" office:value-type="float" office:value="762793" calcext:value-type="float">
            <text:p>762,7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349" calcext:value-type="float">
            <text:p>47,349</text:p>
          </table:table-cell>
          <table:table-cell table:style-name="ce38" table:formula="of:=SUM([.D5:.E5])" office:value-type="float" office:value="164857" calcext:value-type="float">
            <text:p>164,857</text:p>
          </table:table-cell>
          <table:table-cell table:style-name="ce38" office:value-type="float" office:value="82166" calcext:value-type="float">
            <text:p>82,166</text:p>
          </table:table-cell>
          <table:table-cell table:style-name="ce45" office:value-type="float" office:value="82691" calcext:value-type="float">
            <text:p>82,6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376" calcext:value-type="float">
            <text:p>58,376</text:p>
          </table:table-cell>
          <table:table-cell table:style-name="ce38" table:formula="of:=SUM([.D6:.E6])" office:value-type="float" office:value="193214" calcext:value-type="float">
            <text:p>193,214</text:p>
          </table:table-cell>
          <table:table-cell table:style-name="ce38" office:value-type="float" office:value="96295" calcext:value-type="float">
            <text:p>96,295</text:p>
          </table:table-cell>
          <table:table-cell table:style-name="ce45" office:value-type="float" office:value="96919" calcext:value-type="float">
            <text:p>96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412" calcext:value-type="float">
            <text:p>52,412</text:p>
          </table:table-cell>
          <table:table-cell table:style-name="ce38" table:formula="of:=SUM([.D7:.E7])" office:value-type="float" office:value="171777" calcext:value-type="float">
            <text:p>171,777</text:p>
          </table:table-cell>
          <table:table-cell table:style-name="ce38" office:value-type="float" office:value="86597" calcext:value-type="float">
            <text:p>86,597</text:p>
          </table:table-cell>
          <table:table-cell table:style-name="ce45" office:value-type="float" office:value="85180" calcext:value-type="float">
            <text:p>85,1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40" calcext:value-type="float">
            <text:p>16,540</text:p>
          </table:table-cell>
          <table:table-cell table:style-name="ce38" table:formula="of:=SUM([.D8:.E8])" office:value-type="float" office:value="54623" calcext:value-type="float">
            <text:p>54,623</text:p>
          </table:table-cell>
          <table:table-cell table:style-name="ce38" office:value-type="float" office:value="28460" calcext:value-type="float">
            <text:p>28,460</text:p>
          </table:table-cell>
          <table:table-cell table:style-name="ce45" office:value-type="float" office:value="26163" calcext:value-type="float">
            <text:p>26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0882" calcext:value-type="float">
            <text:p>20,882</text:p>
          </table:table-cell>
          <table:table-cell table:style-name="ce38" table:formula="of:=SUM([.D9:.E9])" office:value-type="float" office:value="79329" calcext:value-type="float">
            <text:p>79,329</text:p>
          </table:table-cell>
          <table:table-cell table:style-name="ce38" office:value-type="float" office:value="40256" calcext:value-type="float">
            <text:p>40,256</text:p>
          </table:table-cell>
          <table:table-cell table:style-name="ce45" office:value-type="float" office:value="39073" calcext:value-type="float">
            <text:p>39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3930" calcext:value-type="float">
            <text:p>23,930</text:p>
          </table:table-cell>
          <table:table-cell table:style-name="ce38" table:formula="of:=SUM([.D10:.E10])" office:value-type="float" office:value="85925" calcext:value-type="float">
            <text:p>85,925</text:p>
          </table:table-cell>
          <table:table-cell table:style-name="ce38" office:value-type="float" office:value="44460" calcext:value-type="float">
            <text:p>44,460</text:p>
          </table:table-cell>
          <table:table-cell table:style-name="ce45" office:value-type="float" office:value="41465" calcext:value-type="float">
            <text:p>41,4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662" calcext:value-type="float">
            <text:p>21,662</text:p>
          </table:table-cell>
          <table:table-cell table:style-name="ce38" table:formula="of:=SUM([.D11:.E11])" office:value-type="float" office:value="78940" calcext:value-type="float">
            <text:p>78,940</text:p>
          </table:table-cell>
          <table:table-cell table:style-name="ce38" office:value-type="float" office:value="40315" calcext:value-type="float">
            <text:p>40,315</text:p>
          </table:table-cell>
          <table:table-cell table:style-name="ce45" office:value-type="float" office:value="38625" calcext:value-type="float">
            <text:p>38,6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282" calcext:value-type="float">
            <text:p>15,282</text:p>
          </table:table-cell>
          <table:table-cell table:style-name="ce38" table:formula="of:=SUM([.D12:.E12])" office:value-type="float" office:value="54340" calcext:value-type="float">
            <text:p>54,340</text:p>
          </table:table-cell>
          <table:table-cell table:style-name="ce38" office:value-type="float" office:value="27619" calcext:value-type="float">
            <text:p>27,619</text:p>
          </table:table-cell>
          <table:table-cell table:style-name="ce45" office:value-type="float" office:value="26721" calcext:value-type="float">
            <text:p>26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23" calcext:value-type="float">
            <text:p>14,223</text:p>
          </table:table-cell>
          <table:table-cell table:style-name="ce38" table:formula="of:=SUM([.D13:.E13])" office:value-type="float" office:value="54498" calcext:value-type="float">
            <text:p>54,498</text:p>
          </table:table-cell>
          <table:table-cell table:style-name="ce38" office:value-type="float" office:value="28222" calcext:value-type="float">
            <text:p>28,222</text:p>
          </table:table-cell>
          <table:table-cell table:style-name="ce45" office:value-type="float" office:value="26276" calcext:value-type="float">
            <text:p>26,2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6959" calcext:value-type="float">
            <text:p>16,959</text:p>
          </table:table-cell>
          <table:table-cell table:style-name="ce38" table:formula="of:=SUM([.D14:.E14])" office:value-type="float" office:value="64129" calcext:value-type="float">
            <text:p>64,129</text:p>
          </table:table-cell>
          <table:table-cell table:style-name="ce38" office:value-type="float" office:value="33124" calcext:value-type="float">
            <text:p>33,124</text:p>
          </table:table-cell>
          <table:table-cell table:style-name="ce45" office:value-type="float" office:value="31005" calcext:value-type="float">
            <text:p>31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425" calcext:value-type="float">
            <text:p>30,425</text:p>
          </table:table-cell>
          <table:table-cell table:style-name="ce38" table:formula="of:=SUM([.D15:.E15])" office:value-type="float" office:value="97620" calcext:value-type="float">
            <text:p>97,620</text:p>
          </table:table-cell>
          <table:table-cell table:style-name="ce38" office:value-type="float" office:value="49014" calcext:value-type="float">
            <text:p>49,014</text:p>
          </table:table-cell>
          <table:table-cell table:style-name="ce45" office:value-type="float" office:value="48606" calcext:value-type="float">
            <text:p>48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117" calcext:value-type="float">
            <text:p>25,117</text:p>
          </table:table-cell>
          <table:table-cell table:style-name="ce38" table:formula="of:=SUM([.D16:.E16])" office:value-type="float" office:value="88393" calcext:value-type="float">
            <text:p>88,393</text:p>
          </table:table-cell>
          <table:table-cell table:style-name="ce38" office:value-type="float" office:value="44741" calcext:value-type="float">
            <text:p>44,741</text:p>
          </table:table-cell>
          <table:table-cell table:style-name="ce45" office:value-type="float" office:value="43652" calcext:value-type="float">
            <text:p>43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42" calcext:value-type="float">
            <text:p>7,142</text:p>
          </table:table-cell>
          <table:table-cell table:style-name="ce38" table:formula="of:=SUM([.D17:.E17])" office:value-type="float" office:value="25822" calcext:value-type="float">
            <text:p>25,822</text:p>
          </table:table-cell>
          <table:table-cell table:style-name="ce38" office:value-type="float" office:value="13667" calcext:value-type="float">
            <text:p>13,667</text:p>
          </table:table-cell>
          <table:table-cell table:style-name="ce45" office:value-type="float" office:value="12155" calcext:value-type="float">
            <text:p>12,1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8" table:formula="of:=SUM([.D18:.E18])" office:value-type="float" office:value="16106" calcext:value-type="float">
            <text:p>16,106</text:p>
          </table:table-cell>
          <table:table-cell table:style-name="ce38" office:value-type="float" office:value="8398" calcext:value-type="float">
            <text:p>8,398</text:p>
          </table:table-cell>
          <table:table-cell table:style-name="ce45" office:value-type="float" office:value="7708" calcext:value-type="float">
            <text:p>7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347" calcext:value-type="float">
            <text:p>8,347</text:p>
          </table:table-cell>
          <table:table-cell table:style-name="ce38" table:formula="of:=SUM([.D19:.E19])" office:value-type="float" office:value="31814" calcext:value-type="float">
            <text:p>31,814</text:p>
          </table:table-cell>
          <table:table-cell table:style-name="ce38" office:value-type="float" office:value="16440" calcext:value-type="float">
            <text:p>16,440</text:p>
          </table:table-cell>
          <table:table-cell table:style-name="ce45" office:value-type="float" office:value="15374" calcext:value-type="float">
            <text:p>15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07" calcext:value-type="float">
            <text:p>5,107</text:p>
          </table:table-cell>
          <table:table-cell table:style-name="ce38" table:formula="of:=SUM([.D20:.E20])" office:value-type="float" office:value="20698" calcext:value-type="float">
            <text:p>20,698</text:p>
          </table:table-cell>
          <table:table-cell table:style-name="ce42" office:value-type="float" office:value="10898" calcext:value-type="float">
            <text:p>10,898</text:p>
          </table:table-cell>
          <table:table-cell table:style-name="ce45" office:value-type="float" office:value="9800" calcext:value-type="float">
            <text:p>9,8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199" calcext:value-type="float">
            <text:p>19,199</text:p>
          </table:table-cell>
          <table:table-cell table:style-name="ce38" table:formula="of:=SUM([.D21:.E21])" office:value-type="float" office:value="67611" calcext:value-type="float">
            <text:p>67,611</text:p>
          </table:table-cell>
          <table:table-cell table:style-name="ce38" office:value-type="float" office:value="34437" calcext:value-type="float">
            <text:p>34,437</text:p>
          </table:table-cell>
          <table:table-cell table:style-name="ce45" office:value-type="float" office:value="33174" calcext:value-type="float">
            <text:p>33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236" calcext:value-type="float">
            <text:p>15,236</text:p>
          </table:table-cell>
          <table:table-cell table:style-name="ce38" table:formula="of:=SUM([.D22:.E22])" office:value-type="float" office:value="55921" calcext:value-type="float">
            <text:p>55,921</text:p>
          </table:table-cell>
          <table:table-cell table:style-name="ce38" office:value-type="float" office:value="28798" calcext:value-type="float">
            <text:p>28,798</text:p>
          </table:table-cell>
          <table:table-cell table:style-name="ce45" office:value-type="float" office:value="27123" calcext:value-type="float">
            <text:p>27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421" calcext:value-type="float">
            <text:p>19,421</text:p>
          </table:table-cell>
          <table:table-cell table:style-name="ce38" table:formula="of:=SUM([.D23:.E23])" office:value-type="float" office:value="71954" calcext:value-type="float">
            <text:p>71,954</text:p>
          </table:table-cell>
          <table:table-cell table:style-name="ce38" office:value-type="float" office:value="36899" calcext:value-type="float">
            <text:p>36,899</text:p>
          </table:table-cell>
          <table:table-cell table:style-name="ce45" office:value-type="float" office:value="35055" calcext:value-type="float">
            <text:p>35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218" calcext:value-type="float">
            <text:p>18,218</text:p>
          </table:table-cell>
          <table:table-cell table:style-name="ce38" table:formula="of:=SUM([.D24:.E24])" office:value-type="float" office:value="64340" calcext:value-type="float">
            <text:p>64,340</text:p>
          </table:table-cell>
          <table:table-cell table:style-name="ce38" office:value-type="float" office:value="33160" calcext:value-type="float">
            <text:p>33,160</text:p>
          </table:table-cell>
          <table:table-cell table:style-name="ce45" office:value-type="float" office:value="31180" calcext:value-type="float">
            <text:p>31,18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75" calcext:value-type="float">
            <text:p>4,475</text:p>
          </table:table-cell>
          <table:table-cell table:style-name="ce39" table:formula="of:=SUM([.D25:.E25])" office:value-type="float" office:value="10800" calcext:value-type="float">
            <text:p>10,800</text:p>
          </table:table-cell>
          <table:table-cell table:style-name="ce39" office:value-type="float" office:value="5952" calcext:value-type="float">
            <text:p>5,952</text:p>
          </table:table-cell>
          <table:table-cell table:style-name="ce52" office:value-type="float" office:value="4848" calcext:value-type="float">
            <text:p>4,84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49427" calcext:value-type="float">
            <text:p>349,427</text:p>
          </table:table-cell>
          <table:table-cell table:style-name="ce44" table:formula="of:=SUM([.C5:.C30])" office:value-type="float" office:value="1313669" calcext:value-type="float">
            <text:p>1,313,669</text:p>
          </table:table-cell>
          <table:table-cell table:style-name="ce38" table:formula="of:=SUM([.D5:.D30])" office:value-type="float" office:value="677122" calcext:value-type="float">
            <text:p>677,122</text:p>
          </table:table-cell>
          <table:table-cell table:style-name="ce45" table:formula="of:=SUM([.E5:.E30])" office:value-type="float" office:value="636547" calcext:value-type="float">
            <text:p>636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8958" calcext:value-type="float">
            <text:p>68,958</text:p>
          </table:table-cell>
          <table:table-cell table:style-name="ce38" table:formula="of:=SUM([.D5:.E5])" office:value-type="float" office:value="236401" calcext:value-type="float">
            <text:p>236,401</text:p>
          </table:table-cell>
          <table:table-cell table:style-name="ce38" office:value-type="float" office:value="118444" calcext:value-type="float">
            <text:p>118,444</text:p>
          </table:table-cell>
          <table:table-cell table:style-name="ce44" office:value-type="float" office:value="117957" calcext:value-type="float">
            <text:p>117,9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265" calcext:value-type="float">
            <text:p>21,265</text:p>
          </table:table-cell>
          <table:table-cell table:style-name="ce38" table:formula="of:=SUM([.D6:.E6])" office:value-type="float" office:value="85249" calcext:value-type="float">
            <text:p>85,249</text:p>
          </table:table-cell>
          <table:table-cell table:style-name="ce38" office:value-type="float" office:value="43779" calcext:value-type="float">
            <text:p>43,779</text:p>
          </table:table-cell>
          <table:table-cell table:style-name="ce44" office:value-type="float" office:value="41470" calcext:value-type="float">
            <text:p>41,4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2935" calcext:value-type="float">
            <text:p>22,935</text:p>
          </table:table-cell>
          <table:table-cell table:style-name="ce38" table:formula="of:=SUM([.D7:.E7])" office:value-type="float" office:value="89121" calcext:value-type="float">
            <text:p>89,121</text:p>
          </table:table-cell>
          <table:table-cell table:style-name="ce38" office:value-type="float" office:value="45870" calcext:value-type="float">
            <text:p>45,870</text:p>
          </table:table-cell>
          <table:table-cell table:style-name="ce44" office:value-type="float" office:value="43251" calcext:value-type="float">
            <text:p>43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497" calcext:value-type="float">
            <text:p>9,497</text:p>
          </table:table-cell>
          <table:table-cell table:style-name="ce38" table:formula="of:=SUM([.D8:.E8])" office:value-type="float" office:value="33574" calcext:value-type="float">
            <text:p>33,574</text:p>
          </table:table-cell>
          <table:table-cell table:style-name="ce38" office:value-type="float" office:value="17083" calcext:value-type="float">
            <text:p>17,083</text:p>
          </table:table-cell>
          <table:table-cell table:style-name="ce44" office:value-type="float" office:value="16491" calcext:value-type="float">
            <text:p>16,4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255" calcext:value-type="float">
            <text:p>35,255</text:p>
          </table:table-cell>
          <table:table-cell table:style-name="ce38" table:formula="of:=SUM([.D9:.E9])" office:value-type="float" office:value="126265" calcext:value-type="float">
            <text:p>126,265</text:p>
          </table:table-cell>
          <table:table-cell table:style-name="ce38" office:value-type="float" office:value="63795" calcext:value-type="float">
            <text:p>63,795</text:p>
          </table:table-cell>
          <table:table-cell table:style-name="ce44" office:value-type="float" office:value="62470" calcext:value-type="float">
            <text:p>62,4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541" calcext:value-type="float">
            <text:p>14,541</text:p>
          </table:table-cell>
          <table:table-cell table:style-name="ce38" table:formula="of:=SUM([.D10:.E10])" office:value-type="float" office:value="56719" calcext:value-type="float">
            <text:p>56,719</text:p>
          </table:table-cell>
          <table:table-cell table:style-name="ce38" office:value-type="float" office:value="29123" calcext:value-type="float">
            <text:p>29,123</text:p>
          </table:table-cell>
          <table:table-cell table:style-name="ce44" office:value-type="float" office:value="27596" calcext:value-type="float">
            <text:p>27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161" calcext:value-type="float">
            <text:p>12,161</text:p>
          </table:table-cell>
          <table:table-cell table:style-name="ce38" table:formula="of:=SUM([.D11:.E11])" office:value-type="float" office:value="45012" calcext:value-type="float">
            <text:p>45,012</text:p>
          </table:table-cell>
          <table:table-cell table:style-name="ce38" office:value-type="float" office:value="23696" calcext:value-type="float">
            <text:p>23,696</text:p>
          </table:table-cell>
          <table:table-cell table:style-name="ce44" office:value-type="float" office:value="21316" calcext:value-type="float">
            <text:p>21,3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845" calcext:value-type="float">
            <text:p>13,845</text:p>
          </table:table-cell>
          <table:table-cell table:style-name="ce38" table:formula="of:=SUM([.D12:.E12])" office:value-type="float" office:value="54926" calcext:value-type="float">
            <text:p>54,926</text:p>
          </table:table-cell>
          <table:table-cell table:style-name="ce38" office:value-type="float" office:value="28384" calcext:value-type="float">
            <text:p>28,384</text:p>
          </table:table-cell>
          <table:table-cell table:style-name="ce44" office:value-type="float" office:value="26542" calcext:value-type="float">
            <text:p>26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37" calcext:value-type="float">
            <text:p>3,937</text:p>
          </table:table-cell>
          <table:table-cell table:style-name="ce38" table:formula="of:=SUM([.D13:.E13])" office:value-type="float" office:value="17046" calcext:value-type="float">
            <text:p>17,046</text:p>
          </table:table-cell>
          <table:table-cell table:style-name="ce38" office:value-type="float" office:value="8795" calcext:value-type="float">
            <text:p>8,795</text:p>
          </table:table-cell>
          <table:table-cell table:style-name="ce44" office:value-type="float" office:value="8251" calcext:value-type="float">
            <text:p>8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45" calcext:value-type="float">
            <text:p>8,545</text:p>
          </table:table-cell>
          <table:table-cell table:style-name="ce38" table:formula="of:=SUM([.D14:.E14])" office:value-type="float" office:value="35775" calcext:value-type="float">
            <text:p>35,775</text:p>
          </table:table-cell>
          <table:table-cell table:style-name="ce38" office:value-type="float" office:value="18450" calcext:value-type="float">
            <text:p>18,450</text:p>
          </table:table-cell>
          <table:table-cell table:style-name="ce44" office:value-type="float" office:value="17325" calcext:value-type="float">
            <text:p>17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533" calcext:value-type="float">
            <text:p>11,533</text:p>
          </table:table-cell>
          <table:table-cell table:style-name="ce38" table:formula="of:=SUM([.D15:.E15])" office:value-type="float" office:value="48892" calcext:value-type="float">
            <text:p>48,892</text:p>
          </table:table-cell>
          <table:table-cell table:style-name="ce38" office:value-type="float" office:value="25642" calcext:value-type="float">
            <text:p>25,642</text:p>
          </table:table-cell>
          <table:table-cell table:style-name="ce44" office:value-type="float" office:value="23250" calcext:value-type="float">
            <text:p>23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226" calcext:value-type="float">
            <text:p>9,226</text:p>
          </table:table-cell>
          <table:table-cell table:style-name="ce38" table:formula="of:=SUM([.D16:.E16])" office:value-type="float" office:value="38886" calcext:value-type="float">
            <text:p>38,886</text:p>
          </table:table-cell>
          <table:table-cell table:style-name="ce38" office:value-type="float" office:value="20161" calcext:value-type="float">
            <text:p>20,161</text:p>
          </table:table-cell>
          <table:table-cell table:style-name="ce44" office:value-type="float" office:value="18725" calcext:value-type="float">
            <text:p>18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281" calcext:value-type="float">
            <text:p>12,281</text:p>
          </table:table-cell>
          <table:table-cell table:style-name="ce38" table:formula="of:=SUM([.D17:.E17])" office:value-type="float" office:value="46144" calcext:value-type="float">
            <text:p>46,144</text:p>
          </table:table-cell>
          <table:table-cell table:style-name="ce38" office:value-type="float" office:value="23860" calcext:value-type="float">
            <text:p>23,860</text:p>
          </table:table-cell>
          <table:table-cell table:style-name="ce44" office:value-type="float" office:value="22284" calcext:value-type="float">
            <text:p>22,2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49" calcext:value-type="float">
            <text:p>6,749</text:p>
          </table:table-cell>
          <table:table-cell table:style-name="ce38" table:formula="of:=SUM([.D18:.E18])" office:value-type="float" office:value="25145" calcext:value-type="float">
            <text:p>25,145</text:p>
          </table:table-cell>
          <table:table-cell table:style-name="ce38" office:value-type="float" office:value="13376" calcext:value-type="float">
            <text:p>13,376</text:p>
          </table:table-cell>
          <table:table-cell table:style-name="ce44" office:value-type="float" office:value="11769" calcext:value-type="float">
            <text:p>11,7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800" calcext:value-type="float">
            <text:p>9,800</text:p>
          </table:table-cell>
          <table:table-cell table:style-name="ce38" table:formula="of:=SUM([.D19:.E19])" office:value-type="float" office:value="36396" calcext:value-type="float">
            <text:p>36,396</text:p>
          </table:table-cell>
          <table:table-cell table:style-name="ce38" office:value-type="float" office:value="19040" calcext:value-type="float">
            <text:p>19,040</text:p>
          </table:table-cell>
          <table:table-cell table:style-name="ce44" office:value-type="float" office:value="17356" calcext:value-type="float">
            <text:p>17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483" calcext:value-type="float">
            <text:p>8,483</text:p>
          </table:table-cell>
          <table:table-cell table:style-name="ce38" table:formula="of:=SUM([.D20:.E20])" office:value-type="float" office:value="34638" calcext:value-type="float">
            <text:p>34,638</text:p>
          </table:table-cell>
          <table:table-cell table:style-name="ce42" office:value-type="float" office:value="18239" calcext:value-type="float">
            <text:p>18,239</text:p>
          </table:table-cell>
          <table:table-cell table:style-name="ce44" office:value-type="float" office:value="16399" calcext:value-type="float">
            <text:p>16,3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569" calcext:value-type="float">
            <text:p>9,569</text:p>
          </table:table-cell>
          <table:table-cell table:style-name="ce38" table:formula="of:=SUM([.D21:.E21])" office:value-type="float" office:value="35508" calcext:value-type="float">
            <text:p>35,508</text:p>
          </table:table-cell>
          <table:table-cell table:style-name="ce38" office:value-type="float" office:value="18443" calcext:value-type="float">
            <text:p>18,443</text:p>
          </table:table-cell>
          <table:table-cell table:style-name="ce44" office:value-type="float" office:value="17065" calcext:value-type="float">
            <text:p>17,0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007" calcext:value-type="float">
            <text:p>10,007</text:p>
          </table:table-cell>
          <table:table-cell table:style-name="ce38" table:formula="of:=SUM([.D22:.E22])" office:value-type="float" office:value="39609" calcext:value-type="float">
            <text:p>39,609</text:p>
          </table:table-cell>
          <table:table-cell table:style-name="ce38" office:value-type="float" office:value="20624" calcext:value-type="float">
            <text:p>20,624</text:p>
          </table:table-cell>
          <table:table-cell table:style-name="ce44" office:value-type="float" office:value="18985" calcext:value-type="float">
            <text:p>18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46" calcext:value-type="float">
            <text:p>11,946</text:p>
          </table:table-cell>
          <table:table-cell table:style-name="ce38" table:formula="of:=SUM([.D23:.E23])" office:value-type="float" office:value="45367" calcext:value-type="float">
            <text:p>45,367</text:p>
          </table:table-cell>
          <table:table-cell table:style-name="ce38" office:value-type="float" office:value="23417" calcext:value-type="float">
            <text:p>23,417</text:p>
          </table:table-cell>
          <table:table-cell table:style-name="ce44" office:value-type="float" office:value="21950" calcext:value-type="float">
            <text:p>21,9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184" calcext:value-type="float">
            <text:p>5,184</text:p>
          </table:table-cell>
          <table:table-cell table:style-name="ce38" table:formula="of:=SUM([.D24:.E24])" office:value-type="float" office:value="17052" calcext:value-type="float">
            <text:p>17,052</text:p>
          </table:table-cell>
          <table:table-cell table:style-name="ce38" office:value-type="float" office:value="9017" calcext:value-type="float">
            <text:p>9,017</text:p>
          </table:table-cell>
          <table:table-cell table:style-name="ce44" office:value-type="float" office:value="8035" calcext:value-type="float">
            <text:p>8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55" calcext:value-type="float">
            <text:p>7,455</text:p>
          </table:table-cell>
          <table:table-cell table:style-name="ce38" table:formula="of:=SUM([.D25:.E25])" office:value-type="float" office:value="29030" calcext:value-type="float">
            <text:p>29,030</text:p>
          </table:table-cell>
          <table:table-cell table:style-name="ce38" office:value-type="float" office:value="15144" calcext:value-type="float">
            <text:p>15,144</text:p>
          </table:table-cell>
          <table:table-cell table:style-name="ce44" office:value-type="float" office:value="13886" calcext:value-type="float">
            <text:p>13,8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222" calcext:value-type="float">
            <text:p>8,222</text:p>
          </table:table-cell>
          <table:table-cell table:style-name="ce38" table:formula="of:=SUM([.D26:.E26])" office:value-type="float" office:value="32059" calcext:value-type="float">
            <text:p>32,059</text:p>
          </table:table-cell>
          <table:table-cell table:style-name="ce38" office:value-type="float" office:value="16821" calcext:value-type="float">
            <text:p>16,821</text:p>
          </table:table-cell>
          <table:table-cell table:style-name="ce44" office:value-type="float" office:value="15238" calcext:value-type="float">
            <text:p>15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03" calcext:value-type="float">
            <text:p>9,803</text:p>
          </table:table-cell>
          <table:table-cell table:style-name="ce38" table:formula="of:=SUM([.D27:.E27])" office:value-type="float" office:value="36894" calcext:value-type="float">
            <text:p>36,894</text:p>
          </table:table-cell>
          <table:table-cell table:style-name="ce38" office:value-type="float" office:value="19567" calcext:value-type="float">
            <text:p>19,567</text:p>
          </table:table-cell>
          <table:table-cell table:style-name="ce44" office:value-type="float" office:value="17327" calcext:value-type="float">
            <text:p>17,3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81" calcext:value-type="float">
            <text:p>5,281</text:p>
          </table:table-cell>
          <table:table-cell table:style-name="ce38" table:formula="of:=SUM([.D28:.E28])" office:value-type="float" office:value="19171" calcext:value-type="float">
            <text:p>19,171</text:p>
          </table:table-cell>
          <table:table-cell table:style-name="ce38" office:value-type="float" office:value="10477" calcext:value-type="float">
            <text:p>10,477</text:p>
          </table:table-cell>
          <table:table-cell table:style-name="ce44" office:value-type="float" office:value="8694" calcext:value-type="float">
            <text:p>8,6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8" table:formula="of:=SUM([.D29:.E29])" office:value-type="float" office:value="16739" calcext:value-type="float">
            <text:p>16,739</text:p>
          </table:table-cell>
          <table:table-cell table:style-name="ce38" office:value-type="float" office:value="8882" calcext:value-type="float">
            <text:p>8,882</text:p>
          </table:table-cell>
          <table:table-cell table:style-name="ce44" office:value-type="float" office:value="7857" calcext:value-type="float">
            <text:p>7,85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473" calcext:value-type="float">
            <text:p>8,473</text:p>
          </table:table-cell>
          <table:table-cell table:style-name="ce39" table:formula="of:=SUM([.D30:.E30])" office:value-type="float" office:value="32051" calcext:value-type="float">
            <text:p>32,051</text:p>
          </table:table-cell>
          <table:table-cell table:style-name="ce39" office:value-type="float" office:value="16993" calcext:value-type="float">
            <text:p>16,993</text:p>
          </table:table-cell>
          <table:table-cell table:style-name="ce74" office:value-type="float" office:value="15058" calcext:value-type="float">
            <text:p>15,05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4886" calcext:value-type="float">
            <text:p>164,886</text:p>
          </table:table-cell>
          <table:table-cell table:style-name="ce44" table:formula="of:=SUM([.C5:.C17])" office:value-type="float" office:value="533170" calcext:value-type="float">
            <text:p>533,170</text:p>
          </table:table-cell>
          <table:table-cell table:style-name="ce38" table:formula="of:=SUM([.D5:.D17])" office:value-type="float" office:value="275914" calcext:value-type="float">
            <text:p>275,914</text:p>
          </table:table-cell>
          <table:table-cell table:style-name="ce45" table:formula="of:=SUM([.E5:.E17])" office:value-type="float" office:value="257256" calcext:value-type="float">
            <text:p>257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241" calcext:value-type="float">
            <text:p>32,241</text:p>
          </table:table-cell>
          <table:table-cell table:style-name="ce38" table:formula="of:=SUM([.D5:.E5])" office:value-type="float" office:value="105660" calcext:value-type="float">
            <text:p>105,660</text:p>
          </table:table-cell>
          <table:table-cell table:style-name="ce38" office:value-type="float" office:value="53422" calcext:value-type="float">
            <text:p>53,422</text:p>
          </table:table-cell>
          <table:table-cell table:style-name="ce45" office:value-type="float" office:value="52238" calcext:value-type="float">
            <text:p>52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541" calcext:value-type="float">
            <text:p>27,541</text:p>
          </table:table-cell>
          <table:table-cell table:style-name="ce38" table:formula="of:=SUM([.D6:.E6])" office:value-type="float" office:value="86401" calcext:value-type="float">
            <text:p>86,401</text:p>
          </table:table-cell>
          <table:table-cell table:style-name="ce38" office:value-type="float" office:value="43827" calcext:value-type="float">
            <text:p>43,827</text:p>
          </table:table-cell>
          <table:table-cell table:style-name="ce45" office:value-type="float" office:value="42574" calcext:value-type="float">
            <text:p>42,5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640" calcext:value-type="float">
            <text:p>29,640</text:p>
          </table:table-cell>
          <table:table-cell table:style-name="ce38" table:formula="of:=SUM([.D7:.E7])" office:value-type="float" office:value="100008" calcext:value-type="float">
            <text:p>100,008</text:p>
          </table:table-cell>
          <table:table-cell table:style-name="ce38" office:value-type="float" office:value="50693" calcext:value-type="float">
            <text:p>50,693</text:p>
          </table:table-cell>
          <table:table-cell table:style-name="ce45" office:value-type="float" office:value="49315" calcext:value-type="float">
            <text:p>49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119" calcext:value-type="float">
            <text:p>18,119</text:p>
          </table:table-cell>
          <table:table-cell table:style-name="ce38" table:formula="of:=SUM([.D8:.E8])" office:value-type="float" office:value="59217" calcext:value-type="float">
            <text:p>59,217</text:p>
          </table:table-cell>
          <table:table-cell table:style-name="ce38" office:value-type="float" office:value="30687" calcext:value-type="float">
            <text:p>30,687</text:p>
          </table:table-cell>
          <table:table-cell table:style-name="ce45" office:value-type="float" office:value="28530" calcext:value-type="float">
            <text:p>28,5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06" calcext:value-type="float">
            <text:p>4,106</text:p>
          </table:table-cell>
          <table:table-cell table:style-name="ce38" table:formula="of:=SUM([.D9:.E9])" office:value-type="float" office:value="12014" calcext:value-type="float">
            <text:p>12,014</text:p>
          </table:table-cell>
          <table:table-cell table:style-name="ce38" office:value-type="float" office:value="6328" calcext:value-type="float">
            <text:p>6,328</text:p>
          </table:table-cell>
          <table:table-cell table:style-name="ce45" office:value-type="float" office:value="5686" calcext:value-type="float">
            <text:p>5,6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24" calcext:value-type="float">
            <text:p>11,724</text:p>
          </table:table-cell>
          <table:table-cell table:style-name="ce38" table:formula="of:=SUM([.D10:.E10])" office:value-type="float" office:value="41588" calcext:value-type="float">
            <text:p>41,588</text:p>
          </table:table-cell>
          <table:table-cell table:style-name="ce38" office:value-type="float" office:value="21965" calcext:value-type="float">
            <text:p>21,965</text:p>
          </table:table-cell>
          <table:table-cell table:style-name="ce45" office:value-type="float" office:value="19623" calcext:value-type="float">
            <text:p>19,6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47" calcext:value-type="float">
            <text:p>6,347</text:p>
          </table:table-cell>
          <table:table-cell table:style-name="ce38" table:formula="of:=SUM([.D11:.E11])" office:value-type="float" office:value="19519" calcext:value-type="float">
            <text:p>19,519</text:p>
          </table:table-cell>
          <table:table-cell table:style-name="ce38" office:value-type="float" office:value="10425" calcext:value-type="float">
            <text:p>10,425</text:p>
          </table:table-cell>
          <table:table-cell table:style-name="ce45" office:value-type="float" office:value="9094" calcext:value-type="float">
            <text:p>9,0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8" table:formula="of:=SUM([.D12:.E12])" office:value-type="float" office:value="16535" calcext:value-type="float">
            <text:p>16,535</text:p>
          </table:table-cell>
          <table:table-cell table:style-name="ce38" office:value-type="float" office:value="9017" calcext:value-type="float">
            <text:p>9,017</text:p>
          </table:table-cell>
          <table:table-cell table:style-name="ce45" office:value-type="float" office:value="7518" calcext:value-type="float">
            <text:p>7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8" table:formula="of:=SUM([.D13:.E13])" office:value-type="float" office:value="17334" calcext:value-type="float">
            <text:p>17,334</text:p>
          </table:table-cell>
          <table:table-cell table:style-name="ce38" office:value-type="float" office:value="9233" calcext:value-type="float">
            <text:p>9,233</text:p>
          </table:table-cell>
          <table:table-cell table:style-name="ce45" office:value-type="float" office:value="8101" calcext:value-type="float">
            <text:p>8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50" calcext:value-type="float">
            <text:p>7,050</text:p>
          </table:table-cell>
          <table:table-cell table:style-name="ce38" table:formula="of:=SUM([.D14:.E14])" office:value-type="float" office:value="21353" calcext:value-type="float">
            <text:p>21,353</text:p>
          </table:table-cell>
          <table:table-cell table:style-name="ce38" office:value-type="float" office:value="11749" calcext:value-type="float">
            <text:p>11,749</text:p>
          </table:table-cell>
          <table:table-cell table:style-name="ce45" office:value-type="float" office:value="9604" calcext:value-type="float">
            <text:p>9,6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34" calcext:value-type="float">
            <text:p>7,134</text:p>
          </table:table-cell>
          <table:table-cell table:style-name="ce38" table:formula="of:=SUM([.D15:.E15])" office:value-type="float" office:value="20794" calcext:value-type="float">
            <text:p>20,794</text:p>
          </table:table-cell>
          <table:table-cell table:style-name="ce38" office:value-type="float" office:value="10965" calcext:value-type="float">
            <text:p>10,965</text:p>
          </table:table-cell>
          <table:table-cell table:style-name="ce45" office:value-type="float" office:value="9829" calcext:value-type="float">
            <text:p>9,8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8" table:formula="of:=SUM([.D16:.E16])" office:value-type="float" office:value="17243" calcext:value-type="float">
            <text:p>17,243</text:p>
          </table:table-cell>
          <table:table-cell table:style-name="ce38" office:value-type="float" office:value="9383" calcext:value-type="float">
            <text:p>9,383</text:p>
          </table:table-cell>
          <table:table-cell table:style-name="ce45" office:value-type="float" office:value="7860" calcext:value-type="float">
            <text:p>7,86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68" calcext:value-type="float">
            <text:p>4,868</text:p>
          </table:table-cell>
          <table:table-cell table:style-name="ce39" table:formula="of:=SUM([.D17:.E17])" office:value-type="float" office:value="15504" calcext:value-type="float">
            <text:p>15,504</text:p>
          </table:table-cell>
          <table:table-cell table:style-name="ce39" office:value-type="float" office:value="8220" calcext:value-type="float">
            <text:p>8,220</text:p>
          </table:table-cell>
          <table:table-cell table:style-name="ce52" office:value-type="float" office:value="7284" calcext:value-type="float">
            <text:p>7,28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0143" calcext:value-type="float">
            <text:p>220,143</text:p>
          </table:table-cell>
          <table:table-cell table:style-name="ce44" table:formula="of:=SUM([.C5:.C24])" office:value-type="float" office:value="725491" calcext:value-type="float">
            <text:p>725,491</text:p>
          </table:table-cell>
          <table:table-cell table:style-name="ce38" table:formula="of:=SUM([.D5:.D24])" office:value-type="float" office:value="380752" calcext:value-type="float">
            <text:p>380,752</text:p>
          </table:table-cell>
          <table:table-cell table:style-name="ce45" table:formula="of:=SUM([.E5:.E24])" office:value-type="float" office:value="344739" calcext:value-type="float">
            <text:p>344,7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2812" calcext:value-type="float">
            <text:p>32,812</text:p>
          </table:table-cell>
          <table:table-cell table:style-name="ce38" table:formula="of:=SUM([.D5:.E5])" office:value-type="float" office:value="105735" calcext:value-type="float">
            <text:p>105,735</text:p>
          </table:table-cell>
          <table:table-cell table:style-name="ce38" office:value-type="float" office:value="53549" calcext:value-type="float">
            <text:p>53,549</text:p>
          </table:table-cell>
          <table:table-cell table:style-name="ce45" office:value-type="float" office:value="52186" calcext:value-type="float">
            <text:p>52,1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764" calcext:value-type="float">
            <text:p>14,764</text:p>
          </table:table-cell>
          <table:table-cell table:style-name="ce38" table:formula="of:=SUM([.D6:.E6])" office:value-type="float" office:value="47789" calcext:value-type="float">
            <text:p>47,789</text:p>
          </table:table-cell>
          <table:table-cell table:style-name="ce38" office:value-type="float" office:value="24373" calcext:value-type="float">
            <text:p>24,373</text:p>
          </table:table-cell>
          <table:table-cell table:style-name="ce45" office:value-type="float" office:value="23416" calcext:value-type="float">
            <text:p>23,4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226" calcext:value-type="float">
            <text:p>21,226</text:p>
          </table:table-cell>
          <table:table-cell table:style-name="ce38" table:formula="of:=SUM([.D7:.E7])" office:value-type="float" office:value="69602" calcext:value-type="float">
            <text:p>69,602</text:p>
          </table:table-cell>
          <table:table-cell table:style-name="ce38" office:value-type="float" office:value="35571" calcext:value-type="float">
            <text:p>35,571</text:p>
          </table:table-cell>
          <table:table-cell table:style-name="ce45" office:value-type="float" office:value="34031" calcext:value-type="float">
            <text:p>34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624" calcext:value-type="float">
            <text:p>13,624</text:p>
          </table:table-cell>
          <table:table-cell table:style-name="ce38" table:formula="of:=SUM([.D8:.E8])" office:value-type="float" office:value="49288" calcext:value-type="float">
            <text:p>49,288</text:p>
          </table:table-cell>
          <table:table-cell table:style-name="ce38" office:value-type="float" office:value="25068" calcext:value-type="float">
            <text:p>25,068</text:p>
          </table:table-cell>
          <table:table-cell table:style-name="ce45" office:value-type="float" office:value="24220" calcext:value-type="float">
            <text:p>24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21" calcext:value-type="float">
            <text:p>8,421</text:p>
          </table:table-cell>
          <table:table-cell table:style-name="ce38" table:formula="of:=SUM([.D9:.E9])" office:value-type="float" office:value="31105" calcext:value-type="float">
            <text:p>31,105</text:p>
          </table:table-cell>
          <table:table-cell table:style-name="ce38" office:value-type="float" office:value="16312" calcext:value-type="float">
            <text:p>16,312</text:p>
          </table:table-cell>
          <table:table-cell table:style-name="ce45" office:value-type="float" office:value="14793" calcext:value-type="float">
            <text:p>14,7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856" calcext:value-type="float">
            <text:p>14,856</text:p>
          </table:table-cell>
          <table:table-cell table:style-name="ce38" table:formula="of:=SUM([.D10:.E10])" office:value-type="float" office:value="44224" calcext:value-type="float">
            <text:p>44,224</text:p>
          </table:table-cell>
          <table:table-cell table:style-name="ce38" office:value-type="float" office:value="23094" calcext:value-type="float">
            <text:p>23,094</text:p>
          </table:table-cell>
          <table:table-cell table:style-name="ce45" office:value-type="float" office:value="21130" calcext:value-type="float">
            <text:p>21,1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12" calcext:value-type="float">
            <text:p>10,312</text:p>
          </table:table-cell>
          <table:table-cell table:style-name="ce38" table:formula="of:=SUM([.D11:.E11])" office:value-type="float" office:value="34821" calcext:value-type="float">
            <text:p>34,821</text:p>
          </table:table-cell>
          <table:table-cell table:style-name="ce38" office:value-type="float" office:value="18484" calcext:value-type="float">
            <text:p>18,484</text:p>
          </table:table-cell>
          <table:table-cell table:style-name="ce45" office:value-type="float" office:value="16337" calcext:value-type="float">
            <text:p>16,3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28" calcext:value-type="float">
            <text:p>6,428</text:p>
          </table:table-cell>
          <table:table-cell table:style-name="ce38" table:formula="of:=SUM([.D12:.E12])" office:value-type="float" office:value="21775" calcext:value-type="float">
            <text:p>21,775</text:p>
          </table:table-cell>
          <table:table-cell table:style-name="ce38" office:value-type="float" office:value="11617" calcext:value-type="float">
            <text:p>11,617</text:p>
          </table:table-cell>
          <table:table-cell table:style-name="ce45" office:value-type="float" office:value="10158" calcext:value-type="float">
            <text:p>10,1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688" calcext:value-type="float">
            <text:p>8,688</text:p>
          </table:table-cell>
          <table:table-cell table:style-name="ce38" table:formula="of:=SUM([.D13:.E13])" office:value-type="float" office:value="30737" calcext:value-type="float">
            <text:p>30,737</text:p>
          </table:table-cell>
          <table:table-cell table:style-name="ce38" office:value-type="float" office:value="16134" calcext:value-type="float">
            <text:p>16,134</text:p>
          </table:table-cell>
          <table:table-cell table:style-name="ce45" office:value-type="float" office:value="14603" calcext:value-type="float">
            <text:p>14,6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43" calcext:value-type="float">
            <text:p>5,543</text:p>
          </table:table-cell>
          <table:table-cell table:style-name="ce38" table:formula="of:=SUM([.D14:.E14])" office:value-type="float" office:value="20261" calcext:value-type="float">
            <text:p>20,261</text:p>
          </table:table-cell>
          <table:table-cell table:style-name="ce38" office:value-type="float" office:value="10646" calcext:value-type="float">
            <text:p>10,646</text:p>
          </table:table-cell>
          <table:table-cell table:style-name="ce45" office:value-type="float" office:value="9615" calcext:value-type="float">
            <text:p>9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584" calcext:value-type="float">
            <text:p>8,584</text:p>
          </table:table-cell>
          <table:table-cell table:style-name="ce38" table:formula="of:=SUM([.D15:.E15])" office:value-type="float" office:value="30489" calcext:value-type="float">
            <text:p>30,489</text:p>
          </table:table-cell>
          <table:table-cell table:style-name="ce38" office:value-type="float" office:value="16406" calcext:value-type="float">
            <text:p>16,406</text:p>
          </table:table-cell>
          <table:table-cell table:style-name="ce45" office:value-type="float" office:value="14083" calcext:value-type="float">
            <text:p>14,0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099" calcext:value-type="float">
            <text:p>8,099</text:p>
          </table:table-cell>
          <table:table-cell table:style-name="ce38" table:formula="of:=SUM([.D16:.E16])" office:value-type="float" office:value="28073" calcext:value-type="float">
            <text:p>28,073</text:p>
          </table:table-cell>
          <table:table-cell table:style-name="ce38" office:value-type="float" office:value="14896" calcext:value-type="float">
            <text:p>14,896</text:p>
          </table:table-cell>
          <table:table-cell table:style-name="ce45" office:value-type="float" office:value="13177" calcext:value-type="float">
            <text:p>13,1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392" calcext:value-type="float">
            <text:p>11,392</text:p>
          </table:table-cell>
          <table:table-cell table:style-name="ce38" table:formula="of:=SUM([.D17:.E17])" office:value-type="float" office:value="33599" calcext:value-type="float">
            <text:p>33,599</text:p>
          </table:table-cell>
          <table:table-cell table:style-name="ce38" office:value-type="float" office:value="17916" calcext:value-type="float">
            <text:p>17,916</text:p>
          </table:table-cell>
          <table:table-cell table:style-name="ce45" office:value-type="float" office:value="15683" calcext:value-type="float">
            <text:p>15,6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598" calcext:value-type="float">
            <text:p>5,598</text:p>
          </table:table-cell>
          <table:table-cell table:style-name="ce38" table:formula="of:=SUM([.D18:.E18])" office:value-type="float" office:value="17531" calcext:value-type="float">
            <text:p>17,531</text:p>
          </table:table-cell>
          <table:table-cell table:style-name="ce38" office:value-type="float" office:value="9544" calcext:value-type="float">
            <text:p>9,544</text:p>
          </table:table-cell>
          <table:table-cell table:style-name="ce45" office:value-type="float" office:value="7987" calcext:value-type="float">
            <text:p>7,9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8" table:formula="of:=SUM([.D19:.E19])" office:value-type="float" office:value="14753" calcext:value-type="float">
            <text:p>14,753</text:p>
          </table:table-cell>
          <table:table-cell table:style-name="ce38" office:value-type="float" office:value="7907" calcext:value-type="float">
            <text:p>7,907</text:p>
          </table:table-cell>
          <table:table-cell table:style-name="ce45" office:value-type="float" office:value="6846" calcext:value-type="float">
            <text:p>6,8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8" table:formula="of:=SUM([.D20:.E20])" office:value-type="float" office:value="27471" calcext:value-type="float">
            <text:p>27,471</text:p>
          </table:table-cell>
          <table:table-cell table:style-name="ce42" office:value-type="float" office:value="14770" calcext:value-type="float">
            <text:p>14,770</text:p>
          </table:table-cell>
          <table:table-cell table:style-name="ce45" office:value-type="float" office:value="12701" calcext:value-type="float">
            <text:p>12,7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04" calcext:value-type="float">
            <text:p>9,104</text:p>
          </table:table-cell>
          <table:table-cell table:style-name="ce38" table:formula="of:=SUM([.D21:.E21])" office:value-type="float" office:value="29602" calcext:value-type="float">
            <text:p>29,602</text:p>
          </table:table-cell>
          <table:table-cell table:style-name="ce38" office:value-type="float" office:value="16190" calcext:value-type="float">
            <text:p>16,190</text:p>
          </table:table-cell>
          <table:table-cell table:style-name="ce45" office:value-type="float" office:value="13412" calcext:value-type="float">
            <text:p>13,4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852" calcext:value-type="float">
            <text:p>8,852</text:p>
          </table:table-cell>
          <table:table-cell table:style-name="ce38" table:formula="of:=SUM([.D22:.E22])" office:value-type="float" office:value="27703" calcext:value-type="float">
            <text:p>27,703</text:p>
          </table:table-cell>
          <table:table-cell table:style-name="ce38" office:value-type="float" office:value="15227" calcext:value-type="float">
            <text:p>15,227</text:p>
          </table:table-cell>
          <table:table-cell table:style-name="ce45" office:value-type="float" office:value="12476" calcext:value-type="float">
            <text:p>12,4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355" calcext:value-type="float">
            <text:p>9,355</text:p>
          </table:table-cell>
          <table:table-cell table:style-name="ce38" table:formula="of:=SUM([.D23:.E23])" office:value-type="float" office:value="31187" calcext:value-type="float">
            <text:p>31,187</text:p>
          </table:table-cell>
          <table:table-cell table:style-name="ce38" office:value-type="float" office:value="16712" calcext:value-type="float">
            <text:p>16,712</text:p>
          </table:table-cell>
          <table:table-cell table:style-name="ce45" office:value-type="float" office:value="14475" calcext:value-type="float">
            <text:p>14,47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9733" calcext:value-type="float">
            <text:p>9,733</text:p>
          </table:table-cell>
          <table:table-cell table:style-name="ce39" table:formula="of:=SUM([.D24:.E24])" office:value-type="float" office:value="29746" calcext:value-type="float">
            <text:p>29,746</text:p>
          </table:table-cell>
          <table:table-cell table:style-name="ce39" office:value-type="float" office:value="16336" calcext:value-type="float">
            <text:p>16,336</text:p>
          </table:table-cell>
          <table:table-cell table:style-name="ce52" office:value-type="float" office:value="13410" calcext:value-type="float">
            <text:p>13,410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69624" calcext:value-type="float">
            <text:p>169,624</text:p>
          </table:table-cell>
          <table:table-cell table:style-name="ce44" table:formula="of:=SUM([.C5:.C22])" office:value-type="float" office:value="549828" calcext:value-type="float">
            <text:p>549,828</text:p>
          </table:table-cell>
          <table:table-cell table:style-name="ce38" table:formula="of:=SUM([.D5:.D22])" office:value-type="float" office:value="288253" calcext:value-type="float">
            <text:p>288,253</text:p>
          </table:table-cell>
          <table:table-cell table:style-name="ce45" table:formula="of:=SUM([.E5:.E22])" office:value-type="float" office:value="261575" calcext:value-type="float">
            <text:p>261,5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481" calcext:value-type="float">
            <text:p>10,481</text:p>
          </table:table-cell>
          <table:table-cell table:style-name="ce38" table:formula="of:=SUM([.D5:.E5])" office:value-type="float" office:value="35688" calcext:value-type="float">
            <text:p>35,688</text:p>
          </table:table-cell>
          <table:table-cell table:style-name="ce38" office:value-type="float" office:value="18551" calcext:value-type="float">
            <text:p>18,551</text:p>
          </table:table-cell>
          <table:table-cell table:style-name="ce45" office:value-type="float" office:value="17137" calcext:value-type="float">
            <text:p>17,1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662" calcext:value-type="float">
            <text:p>13,662</text:p>
          </table:table-cell>
          <table:table-cell table:style-name="ce38" table:formula="of:=SUM([.D6:.E6])" office:value-type="float" office:value="44284" calcext:value-type="float">
            <text:p>44,284</text:p>
          </table:table-cell>
          <table:table-cell table:style-name="ce38" office:value-type="float" office:value="22729" calcext:value-type="float">
            <text:p>22,729</text:p>
          </table:table-cell>
          <table:table-cell table:style-name="ce45" office:value-type="float" office:value="21555" calcext:value-type="float">
            <text:p>21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12" calcext:value-type="float">
            <text:p>9,912</text:p>
          </table:table-cell>
          <table:table-cell table:style-name="ce38" table:formula="of:=SUM([.D7:.E7])" office:value-type="float" office:value="31159" calcext:value-type="float">
            <text:p>31,159</text:p>
          </table:table-cell>
          <table:table-cell table:style-name="ce38" office:value-type="float" office:value="16106" calcext:value-type="float">
            <text:p>16,106</text:p>
          </table:table-cell>
          <table:table-cell table:style-name="ce45" office:value-type="float" office:value="15053" calcext:value-type="float">
            <text:p>15,0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868" calcext:value-type="float">
            <text:p>10,868</text:p>
          </table:table-cell>
          <table:table-cell table:style-name="ce38" table:formula="of:=SUM([.D8:.E8])" office:value-type="float" office:value="34256" calcext:value-type="float">
            <text:p>34,256</text:p>
          </table:table-cell>
          <table:table-cell table:style-name="ce38" office:value-type="float" office:value="17690" calcext:value-type="float">
            <text:p>17,690</text:p>
          </table:table-cell>
          <table:table-cell table:style-name="ce45" office:value-type="float" office:value="16566" calcext:value-type="float">
            <text:p>16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705" calcext:value-type="float">
            <text:p>21,705</text:p>
          </table:table-cell>
          <table:table-cell table:style-name="ce38" table:formula="of:=SUM([.D9:.E9])" office:value-type="float" office:value="72757" calcext:value-type="float">
            <text:p>72,757</text:p>
          </table:table-cell>
          <table:table-cell table:style-name="ce38" office:value-type="float" office:value="37547" calcext:value-type="float">
            <text:p>37,547</text:p>
          </table:table-cell>
          <table:table-cell table:style-name="ce45" office:value-type="float" office:value="35210" calcext:value-type="float">
            <text:p>35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8" table:formula="of:=SUM([.D10:.E10])" office:value-type="float" office:value="16729" calcext:value-type="float">
            <text:p>16,729</text:p>
          </table:table-cell>
          <table:table-cell table:style-name="ce38" office:value-type="float" office:value="8940" calcext:value-type="float">
            <text:p>8,940</text:p>
          </table:table-cell>
          <table:table-cell table:style-name="ce45" office:value-type="float" office:value="7789" calcext:value-type="float">
            <text:p>7,7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088" calcext:value-type="float">
            <text:p>10,088</text:p>
          </table:table-cell>
          <table:table-cell table:style-name="ce38" table:formula="of:=SUM([.D11:.E11])" office:value-type="float" office:value="35353" calcext:value-type="float">
            <text:p>35,353</text:p>
          </table:table-cell>
          <table:table-cell table:style-name="ce38" office:value-type="float" office:value="18671" calcext:value-type="float">
            <text:p>18,671</text:p>
          </table:table-cell>
          <table:table-cell table:style-name="ce45" office:value-type="float" office:value="16682" calcext:value-type="float">
            <text:p>16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45" calcext:value-type="float">
            <text:p>8,945</text:p>
          </table:table-cell>
          <table:table-cell table:style-name="ce38" table:formula="of:=SUM([.D12:.E12])" office:value-type="float" office:value="27137" calcext:value-type="float">
            <text:p>27,137</text:p>
          </table:table-cell>
          <table:table-cell table:style-name="ce38" office:value-type="float" office:value="14417" calcext:value-type="float">
            <text:p>14,417</text:p>
          </table:table-cell>
          <table:table-cell table:style-name="ce45" office:value-type="float" office:value="12720" calcext:value-type="float">
            <text:p>12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30" calcext:value-type="float">
            <text:p>9,130</text:p>
          </table:table-cell>
          <table:table-cell table:style-name="ce38" table:formula="of:=SUM([.D13:.E13])" office:value-type="float" office:value="28476" calcext:value-type="float">
            <text:p>28,476</text:p>
          </table:table-cell>
          <table:table-cell table:style-name="ce38" office:value-type="float" office:value="15224" calcext:value-type="float">
            <text:p>15,224</text:p>
          </table:table-cell>
          <table:table-cell table:style-name="ce45" office:value-type="float" office:value="13252" calcext:value-type="float">
            <text:p>13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8" table:formula="of:=SUM([.D14:.E14])" office:value-type="float" office:value="21796" calcext:value-type="float">
            <text:p>21,796</text:p>
          </table:table-cell>
          <table:table-cell table:style-name="ce38" office:value-type="float" office:value="11369" calcext:value-type="float">
            <text:p>11,369</text:p>
          </table:table-cell>
          <table:table-cell table:style-name="ce45" office:value-type="float" office:value="10427" calcext:value-type="float">
            <text:p>10,4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65" calcext:value-type="float">
            <text:p>5,565</text:p>
          </table:table-cell>
          <table:table-cell table:style-name="ce38" table:formula="of:=SUM([.D15:.E15])" office:value-type="float" office:value="17474" calcext:value-type="float">
            <text:p>17,474</text:p>
          </table:table-cell>
          <table:table-cell table:style-name="ce38" office:value-type="float" office:value="9385" calcext:value-type="float">
            <text:p>9,385</text:p>
          </table:table-cell>
          <table:table-cell table:style-name="ce45" office:value-type="float" office:value="8089" calcext:value-type="float">
            <text:p>8,0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22" calcext:value-type="float">
            <text:p>17,122</text:p>
          </table:table-cell>
          <table:table-cell table:style-name="ce38" table:formula="of:=SUM([.D16:.E16])" office:value-type="float" office:value="53316" calcext:value-type="float">
            <text:p>53,316</text:p>
          </table:table-cell>
          <table:table-cell table:style-name="ce38" office:value-type="float" office:value="27773" calcext:value-type="float">
            <text:p>27,773</text:p>
          </table:table-cell>
          <table:table-cell table:style-name="ce45" office:value-type="float" office:value="25543" calcext:value-type="float">
            <text:p>25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562" calcext:value-type="float">
            <text:p>14,562</text:p>
          </table:table-cell>
          <table:table-cell table:style-name="ce38" table:formula="of:=SUM([.D17:.E17])" office:value-type="float" office:value="47828" calcext:value-type="float">
            <text:p>47,828</text:p>
          </table:table-cell>
          <table:table-cell table:style-name="ce38" office:value-type="float" office:value="25091" calcext:value-type="float">
            <text:p>25,091</text:p>
          </table:table-cell>
          <table:table-cell table:style-name="ce45" office:value-type="float" office:value="22737" calcext:value-type="float">
            <text:p>22,7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083" calcext:value-type="float">
            <text:p>11,083</text:p>
          </table:table-cell>
          <table:table-cell table:style-name="ce38" table:formula="of:=SUM([.D18:.E18])" office:value-type="float" office:value="39375" calcext:value-type="float">
            <text:p>39,375</text:p>
          </table:table-cell>
          <table:table-cell table:style-name="ce38" office:value-type="float" office:value="21023" calcext:value-type="float">
            <text:p>21,023</text:p>
          </table:table-cell>
          <table:table-cell table:style-name="ce45" office:value-type="float" office:value="18352" calcext:value-type="float">
            <text:p>18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358" calcext:value-type="float">
            <text:p>6,358</text:p>
          </table:table-cell>
          <table:table-cell table:style-name="ce38" table:formula="of:=SUM([.D19:.E19])" office:value-type="float" office:value="22258" calcext:value-type="float">
            <text:p>22,258</text:p>
          </table:table-cell>
          <table:table-cell table:style-name="ce38" office:value-type="float" office:value="11820" calcext:value-type="float">
            <text:p>11,820</text:p>
          </table:table-cell>
          <table:table-cell table:style-name="ce45" office:value-type="float" office:value="10438" calcext:value-type="float">
            <text:p>10,4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8" table:formula="of:=SUM([.D20:.E20])" office:value-type="float" office:value="11718" calcext:value-type="float">
            <text:p>11,718</text:p>
          </table:table-cell>
          <table:table-cell table:style-name="ce42" office:value-type="float" office:value="6412" calcext:value-type="float">
            <text:p>6,412</text:p>
          </table:table-cell>
          <table:table-cell table:style-name="ce45" office:value-type="float" office:value="5306" calcext:value-type="float">
            <text:p>5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8" table:formula="of:=SUM([.D21:.E21])" office:value-type="float" office:value="4037" calcext:value-type="float">
            <text:p>4,037</text:p>
          </table:table-cell>
          <table:table-cell table:style-name="ce38" office:value-type="float" office:value="2184" calcext:value-type="float">
            <text:p>2,184</text:p>
          </table:table-cell>
          <table:table-cell table:style-name="ce45" office:value-type="float" office:value="1853" calcext:value-type="float">
            <text:p>1,85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54" calcext:value-type="float">
            <text:p>1,954</text:p>
          </table:table-cell>
          <table:table-cell table:style-name="ce39" table:formula="of:=SUM([.D22:.E22])" office:value-type="float" office:value="6187" calcext:value-type="float">
            <text:p>6,187</text:p>
          </table:table-cell>
          <table:table-cell table:style-name="ce39" office:value-type="float" office:value="3321" calcext:value-type="float">
            <text:p>3,321</text:p>
          </table:table-cell>
          <table:table-cell table:style-name="ce52" office:value-type="float" office:value="2866" calcext:value-type="float">
            <text:p>2,866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4576" calcext:value-type="float">
            <text:p>354,576</text:p>
          </table:table-cell>
          <table:table-cell table:style-name="ce44" table:formula="of:=SUM([.C5:.C35])" office:value-type="float" office:value="1104906" calcext:value-type="float">
            <text:p>1,104,906</text:p>
          </table:table-cell>
          <table:table-cell table:style-name="ce38" table:formula="of:=SUM([.D5:.D35])" office:value-type="float" office:value="566726" calcext:value-type="float">
            <text:p>566,726</text:p>
          </table:table-cell>
          <table:table-cell table:style-name="ce45" table:formula="of:=SUM([.E5:.E35])" office:value-type="float" office:value="538180" calcext:value-type="float">
            <text:p>538,18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221" calcext:value-type="float">
            <text:p>26,221</text:p>
          </table:table-cell>
          <table:table-cell table:style-name="ce38" table:formula="of:=SUM([.D5:.E5])" office:value-type="float" office:value="79043" calcext:value-type="float">
            <text:p>79,043</text:p>
          </table:table-cell>
          <table:table-cell table:style-name="ce38" office:value-type="float" office:value="39686" calcext:value-type="float">
            <text:p>39,686</text:p>
          </table:table-cell>
          <table:table-cell table:style-name="ce45" office:value-type="float" office:value="39357" calcext:value-type="float">
            <text:p>39,35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0639" calcext:value-type="float">
            <text:p>70,639</text:p>
          </table:table-cell>
          <table:table-cell table:style-name="ce38" table:formula="of:=SUM([.D6:.E6])" office:value-type="float" office:value="211267" calcext:value-type="float">
            <text:p>211,267</text:p>
          </table:table-cell>
          <table:table-cell table:style-name="ce38" office:value-type="float" office:value="105661" calcext:value-type="float">
            <text:p>105,661</text:p>
          </table:table-cell>
          <table:table-cell table:style-name="ce45" office:value-type="float" office:value="105606" calcext:value-type="float">
            <text:p>105,60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640" calcext:value-type="float">
            <text:p>9,640</text:p>
          </table:table-cell>
          <table:table-cell table:style-name="ce38" table:formula="of:=SUM([.D7:.E7])" office:value-type="float" office:value="27746" calcext:value-type="float">
            <text:p>27,746</text:p>
          </table:table-cell>
          <table:table-cell table:style-name="ce38" office:value-type="float" office:value="14495" calcext:value-type="float">
            <text:p>14,495</text:p>
          </table:table-cell>
          <table:table-cell table:style-name="ce45" office:value-type="float" office:value="13251" calcext:value-type="float">
            <text:p>13,2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32" calcext:value-type="float">
            <text:p>10,732</text:p>
          </table:table-cell>
          <table:table-cell table:style-name="ce38" table:formula="of:=SUM([.D8:.E8])" office:value-type="float" office:value="32203" calcext:value-type="float">
            <text:p>32,203</text:p>
          </table:table-cell>
          <table:table-cell table:style-name="ce38" office:value-type="float" office:value="17037" calcext:value-type="float">
            <text:p>17,037</text:p>
          </table:table-cell>
          <table:table-cell table:style-name="ce45" office:value-type="float" office:value="15166" calcext:value-type="float">
            <text:p>15,16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336" calcext:value-type="float">
            <text:p>14,336</text:p>
          </table:table-cell>
          <table:table-cell table:style-name="ce38" table:formula="of:=SUM([.D9:.E9])" office:value-type="float" office:value="46331" calcext:value-type="float">
            <text:p>46,331</text:p>
          </table:table-cell>
          <table:table-cell table:style-name="ce38" office:value-type="float" office:value="23757" calcext:value-type="float">
            <text:p>23,757</text:p>
          </table:table-cell>
          <table:table-cell table:style-name="ce45" office:value-type="float" office:value="22574" calcext:value-type="float">
            <text:p>22,5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456" calcext:value-type="float">
            <text:p>18,456</text:p>
          </table:table-cell>
          <table:table-cell table:style-name="ce38" table:formula="of:=SUM([.D10:.E10])" office:value-type="float" office:value="59208" calcext:value-type="float">
            <text:p>59,208</text:p>
          </table:table-cell>
          <table:table-cell table:style-name="ce38" office:value-type="float" office:value="29586" calcext:value-type="float">
            <text:p>29,586</text:p>
          </table:table-cell>
          <table:table-cell table:style-name="ce45" office:value-type="float" office:value="29622" calcext:value-type="float">
            <text:p>29,62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134" calcext:value-type="float">
            <text:p>13,134</text:p>
          </table:table-cell>
          <table:table-cell table:style-name="ce38" table:formula="of:=SUM([.D11:.E11])" office:value-type="float" office:value="44557" calcext:value-type="float">
            <text:p>44,557</text:p>
          </table:table-cell>
          <table:table-cell table:style-name="ce38" office:value-type="float" office:value="22915" calcext:value-type="float">
            <text:p>22,915</text:p>
          </table:table-cell>
          <table:table-cell table:style-name="ce45" office:value-type="float" office:value="21642" calcext:value-type="float">
            <text:p>21,6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692" calcext:value-type="float">
            <text:p>13,692</text:p>
          </table:table-cell>
          <table:table-cell table:style-name="ce38" table:formula="of:=SUM([.D12:.E12])" office:value-type="float" office:value="42795" calcext:value-type="float">
            <text:p>42,795</text:p>
          </table:table-cell>
          <table:table-cell table:style-name="ce38" office:value-type="float" office:value="21814" calcext:value-type="float">
            <text:p>21,814</text:p>
          </table:table-cell>
          <table:table-cell table:style-name="ce45" office:value-type="float" office:value="20981" calcext:value-type="float">
            <text:p>20,98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184" calcext:value-type="float">
            <text:p>9,184</text:p>
          </table:table-cell>
          <table:table-cell table:style-name="ce38" table:formula="of:=SUM([.D13:.E13])" office:value-type="float" office:value="28489" calcext:value-type="float">
            <text:p>28,489</text:p>
          </table:table-cell>
          <table:table-cell table:style-name="ce38" office:value-type="float" office:value="14677" calcext:value-type="float">
            <text:p>14,677</text:p>
          </table:table-cell>
          <table:table-cell table:style-name="ce45" office:value-type="float" office:value="13812" calcext:value-type="float">
            <text:p>13,8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573" calcext:value-type="float">
            <text:p>7,573</text:p>
          </table:table-cell>
          <table:table-cell table:style-name="ce38" table:formula="of:=SUM([.D14:.E14])" office:value-type="float" office:value="23167" calcext:value-type="float">
            <text:p>23,167</text:p>
          </table:table-cell>
          <table:table-cell table:style-name="ce38" office:value-type="float" office:value="12136" calcext:value-type="float">
            <text:p>12,136</text:p>
          </table:table-cell>
          <table:table-cell table:style-name="ce45" office:value-type="float" office:value="11031" calcext:value-type="float">
            <text:p>11,0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462" calcext:value-type="float">
            <text:p>8,462</text:p>
          </table:table-cell>
          <table:table-cell table:style-name="ce38" table:formula="of:=SUM([.D15:.E15])" office:value-type="float" office:value="26380" calcext:value-type="float">
            <text:p>26,380</text:p>
          </table:table-cell>
          <table:table-cell table:style-name="ce38" office:value-type="float" office:value="13769" calcext:value-type="float">
            <text:p>13,769</text:p>
          </table:table-cell>
          <table:table-cell table:style-name="ce45" office:value-type="float" office:value="12611" calcext:value-type="float">
            <text:p>12,6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27" calcext:value-type="float">
            <text:p>8,027</text:p>
          </table:table-cell>
          <table:table-cell table:style-name="ce38" table:formula="of:=SUM([.D16:.E16])" office:value-type="float" office:value="23710" calcext:value-type="float">
            <text:p>23,710</text:p>
          </table:table-cell>
          <table:table-cell table:style-name="ce38" office:value-type="float" office:value="12719" calcext:value-type="float">
            <text:p>12,719</text:p>
          </table:table-cell>
          <table:table-cell table:style-name="ce45" office:value-type="float" office:value="10991" calcext:value-type="float">
            <text:p>10,99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892" calcext:value-type="float">
            <text:p>8,892</text:p>
          </table:table-cell>
          <table:table-cell table:style-name="ce38" table:formula="of:=SUM([.D17:.E17])" office:value-type="float" office:value="26718" calcext:value-type="float">
            <text:p>26,718</text:p>
          </table:table-cell>
          <table:table-cell table:style-name="ce38" office:value-type="float" office:value="13889" calcext:value-type="float">
            <text:p>13,889</text:p>
          </table:table-cell>
          <table:table-cell table:style-name="ce45" office:value-type="float" office:value="12829" calcext:value-type="float">
            <text:p>12,8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20" calcext:value-type="float">
            <text:p>7,420</text:p>
          </table:table-cell>
          <table:table-cell table:style-name="ce38" table:formula="of:=SUM([.D18:.E18])" office:value-type="float" office:value="24349" calcext:value-type="float">
            <text:p>24,349</text:p>
          </table:table-cell>
          <table:table-cell table:style-name="ce38" office:value-type="float" office:value="12703" calcext:value-type="float">
            <text:p>12,703</text:p>
          </table:table-cell>
          <table:table-cell table:style-name="ce45" office:value-type="float" office:value="11646" calcext:value-type="float">
            <text:p>11,6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60" calcext:value-type="float">
            <text:p>7,460</text:p>
          </table:table-cell>
          <table:table-cell table:style-name="ce38" table:formula="of:=SUM([.D19:.E19])" office:value-type="float" office:value="22510" calcext:value-type="float">
            <text:p>22,510</text:p>
          </table:table-cell>
          <table:table-cell table:style-name="ce38" office:value-type="float" office:value="11623" calcext:value-type="float">
            <text:p>11,623</text:p>
          </table:table-cell>
          <table:table-cell table:style-name="ce45" office:value-type="float" office:value="10887" calcext:value-type="float">
            <text:p>10,8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8" table:formula="of:=SUM([.D20:.E20])" office:value-type="float" office:value="11289" calcext:value-type="float">
            <text:p>11,289</text:p>
          </table:table-cell>
          <table:table-cell table:style-name="ce42" office:value-type="float" office:value="6031" calcext:value-type="float">
            <text:p>6,031</text:p>
          </table:table-cell>
          <table:table-cell table:style-name="ce45" office:value-type="float" office:value="5258" calcext:value-type="float">
            <text:p>5,25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579" calcext:value-type="float">
            <text:p>7,579</text:p>
          </table:table-cell>
          <table:table-cell table:style-name="ce38" table:formula="of:=SUM([.D21:.E21])" office:value-type="float" office:value="25507" calcext:value-type="float">
            <text:p>25,507</text:p>
          </table:table-cell>
          <table:table-cell table:style-name="ce38" office:value-type="float" office:value="13054" calcext:value-type="float">
            <text:p>13,054</text:p>
          </table:table-cell>
          <table:table-cell table:style-name="ce45" office:value-type="float" office:value="12453" calcext:value-type="float">
            <text:p>12,4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59" calcext:value-type="float">
            <text:p>7,759</text:p>
          </table:table-cell>
          <table:table-cell table:style-name="ce38" table:formula="of:=SUM([.D22:.E22])" office:value-type="float" office:value="25415" calcext:value-type="float">
            <text:p>25,415</text:p>
          </table:table-cell>
          <table:table-cell table:style-name="ce38" office:value-type="float" office:value="13326" calcext:value-type="float">
            <text:p>13,326</text:p>
          </table:table-cell>
          <table:table-cell table:style-name="ce45" office:value-type="float" office:value="12089" calcext:value-type="float">
            <text:p>12,08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63" calcext:value-type="float">
            <text:p>7,263</text:p>
          </table:table-cell>
          <table:table-cell table:style-name="ce38" table:formula="of:=SUM([.D23:.E23])" office:value-type="float" office:value="21964" calcext:value-type="float">
            <text:p>21,964</text:p>
          </table:table-cell>
          <table:table-cell table:style-name="ce38" office:value-type="float" office:value="11253" calcext:value-type="float">
            <text:p>11,253</text:p>
          </table:table-cell>
          <table:table-cell table:style-name="ce45" office:value-type="float" office:value="10711" calcext:value-type="float">
            <text:p>10,7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64" calcext:value-type="float">
            <text:p>4,164</text:p>
          </table:table-cell>
          <table:table-cell table:style-name="ce38" table:formula="of:=SUM([.D24:.E24])" office:value-type="float" office:value="12551" calcext:value-type="float">
            <text:p>12,551</text:p>
          </table:table-cell>
          <table:table-cell table:style-name="ce38" office:value-type="float" office:value="6454" calcext:value-type="float">
            <text:p>6,454</text:p>
          </table:table-cell>
          <table:table-cell table:style-name="ce45" office:value-type="float" office:value="6097" calcext:value-type="float">
            <text:p>6,0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414" calcext:value-type="float">
            <text:p>10,414</text:p>
          </table:table-cell>
          <table:table-cell table:style-name="ce38" table:formula="of:=SUM([.D25:.E25])" office:value-type="float" office:value="35390" calcext:value-type="float">
            <text:p>35,390</text:p>
          </table:table-cell>
          <table:table-cell table:style-name="ce38" office:value-type="float" office:value="17844" calcext:value-type="float">
            <text:p>17,844</text:p>
          </table:table-cell>
          <table:table-cell table:style-name="ce45" office:value-type="float" office:value="17546" calcext:value-type="float">
            <text:p>17,5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786" calcext:value-type="float">
            <text:p>8,786</text:p>
          </table:table-cell>
          <table:table-cell table:style-name="ce38" table:formula="of:=SUM([.D26:.E26])" office:value-type="float" office:value="30038" calcext:value-type="float">
            <text:p>30,038</text:p>
          </table:table-cell>
          <table:table-cell table:style-name="ce38" office:value-type="float" office:value="15635" calcext:value-type="float">
            <text:p>15,635</text:p>
          </table:table-cell>
          <table:table-cell table:style-name="ce45" office:value-type="float" office:value="14403" calcext:value-type="float">
            <text:p>14,4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692" calcext:value-type="float">
            <text:p>2,692</text:p>
          </table:table-cell>
          <table:table-cell table:style-name="ce38" table:formula="of:=SUM([.D27:.E27])" office:value-type="float" office:value="8071" calcext:value-type="float">
            <text:p>8,071</text:p>
          </table:table-cell>
          <table:table-cell table:style-name="ce38" office:value-type="float" office:value="4273" calcext:value-type="float">
            <text:p>4,273</text:p>
          </table:table-cell>
          <table:table-cell table:style-name="ce45" office:value-type="float" office:value="3798" calcext:value-type="float">
            <text:p>3,7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4999" calcext:value-type="float">
            <text:p>4,999</text:p>
          </table:table-cell>
          <table:table-cell table:style-name="ce38" table:formula="of:=SUM([.D28:.E28])" office:value-type="float" office:value="15792" calcext:value-type="float">
            <text:p>15,792</text:p>
          </table:table-cell>
          <table:table-cell table:style-name="ce38" office:value-type="float" office:value="8231" calcext:value-type="float">
            <text:p>8,231</text:p>
          </table:table-cell>
          <table:table-cell table:style-name="ce45" office:value-type="float" office:value="7561" calcext:value-type="float">
            <text:p>7,56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0" calcext:value-type="float">
            <text:p>3,590</text:p>
          </table:table-cell>
          <table:table-cell table:style-name="ce38" table:formula="of:=SUM([.D29:.E29])" office:value-type="float" office:value="10970" calcext:value-type="float">
            <text:p>10,970</text:p>
          </table:table-cell>
          <table:table-cell table:style-name="ce38" office:value-type="float" office:value="5843" calcext:value-type="float">
            <text:p>5,843</text:p>
          </table:table-cell>
          <table:table-cell table:style-name="ce45" office:value-type="float" office:value="5127" calcext:value-type="float">
            <text:p>5,1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8" table:formula="of:=SUM([.D30:.E30])" office:value-type="float" office:value="8971" calcext:value-type="float">
            <text:p>8,971</text:p>
          </table:table-cell>
          <table:table-cell table:style-name="ce38" office:value-type="float" office:value="4927" calcext:value-type="float">
            <text:p>4,927</text:p>
          </table:table-cell>
          <table:table-cell table:style-name="ce45" office:value-type="float" office:value="4044" calcext:value-type="float">
            <text:p>4,04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35" calcext:value-type="float">
            <text:p>1,935</text:p>
          </table:table-cell>
          <table:table-cell table:style-name="ce38" table:formula="of:=SUM([.D31:.E31])" office:value-type="float" office:value="5610" calcext:value-type="float">
            <text:p>5,610</text:p>
          </table:table-cell>
          <table:table-cell table:style-name="ce38" office:value-type="float" office:value="3121" calcext:value-type="float">
            <text:p>3,121</text:p>
          </table:table-cell>
          <table:table-cell table:style-name="ce45" office:value-type="float" office:value="2489" calcext:value-type="float">
            <text:p>2,48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172" calcext:value-type="float">
            <text:p>23,172</text:p>
          </table:table-cell>
          <table:table-cell table:style-name="ce38" table:formula="of:=SUM([.D32:.E32])" office:value-type="float" office:value="67881" calcext:value-type="float">
            <text:p>67,881</text:p>
          </table:table-cell>
          <table:table-cell table:style-name="ce38" office:value-type="float" office:value="35104" calcext:value-type="float">
            <text:p>35,104</text:p>
          </table:table-cell>
          <table:table-cell table:style-name="ce45" office:value-type="float" office:value="32777" calcext:value-type="float">
            <text:p>32,77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521" calcext:value-type="float">
            <text:p>19,521</text:p>
          </table:table-cell>
          <table:table-cell table:style-name="ce38" table:formula="of:=SUM([.D33:.E33])" office:value-type="float" office:value="65682" calcext:value-type="float">
            <text:p>65,682</text:p>
          </table:table-cell>
          <table:table-cell table:style-name="ce38" office:value-type="float" office:value="33552" calcext:value-type="float">
            <text:p>33,552</text:p>
          </table:table-cell>
          <table:table-cell table:style-name="ce45" office:value-type="float" office:value="32130" calcext:value-type="float">
            <text:p>32,1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53" calcext:value-type="float">
            <text:p>10,453</text:p>
          </table:table-cell>
          <table:table-cell table:style-name="ce38" table:formula="of:=SUM([.D34:.E34])" office:value-type="float" office:value="36882" calcext:value-type="float">
            <text:p>36,882</text:p>
          </table:table-cell>
          <table:table-cell table:style-name="ce38" office:value-type="float" office:value="19200" calcext:value-type="float">
            <text:p>19,200</text:p>
          </table:table-cell>
          <table:table-cell table:style-name="ce45" office:value-type="float" office:value="17682" calcext:value-type="float">
            <text:p>17,68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63" calcext:value-type="float">
            <text:p>1,563</text:p>
          </table:table-cell>
          <table:table-cell table:style-name="ce39" table:formula="of:=SUM([.D35:.E35])" office:value-type="float" office:value="4420" calcext:value-type="float">
            <text:p>4,420</text:p>
          </table:table-cell>
          <table:table-cell table:style-name="ce39" office:value-type="float" office:value="2411" calcext:value-type="float">
            <text:p>2,411</text:p>
          </table:table-cell>
          <table:table-cell table:style-name="ce52" office:value-type="float" office:value="2009" calcext:value-type="float">
            <text:p>2,0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6111" calcext:value-type="float">
            <text:p>416,111</text:p>
          </table:table-cell>
          <table:table-cell table:style-name="ce44" table:formula="of:=SUM([.C5:.C31])" office:value-type="float" office:value="1243463" calcext:value-type="float">
            <text:p>1,243,463</text:p>
          </table:table-cell>
          <table:table-cell table:style-name="ce38" table:formula="of:=SUM([.D5:.D31])" office:value-type="float" office:value="640089" calcext:value-type="float">
            <text:p>640,089</text:p>
          </table:table-cell>
          <table:table-cell table:style-name="ce45" table:formula="of:=SUM([.E5:.E31])" office:value-type="float" office:value="603374" calcext:value-type="float">
            <text:p>603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1642" calcext:value-type="float">
            <text:p>121,642</text:p>
          </table:table-cell>
          <table:table-cell table:style-name="ce38" table:formula="of:=SUM([.D5:.E5])" office:value-type="float" office:value="338830" calcext:value-type="float">
            <text:p>338,830</text:p>
          </table:table-cell>
          <table:table-cell table:style-name="ce38" office:value-type="float" office:value="169745" calcext:value-type="float">
            <text:p>169,745</text:p>
          </table:table-cell>
          <table:table-cell table:style-name="ce45" office:value-type="float" office:value="169085" calcext:value-type="float">
            <text:p>169,0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1953" calcext:value-type="float">
            <text:p>31,953</text:p>
          </table:table-cell>
          <table:table-cell table:style-name="ce38" table:formula="of:=SUM([.D6:.E6])" office:value-type="float" office:value="96275" calcext:value-type="float">
            <text:p>96,275</text:p>
          </table:table-cell>
          <table:table-cell table:style-name="ce38" office:value-type="float" office:value="48709" calcext:value-type="float">
            <text:p>48,709</text:p>
          </table:table-cell>
          <table:table-cell table:style-name="ce45" office:value-type="float" office:value="47566" calcext:value-type="float">
            <text:p>47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30" calcext:value-type="float">
            <text:p>13,530</text:p>
          </table:table-cell>
          <table:table-cell table:style-name="ce38" table:formula="of:=SUM([.D7:.E7])" office:value-type="float" office:value="41041" calcext:value-type="float">
            <text:p>41,041</text:p>
          </table:table-cell>
          <table:table-cell table:style-name="ce38" office:value-type="float" office:value="21498" calcext:value-type="float">
            <text:p>21,498</text:p>
          </table:table-cell>
          <table:table-cell table:style-name="ce45" office:value-type="float" office:value="19543" calcext:value-type="float">
            <text:p>19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643" calcext:value-type="float">
            <text:p>13,643</text:p>
          </table:table-cell>
          <table:table-cell table:style-name="ce38" table:formula="of:=SUM([.D8:.E8])" office:value-type="float" office:value="43990" calcext:value-type="float">
            <text:p>43,990</text:p>
          </table:table-cell>
          <table:table-cell table:style-name="ce38" office:value-type="float" office:value="23089" calcext:value-type="float">
            <text:p>23,089</text:p>
          </table:table-cell>
          <table:table-cell table:style-name="ce45" office:value-type="float" office:value="20901" calcext:value-type="float">
            <text:p>20,9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371" calcext:value-type="float">
            <text:p>23,371</text:p>
          </table:table-cell>
          <table:table-cell table:style-name="ce38" table:formula="of:=SUM([.D9:.E9])" office:value-type="float" office:value="71342" calcext:value-type="float">
            <text:p>71,342</text:p>
          </table:table-cell>
          <table:table-cell table:style-name="ce38" office:value-type="float" office:value="36833" calcext:value-type="float">
            <text:p>36,833</text:p>
          </table:table-cell>
          <table:table-cell table:style-name="ce45" office:value-type="float" office:value="34509" calcext:value-type="float">
            <text:p>34,5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621" calcext:value-type="float">
            <text:p>36,621</text:p>
          </table:table-cell>
          <table:table-cell table:style-name="ce38" table:formula="of:=SUM([.D10:.E10])" office:value-type="float" office:value="109131" calcext:value-type="float">
            <text:p>109,131</text:p>
          </table:table-cell>
          <table:table-cell table:style-name="ce38" office:value-type="float" office:value="57077" calcext:value-type="float">
            <text:p>57,077</text:p>
          </table:table-cell>
          <table:table-cell table:style-name="ce45" office:value-type="float" office:value="52054" calcext:value-type="float">
            <text:p>52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62" calcext:value-type="float">
            <text:p>12,862</text:p>
          </table:table-cell>
          <table:table-cell table:style-name="ce38" table:formula="of:=SUM([.D11:.E11])" office:value-type="float" office:value="44763" calcext:value-type="float">
            <text:p>44,763</text:p>
          </table:table-cell>
          <table:table-cell table:style-name="ce38" office:value-type="float" office:value="23250" calcext:value-type="float">
            <text:p>23,250</text:p>
          </table:table-cell>
          <table:table-cell table:style-name="ce45" office:value-type="float" office:value="21513" calcext:value-type="float">
            <text:p>21,5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426" calcext:value-type="float">
            <text:p>23,426</text:p>
          </table:table-cell>
          <table:table-cell table:style-name="ce38" table:formula="of:=SUM([.D12:.E12])" office:value-type="float" office:value="68298" calcext:value-type="float">
            <text:p>68,298</text:p>
          </table:table-cell>
          <table:table-cell table:style-name="ce38" office:value-type="float" office:value="35359" calcext:value-type="float">
            <text:p>35,359</text:p>
          </table:table-cell>
          <table:table-cell table:style-name="ce45" office:value-type="float" office:value="32939" calcext:value-type="float">
            <text:p>32,9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266" calcext:value-type="float">
            <text:p>11,266</text:p>
          </table:table-cell>
          <table:table-cell table:style-name="ce38" table:formula="of:=SUM([.D13:.E13])" office:value-type="float" office:value="32714" calcext:value-type="float">
            <text:p>32,714</text:p>
          </table:table-cell>
          <table:table-cell table:style-name="ce38" office:value-type="float" office:value="16897" calcext:value-type="float">
            <text:p>16,897</text:p>
          </table:table-cell>
          <table:table-cell table:style-name="ce45" office:value-type="float" office:value="15817" calcext:value-type="float">
            <text:p>15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641" calcext:value-type="float">
            <text:p>15,641</text:p>
          </table:table-cell>
          <table:table-cell table:style-name="ce38" table:formula="of:=SUM([.D14:.E14])" office:value-type="float" office:value="41432" calcext:value-type="float">
            <text:p>41,432</text:p>
          </table:table-cell>
          <table:table-cell table:style-name="ce38" office:value-type="float" office:value="21153" calcext:value-type="float">
            <text:p>21,153</text:p>
          </table:table-cell>
          <table:table-cell table:style-name="ce45" office:value-type="float" office:value="20279" calcext:value-type="float">
            <text:p>20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12" calcext:value-type="float">
            <text:p>12,212</text:p>
          </table:table-cell>
          <table:table-cell table:style-name="ce38" table:formula="of:=SUM([.D15:.E15])" office:value-type="float" office:value="36459" calcext:value-type="float">
            <text:p>36,459</text:p>
          </table:table-cell>
          <table:table-cell table:style-name="ce38" office:value-type="float" office:value="18838" calcext:value-type="float">
            <text:p>18,838</text:p>
          </table:table-cell>
          <table:table-cell table:style-name="ce45" office:value-type="float" office:value="17621" calcext:value-type="float">
            <text:p>17,6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620" calcext:value-type="float">
            <text:p>9,620</text:p>
          </table:table-cell>
          <table:table-cell table:style-name="ce38" table:formula="of:=SUM([.D16:.E16])" office:value-type="float" office:value="31169" calcext:value-type="float">
            <text:p>31,169</text:p>
          </table:table-cell>
          <table:table-cell table:style-name="ce38" office:value-type="float" office:value="16697" calcext:value-type="float">
            <text:p>16,697</text:p>
          </table:table-cell>
          <table:table-cell table:style-name="ce45" office:value-type="float" office:value="14472" calcext:value-type="float">
            <text:p>14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8" table:formula="of:=SUM([.D17:.E17])" office:value-type="float" office:value="8489" calcext:value-type="float">
            <text:p>8,489</text:p>
          </table:table-cell>
          <table:table-cell table:style-name="ce38" office:value-type="float" office:value="4734" calcext:value-type="float">
            <text:p>4,734</text:p>
          </table:table-cell>
          <table:table-cell table:style-name="ce45" office:value-type="float" office:value="3755" calcext:value-type="float">
            <text:p>3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03" calcext:value-type="float">
            <text:p>8,903</text:p>
          </table:table-cell>
          <table:table-cell table:style-name="ce38" table:formula="of:=SUM([.D18:.E18])" office:value-type="float" office:value="30894" calcext:value-type="float">
            <text:p>30,894</text:p>
          </table:table-cell>
          <table:table-cell table:style-name="ce38" office:value-type="float" office:value="15623" calcext:value-type="float">
            <text:p>15,623</text:p>
          </table:table-cell>
          <table:table-cell table:style-name="ce45" office:value-type="float" office:value="15271" calcext:value-type="float">
            <text:p>15,2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445" calcext:value-type="float">
            <text:p>15,445</text:p>
          </table:table-cell>
          <table:table-cell table:style-name="ce38" table:formula="of:=SUM([.D19:.E19])" office:value-type="float" office:value="54483" calcext:value-type="float">
            <text:p>54,483</text:p>
          </table:table-cell>
          <table:table-cell table:style-name="ce38" office:value-type="float" office:value="27900" calcext:value-type="float">
            <text:p>27,900</text:p>
          </table:table-cell>
          <table:table-cell table:style-name="ce45" office:value-type="float" office:value="26583" calcext:value-type="float">
            <text:p>26,5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089" calcext:value-type="float">
            <text:p>9,089</text:p>
          </table:table-cell>
          <table:table-cell table:style-name="ce38" table:formula="of:=SUM([.D20:.E20])" office:value-type="float" office:value="28590" calcext:value-type="float">
            <text:p>28,590</text:p>
          </table:table-cell>
          <table:table-cell table:style-name="ce42" office:value-type="float" office:value="14805" calcext:value-type="float">
            <text:p>14,805</text:p>
          </table:table-cell>
          <table:table-cell table:style-name="ce45" office:value-type="float" office:value="13785" calcext:value-type="float">
            <text:p>13,7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27" calcext:value-type="float">
            <text:p>9,927</text:p>
          </table:table-cell>
          <table:table-cell table:style-name="ce38" table:formula="of:=SUM([.D21:.E21])" office:value-type="float" office:value="31921" calcext:value-type="float">
            <text:p>31,921</text:p>
          </table:table-cell>
          <table:table-cell table:style-name="ce38" office:value-type="float" office:value="16758" calcext:value-type="float">
            <text:p>16,758</text:p>
          </table:table-cell>
          <table:table-cell table:style-name="ce45" office:value-type="float" office:value="15163" calcext:value-type="float">
            <text:p>15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44" calcext:value-type="float">
            <text:p>5,644</text:p>
          </table:table-cell>
          <table:table-cell table:style-name="ce38" table:formula="of:=SUM([.D22:.E22])" office:value-type="float" office:value="14161" calcext:value-type="float">
            <text:p>14,161</text:p>
          </table:table-cell>
          <table:table-cell table:style-name="ce38" office:value-type="float" office:value="7292" calcext:value-type="float">
            <text:p>7,292</text:p>
          </table:table-cell>
          <table:table-cell table:style-name="ce45" office:value-type="float" office:value="6869" calcext:value-type="float">
            <text:p>6,8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396" calcext:value-type="float">
            <text:p>6,396</text:p>
          </table:table-cell>
          <table:table-cell table:style-name="ce38" table:formula="of:=SUM([.D23:.E23])" office:value-type="float" office:value="20780" calcext:value-type="float">
            <text:p>20,780</text:p>
          </table:table-cell>
          <table:table-cell table:style-name="ce38" office:value-type="float" office:value="10915" calcext:value-type="float">
            <text:p>10,915</text:p>
          </table:table-cell>
          <table:table-cell table:style-name="ce45" office:value-type="float" office:value="9865" calcext:value-type="float">
            <text:p>9,8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515" calcext:value-type="float">
            <text:p>11,515</text:p>
          </table:table-cell>
          <table:table-cell table:style-name="ce38" table:formula="of:=SUM([.D24:.E24])" office:value-type="float" office:value="37166" calcext:value-type="float">
            <text:p>37,166</text:p>
          </table:table-cell>
          <table:table-cell table:style-name="ce38" office:value-type="float" office:value="19517" calcext:value-type="float">
            <text:p>19,517</text:p>
          </table:table-cell>
          <table:table-cell table:style-name="ce45" office:value-type="float" office:value="17649" calcext:value-type="float">
            <text:p>17,6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73" calcext:value-type="float">
            <text:p>5,673</text:p>
          </table:table-cell>
          <table:table-cell table:style-name="ce38" table:formula="of:=SUM([.D25:.E25])" office:value-type="float" office:value="15591" calcext:value-type="float">
            <text:p>15,591</text:p>
          </table:table-cell>
          <table:table-cell table:style-name="ce38" office:value-type="float" office:value="8487" calcext:value-type="float">
            <text:p>8,487</text:p>
          </table:table-cell>
          <table:table-cell table:style-name="ce45" office:value-type="float" office:value="7104" calcext:value-type="float">
            <text:p>7,1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8" table:formula="of:=SUM([.D26:.E26])" office:value-type="float" office:value="8184" calcext:value-type="float">
            <text:p>8,184</text:p>
          </table:table-cell>
          <table:table-cell table:style-name="ce38" office:value-type="float" office:value="4410" calcext:value-type="float">
            <text:p>4,410</text:p>
          </table:table-cell>
          <table:table-cell table:style-name="ce45" office:value-type="float" office:value="3774" calcext:value-type="float">
            <text:p>3,7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8" table:formula="of:=SUM([.D27:.E27])" office:value-type="float" office:value="11317" calcext:value-type="float">
            <text:p>11,317</text:p>
          </table:table-cell>
          <table:table-cell table:style-name="ce38" office:value-type="float" office:value="6212" calcext:value-type="float">
            <text:p>6,212</text:p>
          </table:table-cell>
          <table:table-cell table:style-name="ce45" office:value-type="float" office:value="5105" calcext:value-type="float">
            <text:p>5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69" calcext:value-type="float">
            <text:p>4,969</text:p>
          </table:table-cell>
          <table:table-cell table:style-name="ce38" table:formula="of:=SUM([.D28:.E28])" office:value-type="float" office:value="16434" calcext:value-type="float">
            <text:p>16,434</text:p>
          </table:table-cell>
          <table:table-cell table:style-name="ce38" office:value-type="float" office:value="8993" calcext:value-type="float">
            <text:p>8,993</text:p>
          </table:table-cell>
          <table:table-cell table:style-name="ce45" office:value-type="float" office:value="7441" calcext:value-type="float">
            <text:p>7,4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4" calcext:value-type="float">
            <text:p>524</text:p>
          </table:table-cell>
          <table:table-cell table:style-name="ce38" table:formula="of:=SUM([.D29:.E29])" office:value-type="float" office:value="1762" calcext:value-type="float">
            <text:p>1,762</text:p>
          </table:table-cell>
          <table:table-cell table:style-name="ce38" office:value-type="float" office:value="899" calcext:value-type="float">
            <text:p>899</text:p>
          </table:table-cell>
          <table:table-cell table:style-name="ce45" office:value-type="float" office:value="863" calcext:value-type="float">
            <text:p>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8" table:formula="of:=SUM([.D30:.E30])" office:value-type="float" office:value="4776" calcext:value-type="float">
            <text:p>4,776</text:p>
          </table:table-cell>
          <table:table-cell table:style-name="ce38" office:value-type="float" office:value="2567" calcext:value-type="float">
            <text:p>2,567</text:p>
          </table:table-cell>
          <table:table-cell table:style-name="ce45" office:value-type="float" office:value="2209" calcext:value-type="float">
            <text:p>2,2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2" calcext:value-type="float">
            <text:p>872</text:p>
          </table:table-cell>
          <table:table-cell table:style-name="ce39" table:formula="of:=SUM([.D31:.E31])" office:value-type="float" office:value="3471" calcext:value-type="float">
            <text:p>3,471</text:p>
          </table:table-cell>
          <table:table-cell table:style-name="ce39" office:value-type="float" office:value="1832" calcext:value-type="float">
            <text:p>1,832</text:p>
          </table:table-cell>
          <table:table-cell table:style-name="ce52" office:value-type="float" office:value="1639" calcext:value-type="float">
            <text:p>1,639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7643" calcext:value-type="float">
            <text:p>267,643</text:p>
          </table:table-cell>
          <table:table-cell table:style-name="ce44" table:formula="of:=SUM([.C5:.C37])" office:value-type="float" office:value="887914" calcext:value-type="float">
            <text:p>887,914</text:p>
          </table:table-cell>
          <table:table-cell table:style-name="ce38" table:formula="of:=SUM([.D5:.D37])" office:value-type="float" office:value="458805" calcext:value-type="float">
            <text:p>458,805</text:p>
          </table:table-cell>
          <table:table-cell table:style-name="ce45" table:formula="of:=SUM([.E5:.E37])" office:value-type="float" office:value="429109" calcext:value-type="float">
            <text:p>429,1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0964" calcext:value-type="float">
            <text:p>70,964</text:p>
          </table:table-cell>
          <table:table-cell table:style-name="ce38" table:formula="of:=SUM([.D5:.E5])" office:value-type="float" office:value="215797" calcext:value-type="float">
            <text:p>215,797</text:p>
          </table:table-cell>
          <table:table-cell table:style-name="ce38" office:value-type="float" office:value="108139" calcext:value-type="float">
            <text:p>108,139</text:p>
          </table:table-cell>
          <table:table-cell table:style-name="ce45" office:value-type="float" office:value="107658" calcext:value-type="float">
            <text:p>107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611" calcext:value-type="float">
            <text:p>17,611</text:p>
          </table:table-cell>
          <table:table-cell table:style-name="ce38" table:formula="of:=SUM([.D6:.E6])" office:value-type="float" office:value="56924" calcext:value-type="float">
            <text:p>56,924</text:p>
          </table:table-cell>
          <table:table-cell table:style-name="ce38" office:value-type="float" office:value="28767" calcext:value-type="float">
            <text:p>28,767</text:p>
          </table:table-cell>
          <table:table-cell table:style-name="ce45" office:value-type="float" office:value="28157" calcext:value-type="float">
            <text:p>28,1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709" calcext:value-type="float">
            <text:p>14,709</text:p>
          </table:table-cell>
          <table:table-cell table:style-name="ce38" table:formula="of:=SUM([.D7:.E7])" office:value-type="float" office:value="50556" calcext:value-type="float">
            <text:p>50,556</text:p>
          </table:table-cell>
          <table:table-cell table:style-name="ce38" office:value-type="float" office:value="25823" calcext:value-type="float">
            <text:p>25,823</text:p>
          </table:table-cell>
          <table:table-cell table:style-name="ce45" office:value-type="float" office:value="24733" calcext:value-type="float">
            <text:p>24,7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21" calcext:value-type="float">
            <text:p>10,321</text:p>
          </table:table-cell>
          <table:table-cell table:style-name="ce38" table:formula="of:=SUM([.D8:.E8])" office:value-type="float" office:value="31257" calcext:value-type="float">
            <text:p>31,257</text:p>
          </table:table-cell>
          <table:table-cell table:style-name="ce38" office:value-type="float" office:value="16208" calcext:value-type="float">
            <text:p>16,208</text:p>
          </table:table-cell>
          <table:table-cell table:style-name="ce45" office:value-type="float" office:value="15049" calcext:value-type="float">
            <text:p>15,0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784" calcext:value-type="float">
            <text:p>13,784</text:p>
          </table:table-cell>
          <table:table-cell table:style-name="ce38" table:formula="of:=SUM([.D9:.E9])" office:value-type="float" office:value="54561" calcext:value-type="float">
            <text:p>54,561</text:p>
          </table:table-cell>
          <table:table-cell table:style-name="ce38" office:value-type="float" office:value="28305" calcext:value-type="float">
            <text:p>28,305</text:p>
          </table:table-cell>
          <table:table-cell table:style-name="ce45" office:value-type="float" office:value="26256" calcext:value-type="float">
            <text:p>26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499" calcext:value-type="float">
            <text:p>9,499</text:p>
          </table:table-cell>
          <table:table-cell table:style-name="ce38" table:formula="of:=SUM([.D10:.E10])" office:value-type="float" office:value="30963" calcext:value-type="float">
            <text:p>30,963</text:p>
          </table:table-cell>
          <table:table-cell table:style-name="ce38" office:value-type="float" office:value="16282" calcext:value-type="float">
            <text:p>16,282</text:p>
          </table:table-cell>
          <table:table-cell table:style-name="ce45" office:value-type="float" office:value="14681" calcext:value-type="float">
            <text:p>14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8" table:formula="of:=SUM([.D11:.E11])" office:value-type="float" office:value="11632" calcext:value-type="float">
            <text:p>11,632</text:p>
          </table:table-cell>
          <table:table-cell table:style-name="ce38" office:value-type="float" office:value="6040" calcext:value-type="float">
            <text:p>6,040</text:p>
          </table:table-cell>
          <table:table-cell table:style-name="ce45" office:value-type="float" office:value="5592" calcext:value-type="float">
            <text:p>5,5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09" calcext:value-type="float">
            <text:p>6,409</text:p>
          </table:table-cell>
          <table:table-cell table:style-name="ce38" table:formula="of:=SUM([.D12:.E12])" office:value-type="float" office:value="23215" calcext:value-type="float">
            <text:p>23,215</text:p>
          </table:table-cell>
          <table:table-cell table:style-name="ce38" office:value-type="float" office:value="12096" calcext:value-type="float">
            <text:p>12,096</text:p>
          </table:table-cell>
          <table:table-cell table:style-name="ce45" office:value-type="float" office:value="11119" calcext:value-type="float">
            <text:p>11,1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61" calcext:value-type="float">
            <text:p>7,761</text:p>
          </table:table-cell>
          <table:table-cell table:style-name="ce38" table:formula="of:=SUM([.D13:.E13])" office:value-type="float" office:value="26519" calcext:value-type="float">
            <text:p>26,519</text:p>
          </table:table-cell>
          <table:table-cell table:style-name="ce38" office:value-type="float" office:value="13642" calcext:value-type="float">
            <text:p>13,642</text:p>
          </table:table-cell>
          <table:table-cell table:style-name="ce45" office:value-type="float" office:value="12877" calcext:value-type="float">
            <text:p>12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8" table:formula="of:=SUM([.D14:.E14])" office:value-type="float" office:value="27669" calcext:value-type="float">
            <text:p>27,669</text:p>
          </table:table-cell>
          <table:table-cell table:style-name="ce38" office:value-type="float" office:value="14434" calcext:value-type="float">
            <text:p>14,434</text:p>
          </table:table-cell>
          <table:table-cell table:style-name="ce45" office:value-type="float" office:value="13235" calcext:value-type="float">
            <text:p>13,2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03" calcext:value-type="float">
            <text:p>9,503</text:p>
          </table:table-cell>
          <table:table-cell table:style-name="ce38" table:formula="of:=SUM([.D15:.E15])" office:value-type="float" office:value="27397" calcext:value-type="float">
            <text:p>27,397</text:p>
          </table:table-cell>
          <table:table-cell table:style-name="ce38" office:value-type="float" office:value="14688" calcext:value-type="float">
            <text:p>14,688</text:p>
          </table:table-cell>
          <table:table-cell table:style-name="ce45" office:value-type="float" office:value="12709" calcext:value-type="float">
            <text:p>12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04" calcext:value-type="float">
            <text:p>6,304</text:p>
          </table:table-cell>
          <table:table-cell table:style-name="ce38" table:formula="of:=SUM([.D16:.E16])" office:value-type="float" office:value="22618" calcext:value-type="float">
            <text:p>22,618</text:p>
          </table:table-cell>
          <table:table-cell table:style-name="ce38" office:value-type="float" office:value="11951" calcext:value-type="float">
            <text:p>11,951</text:p>
          </table:table-cell>
          <table:table-cell table:style-name="ce45" office:value-type="float" office:value="10667" calcext:value-type="float">
            <text:p>10,6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246" calcext:value-type="float">
            <text:p>17,246</text:p>
          </table:table-cell>
          <table:table-cell table:style-name="ce38" table:formula="of:=SUM([.D17:.E17])" office:value-type="float" office:value="59325" calcext:value-type="float">
            <text:p>59,325</text:p>
          </table:table-cell>
          <table:table-cell table:style-name="ce38" office:value-type="float" office:value="31036" calcext:value-type="float">
            <text:p>31,036</text:p>
          </table:table-cell>
          <table:table-cell table:style-name="ce45" office:value-type="float" office:value="28289" calcext:value-type="float">
            <text:p>28,2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8" table:formula="of:=SUM([.D18:.E18])" office:value-type="float" office:value="18478" calcext:value-type="float">
            <text:p>18,478</text:p>
          </table:table-cell>
          <table:table-cell table:style-name="ce38" office:value-type="float" office:value="9865" calcext:value-type="float">
            <text:p>9,865</text:p>
          </table:table-cell>
          <table:table-cell table:style-name="ce45" office:value-type="float" office:value="8613" calcext:value-type="float">
            <text:p>8,6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8" table:formula="of:=SUM([.D19:.E19])" office:value-type="float" office:value="10988" calcext:value-type="float">
            <text:p>10,988</text:p>
          </table:table-cell>
          <table:table-cell table:style-name="ce38" office:value-type="float" office:value="5835" calcext:value-type="float">
            <text:p>5,835</text:p>
          </table:table-cell>
          <table:table-cell table:style-name="ce45" office:value-type="float" office:value="5153" calcext:value-type="float">
            <text:p>5,1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59" calcext:value-type="float">
            <text:p>8,259</text:p>
          </table:table-cell>
          <table:table-cell table:style-name="ce38" table:formula="of:=SUM([.D20:.E20])" office:value-type="float" office:value="27312" calcext:value-type="float">
            <text:p>27,312</text:p>
          </table:table-cell>
          <table:table-cell table:style-name="ce42" office:value-type="float" office:value="14504" calcext:value-type="float">
            <text:p>14,504</text:p>
          </table:table-cell>
          <table:table-cell table:style-name="ce45" office:value-type="float" office:value="12808" calcext:value-type="float">
            <text:p>12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51" calcext:value-type="float">
            <text:p>10,851</text:p>
          </table:table-cell>
          <table:table-cell table:style-name="ce38" table:formula="of:=SUM([.D21:.E21])" office:value-type="float" office:value="39368" calcext:value-type="float">
            <text:p>39,368</text:p>
          </table:table-cell>
          <table:table-cell table:style-name="ce38" office:value-type="float" office:value="20388" calcext:value-type="float">
            <text:p>20,388</text:p>
          </table:table-cell>
          <table:table-cell table:style-name="ce45" office:value-type="float" office:value="18980" calcext:value-type="float">
            <text:p>18,9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8" table:formula="of:=SUM([.D22:.E22])" office:value-type="float" office:value="17061" calcext:value-type="float">
            <text:p>17,061</text:p>
          </table:table-cell>
          <table:table-cell table:style-name="ce38" office:value-type="float" office:value="8825" calcext:value-type="float">
            <text:p>8,825</text:p>
          </table:table-cell>
          <table:table-cell table:style-name="ce45" office:value-type="float" office:value="8236" calcext:value-type="float">
            <text:p>8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8" table:formula="of:=SUM([.D23:.E23])" office:value-type="float" office:value="21242" calcext:value-type="float">
            <text:p>21,242</text:p>
          </table:table-cell>
          <table:table-cell table:style-name="ce38" office:value-type="float" office:value="11014" calcext:value-type="float">
            <text:p>11,014</text:p>
          </table:table-cell>
          <table:table-cell table:style-name="ce45" office:value-type="float" office:value="10228" calcext:value-type="float">
            <text:p>10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8" table:formula="of:=SUM([.D24:.E24])" office:value-type="float" office:value="12085" calcext:value-type="float">
            <text:p>12,085</text:p>
          </table:table-cell>
          <table:table-cell table:style-name="ce38" office:value-type="float" office:value="6208" calcext:value-type="float">
            <text:p>6,208</text:p>
          </table:table-cell>
          <table:table-cell table:style-name="ce45" office:value-type="float" office:value="5877" calcext:value-type="float">
            <text:p>5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585" calcext:value-type="float">
            <text:p>6,585</text:p>
          </table:table-cell>
          <table:table-cell table:style-name="ce38" table:formula="of:=SUM([.D25:.E25])" office:value-type="float" office:value="21725" calcext:value-type="float">
            <text:p>21,725</text:p>
          </table:table-cell>
          <table:table-cell table:style-name="ce38" office:value-type="float" office:value="11380" calcext:value-type="float">
            <text:p>11,380</text:p>
          </table:table-cell>
          <table:table-cell table:style-name="ce45" office:value-type="float" office:value="10345" calcext:value-type="float">
            <text:p>10,3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8" table:formula="of:=SUM([.D26:.E26])" office:value-type="float" office:value="12609" calcext:value-type="float">
            <text:p>12,609</text:p>
          </table:table-cell>
          <table:table-cell table:style-name="ce38" office:value-type="float" office:value="6991" calcext:value-type="float">
            <text:p>6,991</text:p>
          </table:table-cell>
          <table:table-cell table:style-name="ce45" office:value-type="float" office:value="5618" calcext:value-type="float">
            <text:p>5,6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8" table:formula="of:=SUM([.D27:.E27])" office:value-type="float" office:value="10004" calcext:value-type="float">
            <text:p>10,004</text:p>
          </table:table-cell>
          <table:table-cell table:style-name="ce38" office:value-type="float" office:value="5402" calcext:value-type="float">
            <text:p>5,402</text:p>
          </table:table-cell>
          <table:table-cell table:style-name="ce45" office:value-type="float" office:value="4602" calcext:value-type="float">
            <text:p>4,6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8" table:formula="of:=SUM([.D28:.E28])" office:value-type="float" office:value="8585" calcext:value-type="float">
            <text:p>8,585</text:p>
          </table:table-cell>
          <table:table-cell table:style-name="ce38" office:value-type="float" office:value="4714" calcext:value-type="float">
            <text:p>4,714</text:p>
          </table:table-cell>
          <table:table-cell table:style-name="ce45" office:value-type="float" office:value="3871" calcext:value-type="float">
            <text:p>3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8" table:formula="of:=SUM([.D29:.E29])" office:value-type="float" office:value="6221" calcext:value-type="float">
            <text:p>6,221</text:p>
          </table:table-cell>
          <table:table-cell table:style-name="ce38" office:value-type="float" office:value="3347" calcext:value-type="float">
            <text:p>3,347</text:p>
          </table:table-cell>
          <table:table-cell table:style-name="ce45" office:value-type="float" office:value="2874" calcext:value-type="float">
            <text:p>2,8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8" table:formula="of:=SUM([.D30:.E30])" office:value-type="float" office:value="7212" calcext:value-type="float">
            <text:p>7,212</text:p>
          </table:table-cell>
          <table:table-cell table:style-name="ce38" office:value-type="float" office:value="3698" calcext:value-type="float">
            <text:p>3,698</text:p>
          </table:table-cell>
          <table:table-cell table:style-name="ce45" office:value-type="float" office:value="3514" calcext:value-type="float">
            <text:p>3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58" calcext:value-type="float">
            <text:p>858</text:p>
          </table:table-cell>
          <table:table-cell table:style-name="ce38" table:formula="of:=SUM([.D31:.E31])" office:value-type="float" office:value="2711" calcext:value-type="float">
            <text:p>2,711</text:p>
          </table:table-cell>
          <table:table-cell table:style-name="ce38" office:value-type="float" office:value="1450" calcext:value-type="float">
            <text:p>1,450</text:p>
          </table:table-cell>
          <table:table-cell table:style-name="ce45" office:value-type="float" office:value="1261" calcext:value-type="float">
            <text:p>1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8" table:formula="of:=SUM([.D32:.E32])" office:value-type="float" office:value="6448" calcext:value-type="float">
            <text:p>6,448</text:p>
          </table:table-cell>
          <table:table-cell table:style-name="ce38" office:value-type="float" office:value="3364" calcext:value-type="float">
            <text:p>3,364</text:p>
          </table:table-cell>
          <table:table-cell table:style-name="ce45" office:value-type="float" office:value="3084" calcext:value-type="float">
            <text:p>3,0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8" table:formula="of:=SUM([.D33:.E33])" office:value-type="float" office:value="4895" calcext:value-type="float">
            <text:p>4,895</text:p>
          </table:table-cell>
          <table:table-cell table:style-name="ce38" office:value-type="float" office:value="2620" calcext:value-type="float">
            <text:p>2,620</text:p>
          </table:table-cell>
          <table:table-cell table:style-name="ce45" office:value-type="float" office:value="2275" calcext:value-type="float">
            <text:p>2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8" table:formula="of:=SUM([.D34:.E34])" office:value-type="float" office:value="7740" calcext:value-type="float">
            <text:p>7,740</text:p>
          </table:table-cell>
          <table:table-cell table:style-name="ce38" office:value-type="float" office:value="4002" calcext:value-type="float">
            <text:p>4,002</text:p>
          </table:table-cell>
          <table:table-cell table:style-name="ce45" office:value-type="float" office:value="3738" calcext:value-type="float">
            <text:p>3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8" table:formula="of:=SUM([.D35:.E35])" office:value-type="float" office:value="4972" calcext:value-type="float">
            <text:p>4,972</text:p>
          </table:table-cell>
          <table:table-cell table:style-name="ce38" office:value-type="float" office:value="2604" calcext:value-type="float">
            <text:p>2,604</text:p>
          </table:table-cell>
          <table:table-cell table:style-name="ce45" office:value-type="float" office:value="2368" calcext:value-type="float">
            <text:p>2,3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8" table:formula="of:=SUM([.D36:.E36])" office:value-type="float" office:value="4969" calcext:value-type="float">
            <text:p>4,969</text:p>
          </table:table-cell>
          <table:table-cell table:style-name="ce38" office:value-type="float" office:value="2647" calcext:value-type="float">
            <text:p>2,647</text:p>
          </table:table-cell>
          <table:table-cell table:style-name="ce45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69" calcext:value-type="float">
            <text:p>1,769</text:p>
          </table:table-cell>
          <table:table-cell table:style-name="ce39" table:formula="of:=SUM([.D37:.E37])" office:value-type="float" office:value="4856" calcext:value-type="float">
            <text:p>4,856</text:p>
          </table:table-cell>
          <table:table-cell table:style-name="ce39" office:value-type="float" office:value="2536" calcext:value-type="float">
            <text:p>2,536</text:p>
          </table:table-cell>
          <table:table-cell table:style-name="ce52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005" calcext:value-type="float">
            <text:p>78,005</text:p>
          </table:table-cell>
          <table:table-cell table:style-name="ce44" table:formula="of:=SUM([.C5:.C20])" office:value-type="float" office:value="233176" calcext:value-type="float">
            <text:p>233,176</text:p>
          </table:table-cell>
          <table:table-cell table:style-name="ce38" table:formula="of:=SUM([.D5:.D20])" office:value-type="float" office:value="122846" calcext:value-type="float">
            <text:p>122,846</text:p>
          </table:table-cell>
          <table:table-cell table:style-name="ce45" table:formula="of:=SUM([.E5:.E20])" office:value-type="float" office:value="110330" calcext:value-type="float">
            <text:p>110,3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6963" calcext:value-type="float">
            <text:p>36,963</text:p>
          </table:table-cell>
          <table:table-cell table:style-name="ce38" table:formula="of:=SUM([.D5:.E5])" office:value-type="float" office:value="110184" calcext:value-type="float">
            <text:p>110,184</text:p>
          </table:table-cell>
          <table:table-cell table:style-name="ce38" office:value-type="float" office:value="56168" calcext:value-type="float">
            <text:p>56,168</text:p>
          </table:table-cell>
          <table:table-cell table:style-name="ce45" office:value-type="float" office:value="54016" calcext:value-type="float">
            <text:p>54,0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22" calcext:value-type="float">
            <text:p>5,322</text:p>
          </table:table-cell>
          <table:table-cell table:style-name="ce44" table:formula="of:=SUM([.D6:.E6])" office:value-type="float" office:value="16308" calcext:value-type="float">
            <text:p>16,308</text:p>
          </table:table-cell>
          <table:table-cell table:style-name="ce38" office:value-type="float" office:value="8748" calcext:value-type="float">
            <text:p>8,748</text:p>
          </table:table-cell>
          <table:table-cell table:style-name="ce45" office:value-type="float" office:value="7560" calcext:value-type="float">
            <text:p>7,5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4" calcext:value-type="float">
            <text:p>3,194</text:p>
          </table:table-cell>
          <table:table-cell table:style-name="ce44" table:formula="of:=SUM([.D7:.E7])" office:value-type="float" office:value="9969" calcext:value-type="float">
            <text:p>9,969</text:p>
          </table:table-cell>
          <table:table-cell table:style-name="ce38" office:value-type="float" office:value="5272" calcext:value-type="float">
            <text:p>5,272</text:p>
          </table:table-cell>
          <table:table-cell table:style-name="ce45" office:value-type="float" office:value="4697" calcext:value-type="float">
            <text:p>4,6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13" calcext:value-type="float">
            <text:p>6,413</text:p>
          </table:table-cell>
          <table:table-cell table:style-name="ce44" table:formula="of:=SUM([.D8:.E8])" office:value-type="float" office:value="18381" calcext:value-type="float">
            <text:p>18,381</text:p>
          </table:table-cell>
          <table:table-cell table:style-name="ce38" office:value-type="float" office:value="10063" calcext:value-type="float">
            <text:p>10,063</text:p>
          </table:table-cell>
          <table:table-cell table:style-name="ce45" office:value-type="float" office:value="8318" calcext:value-type="float">
            <text:p>8,3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1" calcext:value-type="float">
            <text:p>2,441</text:p>
          </table:table-cell>
          <table:table-cell table:style-name="ce44" table:formula="of:=SUM([.D9:.E9])" office:value-type="float" office:value="7048" calcext:value-type="float">
            <text:p>7,048</text:p>
          </table:table-cell>
          <table:table-cell table:style-name="ce38" office:value-type="float" office:value="3702" calcext:value-type="float">
            <text:p>3,702</text:p>
          </table:table-cell>
          <table:table-cell table:style-name="ce45" office:value-type="float" office:value="3346" calcext:value-type="float">
            <text:p>3,3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5" calcext:value-type="float">
            <text:p>4,495</text:p>
          </table:table-cell>
          <table:table-cell table:style-name="ce44" table:formula="of:=SUM([.D10:.E10])" office:value-type="float" office:value="12209" calcext:value-type="float">
            <text:p>12,209</text:p>
          </table:table-cell>
          <table:table-cell table:style-name="ce38" office:value-type="float" office:value="6572" calcext:value-type="float">
            <text:p>6,572</text:p>
          </table:table-cell>
          <table:table-cell table:style-name="ce45" office:value-type="float" office:value="5637" calcext:value-type="float">
            <text:p>5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41" calcext:value-type="float">
            <text:p>3,441</text:p>
          </table:table-cell>
          <table:table-cell table:style-name="ce44" table:formula="of:=SUM([.D11:.E11])" office:value-type="float" office:value="9654" calcext:value-type="float">
            <text:p>9,654</text:p>
          </table:table-cell>
          <table:table-cell table:style-name="ce38" office:value-type="float" office:value="5371" calcext:value-type="float">
            <text:p>5,371</text:p>
          </table:table-cell>
          <table:table-cell table:style-name="ce45" office:value-type="float" office:value="4283" calcext:value-type="float">
            <text:p>4,2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45" calcext:value-type="float">
            <text:p>2,845</text:p>
          </table:table-cell>
          <table:table-cell table:style-name="ce44" table:formula="of:=SUM([.D12:.E12])" office:value-type="float" office:value="8803" calcext:value-type="float">
            <text:p>8,803</text:p>
          </table:table-cell>
          <table:table-cell table:style-name="ce38" office:value-type="float" office:value="5010" calcext:value-type="float">
            <text:p>5,010</text:p>
          </table:table-cell>
          <table:table-cell table:style-name="ce45" office:value-type="float" office:value="3793" calcext:value-type="float">
            <text:p>3,7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3" calcext:value-type="float">
            <text:p>3,083</text:p>
          </table:table-cell>
          <table:table-cell table:style-name="ce44" table:formula="of:=SUM([.D13:.E13])" office:value-type="float" office:value="8856" calcext:value-type="float">
            <text:p>8,856</text:p>
          </table:table-cell>
          <table:table-cell table:style-name="ce38" office:value-type="float" office:value="4796" calcext:value-type="float">
            <text:p>4,796</text:p>
          </table:table-cell>
          <table:table-cell table:style-name="ce45" office:value-type="float" office:value="4060" calcext:value-type="float">
            <text:p>4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180" calcext:value-type="float">
            <text:p>3,180</text:p>
          </table:table-cell>
          <table:table-cell table:style-name="ce44" table:formula="of:=SUM([.D14:.E14])" office:value-type="float" office:value="9452" calcext:value-type="float">
            <text:p>9,452</text:p>
          </table:table-cell>
          <table:table-cell table:style-name="ce38" office:value-type="float" office:value="5043" calcext:value-type="float">
            <text:p>5,043</text:p>
          </table:table-cell>
          <table:table-cell table:style-name="ce45" office:value-type="float" office:value="4409" calcext:value-type="float">
            <text:p>4,4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17" calcext:value-type="float">
            <text:p>917</text:p>
          </table:table-cell>
          <table:table-cell table:style-name="ce44" table:formula="of:=SUM([.D15:.E15])" office:value-type="float" office:value="3122" calcext:value-type="float">
            <text:p>3,122</text:p>
          </table:table-cell>
          <table:table-cell table:style-name="ce38" office:value-type="float" office:value="1676" calcext:value-type="float">
            <text:p>1,676</text:p>
          </table:table-cell>
          <table:table-cell table:style-name="ce45" office:value-type="float" office:value="1446" calcext:value-type="float">
            <text:p>1,4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55" calcext:value-type="float">
            <text:p>1,055</text:p>
          </table:table-cell>
          <table:table-cell table:style-name="ce44" table:formula="of:=SUM([.D16:.E16])" office:value-type="float" office:value="3615" calcext:value-type="float">
            <text:p>3,615</text:p>
          </table:table-cell>
          <table:table-cell table:style-name="ce38" office:value-type="float" office:value="2030" calcext:value-type="float">
            <text:p>2,030</text:p>
          </table:table-cell>
          <table:table-cell table:style-name="ce45" office:value-type="float" office:value="1585" calcext:value-type="float">
            <text:p>1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1" calcext:value-type="float">
            <text:p>1,071</text:p>
          </table:table-cell>
          <table:table-cell table:style-name="ce44" table:formula="of:=SUM([.D17:.E17])" office:value-type="float" office:value="4564" calcext:value-type="float">
            <text:p>4,564</text:p>
          </table:table-cell>
          <table:table-cell table:style-name="ce38" office:value-type="float" office:value="2479" calcext:value-type="float">
            <text:p>2,479</text:p>
          </table:table-cell>
          <table:table-cell table:style-name="ce45" office:value-type="float" office:value="2085" calcext:value-type="float">
            <text:p>2,0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9" calcext:value-type="float">
            <text:p>1,399</text:p>
          </table:table-cell>
          <table:table-cell table:style-name="ce44" table:formula="of:=SUM([.D18:.E18])" office:value-type="float" office:value="3728" calcext:value-type="float">
            <text:p>3,728</text:p>
          </table:table-cell>
          <table:table-cell table:style-name="ce38" office:value-type="float" office:value="2069" calcext:value-type="float">
            <text:p>2,069</text:p>
          </table:table-cell>
          <table:table-cell table:style-name="ce45" office:value-type="float" office:value="1659" calcext:value-type="float">
            <text:p>1,6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7" calcext:value-type="float">
            <text:p>977</text:p>
          </table:table-cell>
          <table:table-cell table:style-name="ce44" table:formula="of:=SUM([.D19:.E19])" office:value-type="float" office:value="3323" calcext:value-type="float">
            <text:p>3,323</text:p>
          </table:table-cell>
          <table:table-cell table:style-name="ce38" office:value-type="float" office:value="1754" calcext:value-type="float">
            <text:p>1,754</text:p>
          </table:table-cell>
          <table:table-cell table:style-name="ce45" office:value-type="float" office:value="1569" calcext:value-type="float">
            <text:p>1,56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09" calcext:value-type="float">
            <text:p>1,209</text:p>
          </table:table-cell>
          <table:table-cell table:style-name="ce39" table:formula="of:=SUM([.D20:.E20])" office:value-type="float" office:value="3960" calcext:value-type="float">
            <text:p>3,960</text:p>
          </table:table-cell>
          <table:table-cell table:style-name="ce79" office:value-type="float" office:value="2093" calcext:value-type="float">
            <text:p>2,093</text:p>
          </table:table-cell>
          <table:table-cell table:style-name="ce52" office:value-type="float" office:value="1867" calcext:value-type="float">
            <text:p>1,867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7280" calcext:value-type="float">
            <text:p>117,280</text:p>
          </table:table-cell>
          <table:table-cell table:style-name="ce44" table:formula="of:=SUM([.C5:.C17])" office:value-type="float" office:value="342898" calcext:value-type="float">
            <text:p>342,898</text:p>
          </table:table-cell>
          <table:table-cell table:style-name="ce38" table:formula="of:=SUM([.D5:.D17])" office:value-type="float" office:value="177999" calcext:value-type="float">
            <text:p>177,999</text:p>
          </table:table-cell>
          <table:table-cell table:style-name="ce45" table:formula="of:=SUM([.E5:.E17])" office:value-type="float" office:value="164899" calcext:value-type="float">
            <text:p>164,8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275" calcext:value-type="float">
            <text:p>39,275</text:p>
          </table:table-cell>
          <table:table-cell table:style-name="ce38" table:formula="of:=SUM([.D5:.E5])" office:value-type="float" office:value="110066" calcext:value-type="float">
            <text:p>110,066</text:p>
          </table:table-cell>
          <table:table-cell table:style-name="ce38" office:value-type="float" office:value="54322" calcext:value-type="float">
            <text:p>54,322</text:p>
          </table:table-cell>
          <table:table-cell table:style-name="ce45" office:value-type="float" office:value="55744" calcext:value-type="float">
            <text:p>55,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8" table:formula="of:=SUM([.D6:.E6])" office:value-type="float" office:value="12416" calcext:value-type="float">
            <text:p>12,416</text:p>
          </table:table-cell>
          <table:table-cell table:style-name="ce38" office:value-type="float" office:value="6607" calcext:value-type="float">
            <text:p>6,607</text:p>
          </table:table-cell>
          <table:table-cell table:style-name="ce45" office:value-type="float" office:value="5809" calcext:value-type="float">
            <text:p>5,8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16" calcext:value-type="float">
            <text:p>8,816</text:p>
          </table:table-cell>
          <table:table-cell table:style-name="ce38" table:formula="of:=SUM([.D7:.E7])" office:value-type="float" office:value="28039" calcext:value-type="float">
            <text:p>28,039</text:p>
          </table:table-cell>
          <table:table-cell table:style-name="ce38" office:value-type="float" office:value="15305" calcext:value-type="float">
            <text:p>15,305</text:p>
          </table:table-cell>
          <table:table-cell table:style-name="ce45" office:value-type="float" office:value="12734" calcext:value-type="float">
            <text:p>12,7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06" calcext:value-type="float">
            <text:p>7,106</text:p>
          </table:table-cell>
          <table:table-cell table:style-name="ce38" table:formula="of:=SUM([.D8:.E8])" office:value-type="float" office:value="20326" calcext:value-type="float">
            <text:p>20,326</text:p>
          </table:table-cell>
          <table:table-cell table:style-name="ce38" office:value-type="float" office:value="10620" calcext:value-type="float">
            <text:p>10,620</text:p>
          </table:table-cell>
          <table:table-cell table:style-name="ce45" office:value-type="float" office:value="9706" calcext:value-type="float">
            <text:p>9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561" calcext:value-type="float">
            <text:p>27,561</text:p>
          </table:table-cell>
          <table:table-cell table:style-name="ce38" table:formula="of:=SUM([.D9:.E9])" office:value-type="float" office:value="78971" calcext:value-type="float">
            <text:p>78,971</text:p>
          </table:table-cell>
          <table:table-cell table:style-name="ce38" office:value-type="float" office:value="40733" calcext:value-type="float">
            <text:p>40,733</text:p>
          </table:table-cell>
          <table:table-cell table:style-name="ce45" office:value-type="float" office:value="38238" calcext:value-type="float">
            <text:p>38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691" calcext:value-type="float">
            <text:p>6,691</text:p>
          </table:table-cell>
          <table:table-cell table:style-name="ce38" table:formula="of:=SUM([.D10:.E10])" office:value-type="float" office:value="19284" calcext:value-type="float">
            <text:p>19,284</text:p>
          </table:table-cell>
          <table:table-cell table:style-name="ce38" office:value-type="float" office:value="10501" calcext:value-type="float">
            <text:p>10,501</text:p>
          </table:table-cell>
          <table:table-cell table:style-name="ce45" office:value-type="float" office:value="8783" calcext:value-type="float">
            <text:p>8,7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8" table:formula="of:=SUM([.D11:.E11])" office:value-type="float" office:value="14597" calcext:value-type="float">
            <text:p>14,597</text:p>
          </table:table-cell>
          <table:table-cell table:style-name="ce38" office:value-type="float" office:value="7824" calcext:value-type="float">
            <text:p>7,824</text:p>
          </table:table-cell>
          <table:table-cell table:style-name="ce45" office:value-type="float" office:value="6773" calcext:value-type="float">
            <text:p>6,7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8" table:formula="of:=SUM([.D12:.E12])" office:value-type="float" office:value="5302" calcext:value-type="float">
            <text:p>5,302</text:p>
          </table:table-cell>
          <table:table-cell table:style-name="ce38" office:value-type="float" office:value="2949" calcext:value-type="float">
            <text:p>2,949</text:p>
          </table:table-cell>
          <table:table-cell table:style-name="ce45" office:value-type="float" office:value="2353" calcext:value-type="float">
            <text:p>2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8" table:formula="of:=SUM([.D13:.E13])" office:value-type="float" office:value="13338" calcext:value-type="float">
            <text:p>13,338</text:p>
          </table:table-cell>
          <table:table-cell table:style-name="ce38" office:value-type="float" office:value="7247" calcext:value-type="float">
            <text:p>7,247</text:p>
          </table:table-cell>
          <table:table-cell table:style-name="ce45" office:value-type="float" office:value="6091" calcext:value-type="float">
            <text:p>6,0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8" table:formula="of:=SUM([.D14:.E14])" office:value-type="float" office:value="11975" calcext:value-type="float">
            <text:p>11,975</text:p>
          </table:table-cell>
          <table:table-cell table:style-name="ce38" office:value-type="float" office:value="6616" calcext:value-type="float">
            <text:p>6,616</text:p>
          </table:table-cell>
          <table:table-cell table:style-name="ce45" office:value-type="float" office:value="5359" calcext:value-type="float">
            <text:p>5,3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8" table:formula="of:=SUM([.D15:.E15])" office:value-type="float" office:value="14975" calcext:value-type="float">
            <text:p>14,975</text:p>
          </table:table-cell>
          <table:table-cell table:style-name="ce38" office:value-type="float" office:value="7857" calcext:value-type="float">
            <text:p>7,857</text:p>
          </table:table-cell>
          <table:table-cell table:style-name="ce45" office:value-type="float" office:value="7118" calcext:value-type="float">
            <text:p>7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8" table:formula="of:=SUM([.D16:.E16])" office:value-type="float" office:value="7096" calcext:value-type="float">
            <text:p>7,096</text:p>
          </table:table-cell>
          <table:table-cell table:style-name="ce38" office:value-type="float" office:value="3795" calcext:value-type="float">
            <text:p>3,795</text:p>
          </table:table-cell>
          <table:table-cell table:style-name="ce45" office:value-type="float" office:value="3301" calcext:value-type="float">
            <text:p>3,30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13" calcext:value-type="float">
            <text:p>1,613</text:p>
          </table:table-cell>
          <table:table-cell table:style-name="ce39" table:formula="of:=SUM([.D17:.E17])" office:value-type="float" office:value="6513" calcext:value-type="float">
            <text:p>6,513</text:p>
          </table:table-cell>
          <table:table-cell table:style-name="ce39" office:value-type="float" office:value="3623" calcext:value-type="float">
            <text:p>3,623</text:p>
          </table:table-cell>
          <table:table-cell table:style-name="ce52" office:value-type="float" office:value="2890" calcext:value-type="float">
            <text:p>2,89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0658" calcext:value-type="float">
            <text:p>30,658</text:p>
          </table:table-cell>
          <table:table-cell table:style-name="ce44" table:formula="of:=SUM([.C5:.C10])" office:value-type="float" office:value="92415" calcext:value-type="float">
            <text:p>92,415</text:p>
          </table:table-cell>
          <table:table-cell table:style-name="ce38" table:formula="of:=SUM([.D5:.D10])" office:value-type="float" office:value="47704" calcext:value-type="float">
            <text:p>47,704</text:p>
          </table:table-cell>
          <table:table-cell table:style-name="ce45" table:formula="of:=SUM([.E5:.E10])" office:value-type="float" office:value="44711" calcext:value-type="float">
            <text:p>44,7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7924" calcext:value-type="float">
            <text:p>17,924</text:p>
          </table:table-cell>
          <table:table-cell table:style-name="ce38" table:formula="of:=SUM([.D5:.E5])" office:value-type="float" office:value="54639" calcext:value-type="float">
            <text:p>54,639</text:p>
          </table:table-cell>
          <table:table-cell table:style-name="ce38" office:value-type="float" office:value="27821" calcext:value-type="float">
            <text:p>27,821</text:p>
          </table:table-cell>
          <table:table-cell table:style-name="ce45" office:value-type="float" office:value="26818" calcext:value-type="float">
            <text:p>26,8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8" table:formula="of:=SUM([.D6:.E6])" office:value-type="float" office:value="12832" calcext:value-type="float">
            <text:p>12,832</text:p>
          </table:table-cell>
          <table:table-cell table:style-name="ce38" office:value-type="float" office:value="6713" calcext:value-type="float">
            <text:p>6,713</text:p>
          </table:table-cell>
          <table:table-cell table:style-name="ce45" office:value-type="float" office:value="6119" calcext:value-type="float">
            <text:p>6,1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8" table:formula="of:=SUM([.D7:.E7])" office:value-type="float" office:value="9153" calcext:value-type="float">
            <text:p>9,153</text:p>
          </table:table-cell>
          <table:table-cell table:style-name="ce38" office:value-type="float" office:value="4854" calcext:value-type="float">
            <text:p>4,854</text:p>
          </table:table-cell>
          <table:table-cell table:style-name="ce45" office:value-type="float" office:value="4299" calcext:value-type="float">
            <text:p>4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8" table:formula="of:=SUM([.D8:.E8])" office:value-type="float" office:value="8155" calcext:value-type="float">
            <text:p>8,155</text:p>
          </table:table-cell>
          <table:table-cell table:style-name="ce38" office:value-type="float" office:value="4235" calcext:value-type="float">
            <text:p>4,235</text:p>
          </table:table-cell>
          <table:table-cell table:style-name="ce45" office:value-type="float" office:value="3920" calcext:value-type="float">
            <text:p>3,9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8" table:formula="of:=SUM([.D9:.E9])" office:value-type="float" office:value="4426" calcext:value-type="float">
            <text:p>4,426</text:p>
          </table:table-cell>
          <table:table-cell table:style-name="ce38" office:value-type="float" office:value="2379" calcext:value-type="float">
            <text:p>2,379</text:p>
          </table:table-cell>
          <table:table-cell table:style-name="ce45" office:value-type="float" office:value="2047" calcext:value-type="float">
            <text:p>2,04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11" calcext:value-type="float">
            <text:p>1,111</text:p>
          </table:table-cell>
          <table:table-cell table:style-name="ce39" table:formula="of:=SUM([.D10:.E10])" office:value-type="float" office:value="3210" calcext:value-type="float">
            <text:p>3,210</text:p>
          </table:table-cell>
          <table:table-cell table:style-name="ce39" office:value-type="float" office:value="1702" calcext:value-type="float">
            <text:p>1,702</text:p>
          </table:table-cell>
          <table:table-cell table:style-name="ce52" office:value-type="float" office:value="1508" calcext:value-type="float">
            <text:p>1,5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2826" calcext:value-type="float">
            <text:p>142,826</text:p>
          </table:table-cell>
          <table:table-cell table:style-name="ce44" table:formula="of:=SUM([.C5:.C11])" office:value-type="float" office:value="389730" calcext:value-type="float">
            <text:p>389,730</text:p>
          </table:table-cell>
          <table:table-cell table:style-name="ce38" table:formula="of:=SUM([.D5:.D11])" office:value-type="float" office:value="197346" calcext:value-type="float">
            <text:p>197,346</text:p>
          </table:table-cell>
          <table:table-cell table:style-name="ce45" table:formula="of:=SUM([.E5:.E11])" office:value-type="float" office:value="192384" calcext:value-type="float">
            <text:p>192,38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05" calcext:value-type="float">
            <text:p>21,705</text:p>
          </table:table-cell>
          <table:table-cell table:style-name="ce38" table:formula="of:=SUM([.D5:.E5])" office:value-type="float" office:value="57335" calcext:value-type="float">
            <text:p>57,335</text:p>
          </table:table-cell>
          <table:table-cell table:style-name="ce38" office:value-type="float" office:value="29584" calcext:value-type="float">
            <text:p>29,584</text:p>
          </table:table-cell>
          <table:table-cell table:style-name="ce45" office:value-type="float" office:value="27751" calcext:value-type="float">
            <text:p>27,75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129" calcext:value-type="float">
            <text:p>19,129</text:p>
          </table:table-cell>
          <table:table-cell table:style-name="ce38" table:formula="of:=SUM([.D6:.E6])" office:value-type="float" office:value="55139" calcext:value-type="float">
            <text:p>55,139</text:p>
          </table:table-cell>
          <table:table-cell table:style-name="ce38" office:value-type="float" office:value="28068" calcext:value-type="float">
            <text:p>28,068</text:p>
          </table:table-cell>
          <table:table-cell table:style-name="ce45" office:value-type="float" office:value="27071" calcext:value-type="float">
            <text:p>27,07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32" calcext:value-type="float">
            <text:p>14,032</text:p>
          </table:table-cell>
          <table:table-cell table:style-name="ce38" table:formula="of:=SUM([.D7:.E7])" office:value-type="float" office:value="38422" calcext:value-type="float">
            <text:p>38,422</text:p>
          </table:table-cell>
          <table:table-cell table:style-name="ce38" office:value-type="float" office:value="19643" calcext:value-type="float">
            <text:p>19,643</text:p>
          </table:table-cell>
          <table:table-cell table:style-name="ce45" office:value-type="float" office:value="18779" calcext:value-type="float">
            <text:p>18,77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8950" calcext:value-type="float">
            <text:p>18,950</text:p>
          </table:table-cell>
          <table:table-cell table:style-name="ce38" table:formula="of:=SUM([.D8:.E8])" office:value-type="float" office:value="50357" calcext:value-type="float">
            <text:p>50,357</text:p>
          </table:table-cell>
          <table:table-cell table:style-name="ce38" office:value-type="float" office:value="25044" calcext:value-type="float">
            <text:p>25,044</text:p>
          </table:table-cell>
          <table:table-cell table:style-name="ce45" office:value-type="float" office:value="25313" calcext:value-type="float">
            <text:p>25,31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35" calcext:value-type="float">
            <text:p>18,635</text:p>
          </table:table-cell>
          <table:table-cell table:style-name="ce38" table:formula="of:=SUM([.D9:.E9])" office:value-type="float" office:value="52151" calcext:value-type="float">
            <text:p>52,151</text:p>
          </table:table-cell>
          <table:table-cell table:style-name="ce38" office:value-type="float" office:value="26769" calcext:value-type="float">
            <text:p>26,769</text:p>
          </table:table-cell>
          <table:table-cell table:style-name="ce45" office:value-type="float" office:value="25382" calcext:value-type="float">
            <text:p>25,38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0971" calcext:value-type="float">
            <text:p>30,971</text:p>
          </table:table-cell>
          <table:table-cell table:style-name="ce38" table:formula="of:=SUM([.D10:.E10])" office:value-type="float" office:value="85233" calcext:value-type="float">
            <text:p>85,233</text:p>
          </table:table-cell>
          <table:table-cell table:style-name="ce38" office:value-type="float" office:value="42515" calcext:value-type="float">
            <text:p>42,515</text:p>
          </table:table-cell>
          <table:table-cell table:style-name="ce45" office:value-type="float" office:value="42718" calcext:value-type="float">
            <text:p>42,71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404" calcext:value-type="float">
            <text:p>19,404</text:p>
          </table:table-cell>
          <table:table-cell table:style-name="ce39" table:formula="of:=SUM([.D11:.E11])" office:value-type="float" office:value="51093" calcext:value-type="float">
            <text:p>51,093</text:p>
          </table:table-cell>
          <table:table-cell table:style-name="ce39" office:value-type="float" office:value="25723" calcext:value-type="float">
            <text:p>25,723</text:p>
          </table:table-cell>
          <table:table-cell table:style-name="ce52" office:value-type="float" office:value="25370" calcext:value-type="float">
            <text:p>25,37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1149" calcext:value-type="float">
            <text:p>131,149</text:p>
          </table:table-cell>
          <table:table-cell table:style-name="ce44" table:formula="of:=SUM([.C5:.C7])" office:value-type="float" office:value="401108" calcext:value-type="float">
            <text:p>401,108</text:p>
          </table:table-cell>
          <table:table-cell table:style-name="ce38" table:formula="of:=SUM([.D5:.D7])" office:value-type="float" office:value="200527" calcext:value-type="float">
            <text:p>200,527</text:p>
          </table:table-cell>
          <table:table-cell table:style-name="ce45" table:formula="of:=SUM([.E5:.E7])" office:value-type="float" office:value="200581" calcext:value-type="float">
            <text:p>200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3456" calcext:value-type="float">
            <text:p>63,456</text:p>
          </table:table-cell>
          <table:table-cell table:style-name="ce38" table:formula="of:=SUM([.D5:.E5])" office:value-type="float" office:value="191009" calcext:value-type="float">
            <text:p>191,009</text:p>
          </table:table-cell>
          <table:table-cell table:style-name="ce38" office:value-type="float" office:value="94685" calcext:value-type="float">
            <text:p>94,685</text:p>
          </table:table-cell>
          <table:table-cell table:style-name="ce45" office:value-type="float" office:value="96324" calcext:value-type="float">
            <text:p>96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668" calcext:value-type="float">
            <text:p>46,668</text:p>
          </table:table-cell>
          <table:table-cell table:style-name="ce38" table:formula="of:=SUM([.D6:.E6])" office:value-type="float" office:value="139909" calcext:value-type="float">
            <text:p>139,909</text:p>
          </table:table-cell>
          <table:table-cell table:style-name="ce38" office:value-type="float" office:value="69833" calcext:value-type="float">
            <text:p>69,833</text:p>
          </table:table-cell>
          <table:table-cell table:style-name="ce45" office:value-type="float" office:value="70076" calcext:value-type="float">
            <text:p>70,07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025" calcext:value-type="float">
            <text:p>21,025</text:p>
          </table:table-cell>
          <table:table-cell table:style-name="ce39" table:formula="of:=SUM([.D7:.E7])" office:value-type="float" office:value="70190" calcext:value-type="float">
            <text:p>70,190</text:p>
          </table:table-cell>
          <table:table-cell table:style-name="ce39" office:value-type="float" office:value="36009" calcext:value-type="float">
            <text:p>36,009</text:p>
          </table:table-cell>
          <table:table-cell table:style-name="ce52" office:value-type="float" office:value="34181" calcext:value-type="float">
            <text:p>34,181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3820" calcext:value-type="float">
            <text:p>363,820</text:p>
          </table:table-cell>
          <table:table-cell table:style-name="ce44" table:formula="of:=SUM([.C5:.C12])" office:value-type="float" office:value="1059821" calcext:value-type="float">
            <text:p>1,059,821</text:p>
          </table:table-cell>
          <table:table-cell table:style-name="ce38" table:formula="of:=SUM([.D5:.D12])" office:value-type="float" office:value="517463" calcext:value-type="float">
            <text:p>517,463</text:p>
          </table:table-cell>
          <table:table-cell table:style-name="ce45" table:formula="of:=SUM([.E5:.E12])" office:value-type="float" office:value="542358" calcext:value-type="float">
            <text:p>542,35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98" calcext:value-type="float">
            <text:p>8,498</text:p>
          </table:table-cell>
          <table:table-cell table:style-name="ce38" table:formula="of:=SUM([.D5:.E5])" office:value-type="float" office:value="24022" calcext:value-type="float">
            <text:p>24,022</text:p>
          </table:table-cell>
          <table:table-cell table:style-name="ce38" office:value-type="float" office:value="11840" calcext:value-type="float">
            <text:p>11,840</text:p>
          </table:table-cell>
          <table:table-cell table:style-name="ce45" office:value-type="float" office:value="12182" calcext:value-type="float">
            <text:p>12,1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4944" calcext:value-type="float">
            <text:p>24,944</text:p>
          </table:table-cell>
          <table:table-cell table:style-name="ce38" table:formula="of:=SUM([.D6:.E6])" office:value-type="float" office:value="73977" calcext:value-type="float">
            <text:p>73,977</text:p>
          </table:table-cell>
          <table:table-cell table:style-name="ce38" office:value-type="float" office:value="37578" calcext:value-type="float">
            <text:p>37,578</text:p>
          </table:table-cell>
          <table:table-cell table:style-name="ce45" office:value-type="float" office:value="36399" calcext:value-type="float">
            <text:p>36,39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645" calcext:value-type="float">
            <text:p>41,645</text:p>
          </table:table-cell>
          <table:table-cell table:style-name="ce38" table:formula="of:=SUM([.D7:.E7])" office:value-type="float" office:value="117181" calcext:value-type="float">
            <text:p>117,181</text:p>
          </table:table-cell>
          <table:table-cell table:style-name="ce38" office:value-type="float" office:value="56565" calcext:value-type="float">
            <text:p>56,565</text:p>
          </table:table-cell>
          <table:table-cell table:style-name="ce45" office:value-type="float" office:value="60616" calcext:value-type="float">
            <text:p>60,61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529" calcext:value-type="float">
            <text:p>39,529</text:p>
          </table:table-cell>
          <table:table-cell table:style-name="ce38" table:formula="of:=SUM([.D8:.E8])" office:value-type="float" office:value="110578" calcext:value-type="float">
            <text:p>110,578</text:p>
          </table:table-cell>
          <table:table-cell table:style-name="ce38" office:value-type="float" office:value="53948" calcext:value-type="float">
            <text:p>53,948</text:p>
          </table:table-cell>
          <table:table-cell table:style-name="ce45" office:value-type="float" office:value="56630" calcext:value-type="float">
            <text:p>56,6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3721" calcext:value-type="float">
            <text:p>53,721</text:p>
          </table:table-cell>
          <table:table-cell table:style-name="ce38" table:formula="of:=SUM([.D9:.E9])" office:value-type="float" office:value="147945" calcext:value-type="float">
            <text:p>147,945</text:p>
          </table:table-cell>
          <table:table-cell table:style-name="ce38" office:value-type="float" office:value="72090" calcext:value-type="float">
            <text:p>72,090</text:p>
          </table:table-cell>
          <table:table-cell table:style-name="ce45" office:value-type="float" office:value="75855" calcext:value-type="float">
            <text:p>75,8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7566" calcext:value-type="float">
            <text:p>67,566</text:p>
          </table:table-cell>
          <table:table-cell table:style-name="ce38" table:formula="of:=SUM([.D10:.E10])" office:value-type="float" office:value="198811" calcext:value-type="float">
            <text:p>198,811</text:p>
          </table:table-cell>
          <table:table-cell table:style-name="ce38" office:value-type="float" office:value="97077" calcext:value-type="float">
            <text:p>97,077</text:p>
          </table:table-cell>
          <table:table-cell table:style-name="ce45" office:value-type="float" office:value="101734" calcext:value-type="float">
            <text:p>101,7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165" calcext:value-type="float">
            <text:p>49,165</text:p>
          </table:table-cell>
          <table:table-cell table:style-name="ce38" table:formula="of:=SUM([.D11:.E11])" office:value-type="float" office:value="146713" calcext:value-type="float">
            <text:p>146,713</text:p>
          </table:table-cell>
          <table:table-cell table:style-name="ce38" office:value-type="float" office:value="70976" calcext:value-type="float">
            <text:p>70,976</text:p>
          </table:table-cell>
          <table:table-cell table:style-name="ce45" office:value-type="float" office:value="75737" calcext:value-type="float">
            <text:p>75,73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8752" calcext:value-type="float">
            <text:p>78,752</text:p>
          </table:table-cell>
          <table:table-cell table:style-name="ce39" table:formula="of:=SUM([.D12:.E12])" office:value-type="float" office:value="240594" calcext:value-type="float">
            <text:p>240,594</text:p>
          </table:table-cell>
          <table:table-cell table:style-name="ce39" office:value-type="float" office:value="117389" calcext:value-type="float">
            <text:p>117,389</text:p>
          </table:table-cell>
          <table:table-cell table:style-name="ce52" office:value-type="float" office:value="123205" calcext:value-type="float">
            <text:p>123,205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1631" calcext:value-type="float">
            <text:p>91,631</text:p>
          </table:table-cell>
          <table:table-cell table:style-name="ce44" table:formula="of:=SUM([.C5:.C6])" office:value-type="float" office:value="273486" calcext:value-type="float">
            <text:p>273,486</text:p>
          </table:table-cell>
          <table:table-cell table:style-name="ce38" table:formula="of:=SUM([.D5:.D6])" office:value-type="float" office:value="135245" calcext:value-type="float">
            <text:p>135,245</text:p>
          </table:table-cell>
          <table:table-cell table:style-name="ce45" table:formula="of:=SUM([.E5:.E6])" office:value-type="float" office:value="138241" calcext:value-type="float">
            <text:p>138,2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3627" calcext:value-type="float">
            <text:p>43,627</text:p>
          </table:table-cell>
          <table:table-cell table:style-name="ce38" table:formula="of:=SUM([.D5:.E5])" office:value-type="float" office:value="128635" calcext:value-type="float">
            <text:p>128,635</text:p>
          </table:table-cell>
          <table:table-cell table:style-name="ce38" office:value-type="float" office:value="63049" calcext:value-type="float">
            <text:p>63,049</text:p>
          </table:table-cell>
          <table:table-cell table:style-name="ce37" office:value-type="float" office:value="65586" calcext:value-type="float">
            <text:p>65,58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8004" calcext:value-type="float">
            <text:p>48,004</text:p>
          </table:table-cell>
          <table:table-cell table:style-name="ce39" table:formula="of:=SUM([.D6:.E6])" office:value-type="float" office:value="144851" calcext:value-type="float">
            <text:p>144,851</text:p>
          </table:table-cell>
          <table:table-cell table:style-name="ce39" office:value-type="float" office:value="72196" calcext:value-type="float">
            <text:p>72,196</text:p>
          </table:table-cell>
          <table:table-cell table:style-name="ce52" office:value-type="float" office:value="72655" calcext:value-type="float">
            <text:p>72,65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58463" calcext:value-type="float">
            <text:p>258,463</text:p>
          </table:table-cell>
          <table:table-cell table:style-name="ce44" table:formula="of:=SUM([.C5:.C10])" office:value-type="float" office:value="766292" calcext:value-type="float">
            <text:p>766,292</text:p>
          </table:table-cell>
          <table:table-cell table:style-name="ce38" table:formula="of:=SUM([.D5:.D10])" office:value-type="float" office:value="380829" calcext:value-type="float">
            <text:p>380,829</text:p>
          </table:table-cell>
          <table:table-cell table:style-name="ce45" table:formula="of:=SUM([.E5:.E10])" office:value-type="float" office:value="385463" calcext:value-type="float">
            <text:p>385,4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8563" calcext:value-type="float">
            <text:p>68,563</text:p>
          </table:table-cell>
          <table:table-cell table:style-name="ce38" table:formula="of:=SUM([.D5:.E5])" office:value-type="float" office:value="194162" calcext:value-type="float">
            <text:p>194,162</text:p>
          </table:table-cell>
          <table:table-cell table:style-name="ce38" office:value-type="float" office:value="94451" calcext:value-type="float">
            <text:p>94,451</text:p>
          </table:table-cell>
          <table:table-cell table:style-name="ce37" office:value-type="float" office:value="99711" calcext:value-type="float">
            <text:p>99,7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1943" calcext:value-type="float">
            <text:p>41,943</text:p>
          </table:table-cell>
          <table:table-cell table:style-name="ce38" table:formula="of:=SUM([.D6:.E6])" office:value-type="float" office:value="127713" calcext:value-type="float">
            <text:p>127,713</text:p>
          </table:table-cell>
          <table:table-cell table:style-name="ce38" office:value-type="float" office:value="64343" calcext:value-type="float">
            <text:p>64,343</text:p>
          </table:table-cell>
          <table:table-cell table:style-name="ce37" office:value-type="float" office:value="63370" calcext:value-type="float">
            <text:p>63,3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446" calcext:value-type="float">
            <text:p>45,446</text:p>
          </table:table-cell>
          <table:table-cell table:style-name="ce38" table:formula="of:=SUM([.D7:.E7])" office:value-type="float" office:value="128780" calcext:value-type="float">
            <text:p>128,780</text:p>
          </table:table-cell>
          <table:table-cell table:style-name="ce38" office:value-type="float" office:value="63978" calcext:value-type="float">
            <text:p>63,978</text:p>
          </table:table-cell>
          <table:table-cell table:style-name="ce37" office:value-type="float" office:value="64802" calcext:value-type="float">
            <text:p>64,8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415" calcext:value-type="float">
            <text:p>51,415</text:p>
          </table:table-cell>
          <table:table-cell table:style-name="ce38" table:formula="of:=SUM([.D8:.E8])" office:value-type="float" office:value="174765" calcext:value-type="float">
            <text:p>174,765</text:p>
          </table:table-cell>
          <table:table-cell table:style-name="ce38" office:value-type="float" office:value="89291" calcext:value-type="float">
            <text:p>89,291</text:p>
          </table:table-cell>
          <table:table-cell table:style-name="ce37" office:value-type="float" office:value="85474" calcext:value-type="float">
            <text:p>85,4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404" calcext:value-type="float">
            <text:p>21,404</text:p>
          </table:table-cell>
          <table:table-cell table:style-name="ce38" table:formula="of:=SUM([.D9:.E9])" office:value-type="float" office:value="59611" calcext:value-type="float">
            <text:p>59,611</text:p>
          </table:table-cell>
          <table:table-cell table:style-name="ce38" office:value-type="float" office:value="28667" calcext:value-type="float">
            <text:p>28,667</text:p>
          </table:table-cell>
          <table:table-cell table:style-name="ce37" office:value-type="float" office:value="30944" calcext:value-type="float">
            <text:p>30,94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692" calcext:value-type="float">
            <text:p>29,692</text:p>
          </table:table-cell>
          <table:table-cell table:style-name="ce39" table:formula="of:=SUM([.D10:.E10])" office:value-type="float" office:value="81261" calcext:value-type="float">
            <text:p>81,261</text:p>
          </table:table-cell>
          <table:table-cell table:style-name="ce39" office:value-type="float" office:value="40099" calcext:value-type="float">
            <text:p>40,099</text:p>
          </table:table-cell>
          <table:table-cell table:style-name="ce52" office:value-type="float" office:value="41162" calcext:value-type="float">
            <text:p>41,162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49432" calcext:value-type="float">
            <text:p>949,432</text:p>
          </table:table-cell>
          <table:table-cell table:style-name="ce44" table:formula="of:=SUM([.C5:.C16])" office:value-type="float" office:value="2630966" calcext:value-type="float">
            <text:p>2,630,966</text:p>
          </table:table-cell>
          <table:table-cell table:style-name="ce44" table:formula="of:=SUM([.D5:.D16])" office:value-type="float" office:value="1277234" calcext:value-type="float">
            <text:p>1,277,234</text:p>
          </table:table-cell>
          <table:table-cell table:style-name="ce44" table:formula="of:=SUM([.E5:.E16])" office:value-type="float" office:value="1353732" calcext:value-type="float">
            <text:p>1,353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345" calcext:value-type="float">
            <text:p>76,345</text:p>
          </table:table-cell>
          <table:table-cell table:style-name="ce38" table:formula="of:=SUM([.D5:.E5])" office:value-type="float" office:value="211574" calcext:value-type="float">
            <text:p>211,574</text:p>
          </table:table-cell>
          <table:table-cell table:style-name="ce38" office:value-type="float" office:value="100527" calcext:value-type="float">
            <text:p>100,527</text:p>
          </table:table-cell>
          <table:table-cell table:style-name="ce37" office:value-type="float" office:value="111047" calcext:value-type="float">
            <text:p>111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588" calcext:value-type="float">
            <text:p>84,588</text:p>
          </table:table-cell>
          <table:table-cell table:style-name="ce38" table:formula="of:=SUM([.D6:.E6])" office:value-type="float" office:value="228783" calcext:value-type="float">
            <text:p>228,783</text:p>
          </table:table-cell>
          <table:table-cell table:style-name="ce38" office:value-type="float" office:value="111216" calcext:value-type="float">
            <text:p>111,216</text:p>
          </table:table-cell>
          <table:table-cell table:style-name="ce37" office:value-type="float" office:value="117567" calcext:value-type="float">
            <text:p>117,5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459" calcext:value-type="float">
            <text:p>114,459</text:p>
          </table:table-cell>
          <table:table-cell table:style-name="ce38" table:formula="of:=SUM([.D7:.E7])" office:value-type="float" office:value="315564" calcext:value-type="float">
            <text:p>315,564</text:p>
          </table:table-cell>
          <table:table-cell table:style-name="ce38" office:value-type="float" office:value="149501" calcext:value-type="float">
            <text:p>149,501</text:p>
          </table:table-cell>
          <table:table-cell table:style-name="ce37" office:value-type="float" office:value="166063" calcext:value-type="float">
            <text:p>166,0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7517" calcext:value-type="float">
            <text:p>87,517</text:p>
          </table:table-cell>
          <table:table-cell table:style-name="ce38" table:formula="of:=SUM([.D8:.E8])" office:value-type="float" office:value="218528" calcext:value-type="float">
            <text:p>218,528</text:p>
          </table:table-cell>
          <table:table-cell table:style-name="ce38" office:value-type="float" office:value="103768" calcext:value-type="float">
            <text:p>103,768</text:p>
          </table:table-cell>
          <table:table-cell table:style-name="ce37" office:value-type="float" office:value="114760" calcext:value-type="float">
            <text:p>114,7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158" calcext:value-type="float">
            <text:p>60,158</text:p>
          </table:table-cell>
          <table:table-cell table:style-name="ce38" table:formula="of:=SUM([.D9:.E9])" office:value-type="float" office:value="159964" calcext:value-type="float">
            <text:p>159,964</text:p>
          </table:table-cell>
          <table:table-cell table:style-name="ce38" office:value-type="float" office:value="77539" calcext:value-type="float">
            <text:p>77,539</text:p>
          </table:table-cell>
          <table:table-cell table:style-name="ce37" office:value-type="float" office:value="82425" calcext:value-type="float">
            <text:p>82,4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751" calcext:value-type="float">
            <text:p>45,751</text:p>
          </table:table-cell>
          <table:table-cell table:style-name="ce38" table:formula="of:=SUM([.D10:.E10])" office:value-type="float" office:value="126156" calcext:value-type="float">
            <text:p>126,156</text:p>
          </table:table-cell>
          <table:table-cell table:style-name="ce38" office:value-type="float" office:value="62575" calcext:value-type="float">
            <text:p>62,575</text:p>
          </table:table-cell>
          <table:table-cell table:style-name="ce37" office:value-type="float" office:value="63581" calcext:value-type="float">
            <text:p>63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374" calcext:value-type="float">
            <text:p>72,374</text:p>
          </table:table-cell>
          <table:table-cell table:style-name="ce38" table:formula="of:=SUM([.D11:.E11])" office:value-type="float" office:value="191805" calcext:value-type="float">
            <text:p>191,805</text:p>
          </table:table-cell>
          <table:table-cell table:style-name="ce38" office:value-type="float" office:value="96630" calcext:value-type="float">
            <text:p>96,630</text:p>
          </table:table-cell>
          <table:table-cell table:style-name="ce37" office:value-type="float" office:value="95175" calcext:value-type="float">
            <text:p>95,1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3751" calcext:value-type="float">
            <text:p>93,751</text:p>
          </table:table-cell>
          <table:table-cell table:style-name="ce38" table:formula="of:=SUM([.D12:.E12])" office:value-type="float" office:value="261965" calcext:value-type="float">
            <text:p>261,965</text:p>
          </table:table-cell>
          <table:table-cell table:style-name="ce38" office:value-type="float" office:value="127713" calcext:value-type="float">
            <text:p>127,713</text:p>
          </table:table-cell>
          <table:table-cell table:style-name="ce37" office:value-type="float" office:value="134252" calcext:value-type="float">
            <text:p>134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628" calcext:value-type="float">
            <text:p>39,628</text:p>
          </table:table-cell>
          <table:table-cell table:style-name="ce38" table:formula="of:=SUM([.D13:.E13])" office:value-type="float" office:value="113603" calcext:value-type="float">
            <text:p>113,603</text:p>
          </table:table-cell>
          <table:table-cell table:style-name="ce38" office:value-type="float" office:value="56456" calcext:value-type="float">
            <text:p>56,456</text:p>
          </table:table-cell>
          <table:table-cell table:style-name="ce37" office:value-type="float" office:value="57147" calcext:value-type="float">
            <text:p>57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1295" calcext:value-type="float">
            <text:p>91,295</text:p>
          </table:table-cell>
          <table:table-cell table:style-name="ce38" table:formula="of:=SUM([.D14:.E14])" office:value-type="float" office:value="265987" calcext:value-type="float">
            <text:p>265,987</text:p>
          </table:table-cell>
          <table:table-cell table:style-name="ce38" office:value-type="float" office:value="129069" calcext:value-type="float">
            <text:p>129,069</text:p>
          </table:table-cell>
          <table:table-cell table:style-name="ce37" office:value-type="float" office:value="136918" calcext:value-type="float">
            <text:p>136,9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386" calcext:value-type="float">
            <text:p>97,386</text:p>
          </table:table-cell>
          <table:table-cell table:style-name="ce38" table:formula="of:=SUM([.D15:.E15])" office:value-type="float" office:value="287021" calcext:value-type="float">
            <text:p>287,021</text:p>
          </table:table-cell>
          <table:table-cell table:style-name="ce38" office:value-type="float" office:value="140262" calcext:value-type="float">
            <text:p>140,262</text:p>
          </table:table-cell>
          <table:table-cell table:style-name="ce37" office:value-type="float" office:value="146759" calcext:value-type="float">
            <text:p>146,75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6180" calcext:value-type="float">
            <text:p>86,180</text:p>
          </table:table-cell>
          <table:table-cell table:style-name="ce39" table:formula="of:=SUM([.D16:.E16])" office:value-type="float" office:value="250016" calcext:value-type="float">
            <text:p>250,016</text:p>
          </table:table-cell>
          <table:table-cell table:style-name="ce39" office:value-type="float" office:value="121978" calcext:value-type="float">
            <text:p>121,978</text:p>
          </table:table-cell>
          <table:table-cell table:style-name="ce52" office:value-type="float" office:value="128038" calcext:value-type="float">
            <text:p>128,03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3685" calcext:value-type="float">
            <text:p>563,685</text:p>
          </table:table-cell>
          <table:table-cell table:style-name="ce44" table:formula="of:=SUM([.C5:.C15])" office:value-type="float" office:value="1522343" calcext:value-type="float">
            <text:p>1,522,343</text:p>
          </table:table-cell>
          <table:table-cell table:style-name="ce38" table:formula="of:=SUM([.D5:.D15])" office:value-type="float" office:value="756938" calcext:value-type="float">
            <text:p>756,938</text:p>
          </table:table-cell>
          <table:table-cell table:style-name="ce45" table:formula="of:=SUM([.E5:.E15])" office:value-type="float" office:value="765405" calcext:value-type="float">
            <text:p>765,4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66" calcext:value-type="float">
            <text:p>11,266</text:p>
          </table:table-cell>
          <table:table-cell table:style-name="ce38" table:formula="of:=SUM([.D5:.E5])" office:value-type="float" office:value="28650" calcext:value-type="float">
            <text:p>28,650</text:p>
          </table:table-cell>
          <table:table-cell table:style-name="ce38" office:value-type="float" office:value="14519" calcext:value-type="float">
            <text:p>14,519</text:p>
          </table:table-cell>
          <table:table-cell table:style-name="ce37" office:value-type="float" office:value="14131" calcext:value-type="float">
            <text:p>14,1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7142" calcext:value-type="float">
            <text:p>47,142</text:p>
          </table:table-cell>
          <table:table-cell table:style-name="ce38" table:formula="of:=SUM([.D6:.E6])" office:value-type="float" office:value="123350" calcext:value-type="float">
            <text:p>123,350</text:p>
          </table:table-cell>
          <table:table-cell table:style-name="ce38" office:value-type="float" office:value="61233" calcext:value-type="float">
            <text:p>61,233</text:p>
          </table:table-cell>
          <table:table-cell table:style-name="ce37" office:value-type="float" office:value="62117" calcext:value-type="float">
            <text:p>62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0224" calcext:value-type="float">
            <text:p>70,224</text:p>
          </table:table-cell>
          <table:table-cell table:style-name="ce38" table:formula="of:=SUM([.D7:.E7])" office:value-type="float" office:value="186562" calcext:value-type="float">
            <text:p>186,562</text:p>
          </table:table-cell>
          <table:table-cell table:style-name="ce38" office:value-type="float" office:value="92643" calcext:value-type="float">
            <text:p>92,643</text:p>
          </table:table-cell>
          <table:table-cell table:style-name="ce37" office:value-type="float" office:value="93919" calcext:value-type="float">
            <text:p>93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8975" calcext:value-type="float">
            <text:p>58,975</text:p>
          </table:table-cell>
          <table:table-cell table:style-name="ce38" table:formula="of:=SUM([.D8:.E8])" office:value-type="float" office:value="169387" calcext:value-type="float">
            <text:p>169,387</text:p>
          </table:table-cell>
          <table:table-cell table:style-name="ce38" office:value-type="float" office:value="84524" calcext:value-type="float">
            <text:p>84,524</text:p>
          </table:table-cell>
          <table:table-cell table:style-name="ce37" office:value-type="float" office:value="84863" calcext:value-type="float">
            <text:p>84,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7325" calcext:value-type="float">
            <text:p>127,325</text:p>
          </table:table-cell>
          <table:table-cell table:style-name="ce38" table:formula="of:=SUM([.D9:.E9])" office:value-type="float" office:value="356755" calcext:value-type="float">
            <text:p>356,755</text:p>
          </table:table-cell>
          <table:table-cell table:style-name="ce38" office:value-type="float" office:value="175865" calcext:value-type="float">
            <text:p>175,865</text:p>
          </table:table-cell>
          <table:table-cell table:style-name="ce37" office:value-type="float" office:value="180890" calcext:value-type="float">
            <text:p>180,8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747" calcext:value-type="float">
            <text:p>22,747</text:p>
          </table:table-cell>
          <table:table-cell table:style-name="ce38" table:formula="of:=SUM([.D10:.E10])" office:value-type="float" office:value="57217" calcext:value-type="float">
            <text:p>57,217</text:p>
          </table:table-cell>
          <table:table-cell table:style-name="ce38" office:value-type="float" office:value="28115" calcext:value-type="float">
            <text:p>28,115</text:p>
          </table:table-cell>
          <table:table-cell table:style-name="ce37" office:value-type="float" office:value="29102" calcext:value-type="float">
            <text:p>29,1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362" calcext:value-type="float">
            <text:p>12,362</text:p>
          </table:table-cell>
          <table:table-cell table:style-name="ce38" table:formula="of:=SUM([.D11:.E11])" office:value-type="float" office:value="29804" calcext:value-type="float">
            <text:p>29,804</text:p>
          </table:table-cell>
          <table:table-cell table:style-name="ce38" office:value-type="float" office:value="14664" calcext:value-type="float">
            <text:p>14,664</text:p>
          </table:table-cell>
          <table:table-cell table:style-name="ce37" office:value-type="float" office:value="15140" calcext:value-type="float">
            <text:p>15,1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111" calcext:value-type="float">
            <text:p>70,111</text:p>
          </table:table-cell>
          <table:table-cell table:style-name="ce38" table:formula="of:=SUM([.D12:.E12])" office:value-type="float" office:value="187922" calcext:value-type="float">
            <text:p>187,922</text:p>
          </table:table-cell>
          <table:table-cell table:style-name="ce38" office:value-type="float" office:value="91993" calcext:value-type="float">
            <text:p>91,993</text:p>
          </table:table-cell>
          <table:table-cell table:style-name="ce37" office:value-type="float" office:value="95929" calcext:value-type="float">
            <text:p>95,9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3378" calcext:value-type="float">
            <text:p>73,378</text:p>
          </table:table-cell>
          <table:table-cell table:style-name="ce38" table:formula="of:=SUM([.D13:.E13])" office:value-type="float" office:value="200485" calcext:value-type="float">
            <text:p>200,485</text:p>
          </table:table-cell>
          <table:table-cell table:style-name="ce38" office:value-type="float" office:value="100576" calcext:value-type="float">
            <text:p>100,576</text:p>
          </table:table-cell>
          <table:table-cell table:style-name="ce37" office:value-type="float" office:value="99909" calcext:value-type="float">
            <text:p>99,9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51" calcext:value-type="float">
            <text:p>10,651</text:p>
          </table:table-cell>
          <table:table-cell table:style-name="ce38" table:formula="of:=SUM([.D14:.E14])" office:value-type="float" office:value="29884" calcext:value-type="float">
            <text:p>29,884</text:p>
          </table:table-cell>
          <table:table-cell table:style-name="ce38" office:value-type="float" office:value="15665" calcext:value-type="float">
            <text:p>15,665</text:p>
          </table:table-cell>
          <table:table-cell table:style-name="ce37" office:value-type="float" office:value="14219" calcext:value-type="float">
            <text:p>14,21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59504" calcext:value-type="float">
            <text:p>59,504</text:p>
          </table:table-cell>
          <table:table-cell table:style-name="ce39" table:formula="of:=SUM([.D15:.E15])" office:value-type="float" office:value="152327" calcext:value-type="float">
            <text:p>152,327</text:p>
          </table:table-cell>
          <table:table-cell table:style-name="ce39" office:value-type="float" office:value="77141" calcext:value-type="float">
            <text:p>77,141</text:p>
          </table:table-cell>
          <table:table-cell table:style-name="ce52" office:value-type="float" office:value="75186" calcext:value-type="float">
            <text:p>75,186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520" calcext:value-type="float">
            <text:p>29,520</text:p>
          </table:table-cell>
          <table:table-cell table:style-name="ce44" table:formula="of:=SUM([.C5:.C10])" office:value-type="float" office:value="82768" calcext:value-type="float">
            <text:p>82,768</text:p>
          </table:table-cell>
          <table:table-cell table:style-name="ce38" table:formula="of:=SUM([.D5:.D10])" office:value-type="float" office:value="44058" calcext:value-type="float">
            <text:p>44,058</text:p>
          </table:table-cell>
          <table:table-cell table:style-name="ce45" table:formula="of:=SUM([.E5:.E10])" office:value-type="float" office:value="38710" calcext:value-type="float">
            <text:p>38,7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014" calcext:value-type="float">
            <text:p>10,014</text:p>
          </table:table-cell>
          <table:table-cell table:style-name="ce38" table:formula="of:=SUM([.D5:.E5])" office:value-type="float" office:value="28333" calcext:value-type="float">
            <text:p>28,333</text:p>
          </table:table-cell>
          <table:table-cell table:style-name="ce38" office:value-type="float" office:value="14982" calcext:value-type="float">
            <text:p>14,982</text:p>
          </table:table-cell>
          <table:table-cell table:style-name="ce37" office:value-type="float" office:value="13351" calcext:value-type="float">
            <text:p>13,3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560" calcext:value-type="float">
            <text:p>6,560</text:p>
          </table:table-cell>
          <table:table-cell table:style-name="ce38" table:formula="of:=SUM([.D6:.E6])" office:value-type="float" office:value="18452" calcext:value-type="float">
            <text:p>18,452</text:p>
          </table:table-cell>
          <table:table-cell table:style-name="ce38" office:value-type="float" office:value="9853" calcext:value-type="float">
            <text:p>9,853</text:p>
          </table:table-cell>
          <table:table-cell table:style-name="ce37" office:value-type="float" office:value="8599" calcext:value-type="float">
            <text:p>8,5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8" table:formula="of:=SUM([.D7:.E7])" office:value-type="float" office:value="13221" calcext:value-type="float">
            <text:p>13,221</text:p>
          </table:table-cell>
          <table:table-cell table:style-name="ce38" office:value-type="float" office:value="6968" calcext:value-type="float">
            <text:p>6,968</text:p>
          </table:table-cell>
          <table:table-cell table:style-name="ce37" office:value-type="float" office:value="6253" calcext:value-type="float">
            <text:p>6,2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35" calcext:value-type="float">
            <text:p>5,535</text:p>
          </table:table-cell>
          <table:table-cell table:style-name="ce38" table:formula="of:=SUM([.D8:.E8])" office:value-type="float" office:value="15127" calcext:value-type="float">
            <text:p>15,127</text:p>
          </table:table-cell>
          <table:table-cell table:style-name="ce38" office:value-type="float" office:value="8220" calcext:value-type="float">
            <text:p>8,220</text:p>
          </table:table-cell>
          <table:table-cell table:style-name="ce37" office:value-type="float" office:value="6907" calcext:value-type="float">
            <text:p>6,9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8" table:formula="of:=SUM([.D9:.E9])" office:value-type="float" office:value="7202" calcext:value-type="float">
            <text:p>7,202</text:p>
          </table:table-cell>
          <table:table-cell table:style-name="ce38" office:value-type="float" office:value="3812" calcext:value-type="float">
            <text:p>3,812</text:p>
          </table:table-cell>
          <table:table-cell table:style-name="ce37" office:value-type="float" office:value="3390" calcext:value-type="float">
            <text:p>3,39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3" calcext:value-type="float">
            <text:p>133</text:p>
          </table:table-cell>
          <table:table-cell table:style-name="ce39" table:formula="of:=SUM([.D10:.E10])" office:value-type="float" office:value="433" calcext:value-type="float">
            <text:p>433</text:p>
          </table:table-cell>
          <table:table-cell table:style-name="ce39" office:value-type="float" office:value="223" calcext:value-type="float">
            <text:p>223</text:p>
          </table:table-cell>
          <table:table-cell table:style-name="ce52"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33" calcext:value-type="float">
            <text:p>1,933</text:p>
          </table:table-cell>
          <table:table-cell table:style-name="ce44" table:formula="of:=SUM([.C5:.C8])" office:value-type="float" office:value="9986" calcext:value-type="float">
            <text:p>9,986</text:p>
          </table:table-cell>
          <table:table-cell table:style-name="ce38" table:formula="of:=SUM([.D5:.D8])" office:value-type="float" office:value="5835" calcext:value-type="float">
            <text:p>5,835</text:p>
          </table:table-cell>
          <table:table-cell table:style-name="ce45" table:formula="of:=SUM([.E5:.E8])" office:value-type="float" office:value="4151" calcext:value-type="float">
            <text:p>4,1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8" table:formula="of:=SUM([.D5:.E5])" office:value-type="float" office:value="5947" calcext:value-type="float">
            <text:p>5,947</text:p>
          </table:table-cell>
          <table:table-cell table:style-name="ce38" office:value-type="float" office:value="3452" calcext:value-type="float">
            <text:p>3,452</text:p>
          </table:table-cell>
          <table:table-cell table:style-name="ce37" office:value-type="float" office:value="2495" calcext:value-type="float">
            <text:p>2,4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5" calcext:value-type="float">
            <text:p>375</text:p>
          </table:table-cell>
          <table:table-cell table:style-name="ce38" table:formula="of:=SUM([.D6:.E6])" office:value-type="float" office:value="1824" calcext:value-type="float">
            <text:p>1,824</text:p>
          </table:table-cell>
          <table:table-cell table:style-name="ce38" office:value-type="float" office:value="1072" calcext:value-type="float">
            <text:p>1,072</text:p>
          </table:table-cell>
          <table:table-cell table:style-name="ce37" office:value-type="float" office:value="752" calcext:value-type="float">
            <text:p>7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2" calcext:value-type="float">
            <text:p>232</text:p>
          </table:table-cell>
          <table:table-cell table:style-name="ce38" table:formula="of:=SUM([.D7:.E7])" office:value-type="float" office:value="1191" calcext:value-type="float">
            <text:p>1,191</text:p>
          </table:table-cell>
          <table:table-cell table:style-name="ce38" office:value-type="float" office:value="701" calcext:value-type="float">
            <text:p>701</text:p>
          </table:table-cell>
          <table:table-cell table:style-name="ce37" office:value-type="float" office:value="490" calcext:value-type="float">
            <text:p>49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8" calcext:value-type="float">
            <text:p>248</text:p>
          </table:table-cell>
          <table:table-cell table:style-name="ce39" table:formula="of:=SUM([.D8:.E8])" office:value-type="float" office:value="1024" calcext:value-type="float">
            <text:p>1,024</text:p>
          </table:table-cell>
          <table:table-cell table:style-name="ce39" office:value-type="float" office:value="610" calcext:value-type="float">
            <text:p>610</text:p>
          </table:table-cell>
          <table:table-cell table:style-name="ce52" office:value-type="float" office:value="414" calcext:value-type="float">
            <text:p>41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7-17T14:46:18</dc:date>
    <meta:print-date>2008-07-17T14:44:00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